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ndard Symbols L1" svg:font-family="'Standard Symbols 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URW Chancery L" svg:font-family="'URW Chancery 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paragraph-rsid="0064c4ae"/>
    </style:style>
    <style:style style:name="P2" style:family="paragraph" style:parent-style-name="Standard" style:master-page-name="">
      <style:paragraph-properties style:page-number="auto" fo:keep-with-next="always"/>
    </style:style>
    <style:style style:name="P3" style:family="paragraph" style:parent-style-name="Standard">
      <style:paragraph-properties fo:text-align="center" style:justify-single-word="false">
        <style:tab-stops>
          <style:tab-stop style:position="8.493cm"/>
          <style:tab-stop style:position="17.013cm" style:type="right"/>
        </style:tab-stops>
      </style:paragraph-properties>
      <style:text-properties fo:color="#000000" officeooo:paragraph-rsid="00658568"/>
    </style:style>
    <style:style style:name="P4" style:family="paragraph" style:parent-style-name="Standard">
      <style:text-properties officeooo:paragraph-rsid="00339c56"/>
    </style:style>
    <style:style style:name="P5" style:family="paragraph" style:parent-style-name="Standard">
      <style:text-properties style:font-name="Times New Roman" fo:font-size="12pt" style:font-name-asian="MS Mincho" style:font-size-asian="12pt" style:font-size-complex="12pt"/>
    </style:style>
    <style:style style:name="P6" style:family="paragraph" style:parent-style-name="Standard">
      <style:text-properties style:font-name="Times New Roman" fo:font-size="12pt" officeooo:paragraph-rsid="003c3a44" style:font-name-asian="MS Mincho" style:font-size-asian="12pt" style:font-size-complex="12pt"/>
    </style:style>
    <style:style style:name="P7" style:family="paragraph" style:parent-style-name="Standard">
      <style:text-properties style:font-name="Times New Roman" fo:font-size="12pt" officeooo:paragraph-rsid="003ea68f" style:font-name-asian="MS Mincho" style:font-size-asian="12pt" style:font-size-complex="12pt"/>
    </style:style>
    <style:style style:name="P8" style:family="paragraph" style:parent-style-name="Standard">
      <style:paragraph-properties>
        <style:tab-stops>
          <style:tab-stop style:position="1.244cm"/>
          <style:tab-stop style:position="3.598cm"/>
        </style:tab-stops>
      </style:paragraph-properties>
      <style:text-properties style:font-name="Times New Roman" fo:font-size="12pt" style:font-name-asian="MS Mincho" style:font-size-asian="12pt" style:font-size-complex="12pt"/>
    </style:style>
    <style:style style:name="P9" style:family="paragraph" style:parent-style-name="Standard">
      <style:text-properties style:font-name="Times New Roman" fo:font-size="12pt" officeooo:paragraph-rsid="0018bba7" style:font-name-asian="MS Mincho" style:font-size-asian="12pt" style:font-size-complex="12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style:font-name="Times New Roman" fo:font-size="12pt" fo:font-style="italic" style:font-name-asian="MS Mincho" style:font-size-asian="12pt" style:font-style-asian="italic" style:font-size-complex="12pt" style:font-style-complex="italic"/>
    </style:style>
    <style:style style:name="P12" style:family="paragraph" style:parent-style-name="Standard">
      <style:text-properties style:font-name="Times New Roman" fo:font-size="11pt" style:font-name-asian="MS Mincho" style:font-size-asian="11pt" style:font-size-complex="11pt"/>
    </style:style>
    <style:style style:name="P13" style:family="paragraph" style:parent-style-name="Standard">
      <style:text-properties style:font-name="Times New Roman" fo:font-size="11pt" style:font-size-asian="11pt" style:font-size-complex="11pt"/>
    </style:style>
    <style:style style:name="P14" style:family="paragraph" style:parent-style-name="Standard">
      <style:text-properties style:font-name="Times New Roman" fo:font-size="11pt" fo:font-style="italic" style:font-name-asian="MS Mincho" style:font-size-asian="11pt" style:font-style-asian="italic" style:font-size-complex="11pt" style:font-style-complex="italic"/>
    </style:style>
    <style:style style:name="P15" style:family="paragraph" style:parent-style-name="Standard">
      <style:text-properties style:font-name="Times New Roman" style:font-name-asian="MS Mincho"/>
    </style:style>
    <style:style style:name="P16" style:family="paragraph" style:parent-style-name="Standard">
      <style:text-properties style:font-name="Times New Roman" fo:font-style="normal" style:font-name-asian="Standard Symbols L" style:font-style-asian="normal" style:font-name-complex="Standard Symbols L" style:font-style-complex="normal"/>
    </style:style>
    <style:style style:name="P17" style:family="paragraph" style:parent-style-name="Standard">
      <style:text-properties style:font-name="Times New Roman" fo:font-style="normal" officeooo:rsid="00474d7a" officeooo:paragraph-rsid="00474d7a" style:font-name-asian="MS Mincho" style:font-style-asian="normal" style:font-name-complex="Standard Symbols L" style:font-style-complex="normal"/>
    </style:style>
    <style:style style:name="P18" style:family="paragraph" style:parent-style-name="Standard">
      <style:text-properties officeooo:paragraph-rsid="003ea68f"/>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officeooo:paragraph-rsid="003fd986" style:font-size-asian="12pt" style:font-size-complex="12pt"/>
    </style:style>
    <style:style style:name="P21" style:family="paragraph" style:parent-style-name="Standard">
      <style:paragraph-properties>
        <style:tab-stops>
          <style:tab-stop style:position="2.831cm"/>
        </style:tab-stops>
      </style:paragraph-properties>
      <style:text-properties fo:font-size="12pt" style:font-size-asian="12pt" style:font-size-complex="12pt"/>
    </style:style>
    <style:style style:name="P22" style:family="paragraph" style:parent-style-name="Standard">
      <style:paragraph-properties>
        <style:tab-stops>
          <style:tab-stop style:position="2.831cm"/>
        </style:tab-stops>
      </style:paragraph-properties>
      <style:text-properties fo:font-size="12pt" officeooo:paragraph-rsid="001942d5" style:font-size-asian="12pt" style:font-size-complex="12pt"/>
    </style:style>
    <style:style style:name="P23" style:family="paragraph" style:parent-style-name="Standard">
      <style:text-properties fo:font-size="12pt" style:font-name-asian="MS Mincho" style:font-size-asian="12pt" style:font-size-complex="12pt"/>
    </style:style>
    <style:style style:name="P24" style:family="paragraph" style:parent-style-name="Standard">
      <style:text-properties officeooo:paragraph-rsid="004ef8b6"/>
    </style:style>
    <style:style style:name="P25" style:family="paragraph" style:parent-style-name="Standard">
      <style:text-properties style:font-name-asian="MS Mincho"/>
    </style:style>
    <style:style style:name="P26" style:family="paragraph" style:parent-style-name="Standard">
      <style:text-properties officeooo:paragraph-rsid="0041360e" style:font-name-asian="MS Mincho"/>
    </style:style>
    <style:style style:name="P27" style:family="paragraph" style:parent-style-name="Standard">
      <style:text-properties officeooo:paragraph-rsid="001942d5" style:font-name-asian="MS Mincho"/>
    </style:style>
    <style:style style:name="P28" style:family="paragraph" style:parent-style-name="Standard">
      <style:text-properties officeooo:paragraph-rsid="0016f284" style:font-name-asian="MS Mincho"/>
    </style:style>
    <style:style style:name="P29" style:family="paragraph" style:parent-style-name="Standard">
      <style:text-properties officeooo:rsid="002f392f" officeooo:paragraph-rsid="002f392f" style:font-name-asian="MS Mincho"/>
    </style:style>
    <style:style style:name="P30" style:family="paragraph" style:parent-style-name="Standard">
      <style:text-properties officeooo:rsid="0041360e" officeooo:paragraph-rsid="0042ddc2" style:font-name-asian="MS Mincho"/>
    </style:style>
    <style:style style:name="P31" style:family="paragraph" style:parent-style-name="Standard">
      <style:text-properties officeooo:paragraph-rsid="0041360e"/>
    </style:style>
    <style:style style:name="P32" style:family="paragraph" style:parent-style-name="Standard">
      <style:text-properties officeooo:paragraph-rsid="001942d5"/>
    </style:style>
    <style:style style:name="P33" style:family="paragraph" style:parent-style-name="Standard">
      <style:paragraph-properties>
        <style:tab-stops>
          <style:tab-stop style:position="2.949cm"/>
        </style:tab-stops>
      </style:paragraph-properties>
    </style:style>
    <style:style style:name="P34" style:family="paragraph" style:parent-style-name="Standard">
      <style:paragraph-properties>
        <style:tab-stops>
          <style:tab-stop style:position="2.949cm"/>
        </style:tab-stops>
      </style:paragraph-properties>
      <style:text-properties officeooo:paragraph-rsid="0056ffb7"/>
    </style:style>
    <style:style style:name="P35" style:family="paragraph" style:parent-style-name="Standard">
      <style:paragraph-properties>
        <style:tab-stops>
          <style:tab-stop style:position="2.949cm"/>
        </style:tab-stops>
      </style:paragraph-properties>
      <style:text-properties officeooo:paragraph-rsid="0062653c"/>
    </style:style>
    <style:style style:name="P36" style:family="paragraph" style:parent-style-name="Standard">
      <style:paragraph-properties>
        <style:tab-stops>
          <style:tab-stop style:position="2.949cm"/>
        </style:tab-stops>
      </style:paragraph-properties>
      <style:text-properties officeooo:paragraph-rsid="005ead7c"/>
    </style:style>
    <style:style style:name="P37" style:family="paragraph" style:parent-style-name="Standard">
      <style:paragraph-properties>
        <style:tab-stops>
          <style:tab-stop style:position="2.949cm"/>
        </style:tab-stops>
      </style:paragraph-properties>
      <style:text-properties officeooo:paragraph-rsid="005f6dab"/>
    </style:style>
    <style:style style:name="P38" style:family="paragraph" style:parent-style-name="Standard">
      <style:paragraph-properties>
        <style:tab-stops>
          <style:tab-stop style:position="2.949cm"/>
        </style:tab-stops>
      </style:paragraph-properties>
      <style:text-properties officeooo:paragraph-rsid="0058ab9c"/>
    </style:style>
    <style:style style:name="P39" style:family="paragraph" style:parent-style-name="Standard">
      <style:paragraph-properties>
        <style:tab-stops>
          <style:tab-stop style:position="2.949cm"/>
        </style:tab-stops>
      </style:paragraph-properties>
      <style:text-properties officeooo:paragraph-rsid="005b8cce"/>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ab-stops>
          <style:tab-stop style:position="3.752cm"/>
        </style:tab-stops>
      </style:paragraph-properties>
    </style:style>
    <style:style style:name="P42" style:family="paragraph" style:parent-style-name="Standard">
      <style:paragraph-properties fo:text-align="center" style:justify-single-word="false"/>
      <style:text-properties officeooo:paragraph-rsid="00235fca"/>
    </style:style>
    <style:style style:name="P43" style:family="paragraph" style:parent-style-name="Standard">
      <style:text-properties officeooo:rsid="00102925" officeooo:paragraph-rsid="00102925"/>
    </style:style>
    <style:style style:name="P44" style:family="paragraph" style:parent-style-name="Standard">
      <style:text-properties style:font-name="Courier New" fo:font-size="11pt" style:font-name-asian="MS Mincho" style:font-size-asian="11pt"/>
    </style:style>
    <style:style style:name="P45" style:family="paragraph" style:parent-style-name="Standard">
      <style:paragraph-properties fo:text-align="center" style:justify-single-word="false"/>
      <style:text-properties style:font-name="Courier New" fo:font-size="11pt" style:font-name-asian="MS Mincho" style:font-size-asian="11pt"/>
    </style:style>
    <style:style style:name="P46" style:family="paragraph" style:parent-style-name="Standard">
      <style:paragraph-properties fo:text-align="justify" style:justify-single-word="false">
        <style:tab-stops>
          <style:tab-stop style:position="8.52cm" style:type="center"/>
        </style:tab-stops>
      </style:paragraph-properties>
      <style:text-properties style:font-name="Courier New" fo:font-size="11pt" style:font-name-asian="MS Mincho" style:font-size-asian="11pt"/>
    </style:style>
    <style:style style:name="P47" style:family="paragraph" style:parent-style-name="Standard">
      <style:text-properties style:font-name="Courier New" fo:font-size="11pt" style:font-size-asian="11pt"/>
    </style:style>
    <style:style style:name="P48" style:family="paragraph" style:parent-style-name="Standard">
      <style:paragraph-properties fo:text-align="center" style:justify-single-word="false"/>
      <style:text-properties style:font-name="Courier New" fo:font-size="10pt" officeooo:paragraph-rsid="000fb740" style:font-size-asian="10pt"/>
    </style:style>
    <style:style style:name="P49" style:family="paragraph" style:parent-style-name="Standard">
      <style:text-properties fo:font-style="italic" style:font-style-asian="italic" style:font-style-complex="italic"/>
    </style:style>
    <style:style style:name="P50" style:family="paragraph" style:parent-style-name="Standard">
      <style:paragraph-properties>
        <style:tab-stops>
          <style:tab-stop style:position="2.251cm"/>
        </style:tab-stops>
      </style:paragraph-properties>
      <style:text-properties fo:font-style="italic" style:font-style-asian="italic"/>
    </style:style>
    <style:style style:name="P51" style:family="paragraph" style:parent-style-name="Standard">
      <style:paragraph-properties>
        <style:tab-stops>
          <style:tab-stop style:position="4.251cm" style:type="center"/>
          <style:tab-stop style:position="8.502cm" style:type="center"/>
          <style:tab-stop style:position="12.753cm" style:type="center"/>
        </style:tab-stops>
      </style:paragraph-properties>
      <style:text-properties fo:font-style="italic" style:font-style-asian="italic" style:font-style-complex="normal"/>
    </style:style>
    <style:style style:name="P52" style:family="paragraph" style:parent-style-name="Standard">
      <style:paragraph-properties>
        <style:tab-stops>
          <style:tab-stop style:position="3.016cm"/>
          <style:tab-stop style:position="4.789cm"/>
        </style:tab-stops>
      </style:paragraph-properties>
      <style:text-properties fo:font-style="italic" style:font-style-asian="italic"/>
    </style:style>
    <style:style style:name="P53" style:family="paragraph" style:parent-style-name="Standard">
      <style:paragraph-properties>
        <style:tab-stops>
          <style:tab-stop style:position="2.858cm"/>
        </style:tab-stops>
      </style:paragraph-properties>
      <style:text-properties fo:font-style="italic" style:font-style-asian="italic"/>
    </style:style>
    <style:style style:name="P54" style:family="paragraph" style:parent-style-name="Standard">
      <style:paragraph-properties>
        <style:tab-stops>
          <style:tab-stop style:position="3.251cm"/>
          <style:tab-stop style:position="4.501cm"/>
          <style:tab-stop style:position="11.252cm"/>
        </style:tab-stops>
      </style:paragraph-properties>
      <style:text-properties fo:font-style="italic" style:font-name-asian="MS Mincho" style:font-style-asian="italic"/>
    </style:style>
    <style:style style:name="P55" style:family="paragraph" style:parent-style-name="Standard">
      <style:text-properties style:font-name="Courier New1" fo:font-size="11pt" style:font-size-asian="11pt" style:font-size-complex="11pt"/>
    </style:style>
    <style:style style:name="P56" style:family="paragraph" style:parent-style-name="Standard">
      <style:text-properties style:font-name="Courier New1" fo:font-size="11pt" style:font-name-asian="MS Mincho" style:font-size-asian="11pt"/>
    </style:style>
    <style:style style:name="P57" style:family="paragraph" style:parent-style-name="Standard">
      <style:text-properties style:font-name="Courier New1" fo:font-size="11pt" style:font-name-asian="MS Mincho" style:font-size-asian="11pt" style:font-size-complex="11pt"/>
    </style:style>
    <style:style style:name="P58" style:family="paragraph" style:parent-style-name="Standard">
      <style:paragraph-properties fo:text-align="center" style:justify-single-word="false"/>
      <style:text-properties style:font-name="Courier New1" fo:font-size="10pt" style:font-size-asian="10pt" style:font-size-complex="10pt"/>
    </style:style>
    <style:style style:name="P59" style:family="paragraph" style:parent-style-name="Standard">
      <style:text-properties style:font-name="Courier New1" style:font-name-asian="MS Mincho"/>
    </style:style>
    <style:style style:name="P60" style:family="paragraph" style:parent-style-name="Standard">
      <style:text-properties style:font-name="Courier" fo:font-size="11pt" style:font-name-asian="MS Mincho" style:font-size-asian="11pt"/>
    </style:style>
    <style:style style:name="P61" style:family="paragraph" style:parent-style-name="Standard">
      <style:paragraph-properties fo:text-align="center" style:justify-single-word="false"/>
      <style:text-properties fo:font-size="11pt" style:font-size-asian="11pt"/>
    </style:style>
    <style:style style:name="P62" style:family="paragraph" style:parent-style-name="Standard">
      <style:text-properties fo:font-size="11pt" style:font-name-asian="MS Mincho" style:font-size-asian="11pt"/>
    </style:style>
    <style:style style:name="P63" style:family="paragraph" style:parent-style-name="Standard">
      <style:paragraph-properties>
        <style:tab-stops>
          <style:tab-stop style:position="2.501cm"/>
        </style:tab-stops>
      </style:paragraph-properties>
    </style:style>
    <style:style style:name="P64" style:family="paragraph" style:parent-style-name="Standard">
      <style:paragraph-properties>
        <style:tab-stops>
          <style:tab-stop style:position="4.251cm" style:type="center"/>
          <style:tab-stop style:position="8.502cm" style:type="center"/>
          <style:tab-stop style:position="12.753cm" style:type="center"/>
        </style:tab-stops>
      </style:paragraph-properties>
    </style:style>
    <style:style style:name="P65" style:family="paragraph" style:parent-style-name="Standard">
      <style:text-properties fo:font-style="normal" style:font-style-asian="normal" style:font-style-complex="normal"/>
    </style:style>
    <style:style style:name="P66" style:family="paragraph" style:parent-style-name="Standard">
      <style:paragraph-properties fo:text-align="center" style:justify-single-word="false"/>
      <style:text-properties fo:font-style="normal" style:font-style-asian="normal" style:font-style-complex="normal"/>
    </style:style>
    <style:style style:name="P67" style:family="paragraph" style:parent-style-name="Standard">
      <style:paragraph-properties fo:text-align="justify" style:justify-single-word="false">
        <style:tab-stops>
          <style:tab-stop style:position="8.52cm" style:type="center"/>
        </style:tab-stops>
      </style:paragraph-properties>
      <style:text-properties fo:font-style="normal" style:font-style-asian="normal" style:font-style-complex="normal"/>
    </style:style>
    <style:style style:name="P68" style:family="paragraph" style:parent-style-name="Standard">
      <style:paragraph-properties>
        <style:tab-stops>
          <style:tab-stop style:position="8.52cm" style:type="center"/>
        </style:tab-stops>
      </style:paragraph-properties>
      <style:text-properties fo:font-style="normal" style:font-style-asian="normal" style:font-style-complex="normal"/>
    </style:style>
    <style:style style:name="P69" style:family="paragraph" style:parent-style-name="Standard">
      <style:paragraph-properties>
        <style:tab-stops>
          <style:tab-stop style:position="4.251cm" style:type="center"/>
          <style:tab-stop style:position="8.502cm" style:type="center"/>
          <style:tab-stop style:position="12.753cm" style:type="center"/>
        </style:tab-stops>
      </style:paragraph-properties>
      <style:text-properties fo:font-style="normal" style:font-style-asian="normal" style:font-style-complex="normal"/>
    </style:style>
    <style:style style:name="P70" style:family="paragraph" style:parent-style-name="Standard">
      <style:paragraph-properties fo:text-align="justify" style:justify-single-word="false"/>
    </style:style>
    <style:style style:name="P71" style:family="paragraph" style:parent-style-name="Standard">
      <style:text-properties style:font-name="Courier1" fo:font-size="11pt" style:font-name-asian="MS Mincho" style:font-size-asian="11pt" style:font-size-complex="11pt"/>
    </style:style>
    <style:style style:name="P72" style:family="paragraph" style:parent-style-name="Standard">
      <style:text-properties style:font-name="Courier1" fo:font-size="11pt" style:font-size-asian="11pt" style:font-size-complex="11pt"/>
    </style:style>
    <style:style style:name="P73" style:family="paragraph" style:parent-style-name="Standard">
      <style:text-properties style:font-name="Courier1" style:font-name-asian="MS Mincho"/>
    </style:style>
    <style:style style:name="P74" style:family="paragraph" style:parent-style-name="Standard">
      <style:paragraph-properties fo:text-align="center" style:justify-single-word="false"/>
      <style:text-properties fo:font-size="18pt" fo:font-weight="bold" style:font-size-asian="18pt" style:font-weight-asian="bold"/>
    </style:style>
    <style:style style:name="P75" style:family="paragraph" style:parent-style-name="Standard">
      <style:paragraph-properties fo:text-align="center" style:justify-single-word="false"/>
      <style:text-properties fo:font-size="18pt" fo:font-weight="bold" officeooo:paragraph-rsid="00235fca" style:font-size-asian="18pt" style:font-weight-asian="bold"/>
    </style:style>
    <style:style style:name="P76" style:family="paragraph" style:parent-style-name="Standard">
      <style:paragraph-properties>
        <style:tab-stops>
          <style:tab-stop style:position="2.251cm"/>
        </style:tab-stops>
      </style:paragraph-properties>
    </style:style>
    <style:style style:name="P77" style:family="paragraph" style:parent-style-name="Standard">
      <style:paragraph-properties>
        <style:tab-stops>
          <style:tab-stop style:position="3.752cm"/>
        </style:tab-stops>
      </style:paragraph-properties>
    </style:style>
    <style:style style:name="P78" style:family="paragraph" style:parent-style-name="Standard">
      <style:text-properties style:text-underline-style="solid" style:text-underline-width="auto" style:text-underline-color="font-color" style:font-name-asian="MS Mincho"/>
    </style:style>
    <style:style style:name="P79" style:family="paragraph" style:parent-style-name="Standard">
      <style:text-properties fo:font-variant="small-caps" fo:font-style="italic" officeooo:paragraph-rsid="00102925" style:font-style-asian="italic" style:font-style-complex="italic"/>
    </style:style>
    <style:style style:name="P80" style:family="paragraph" style:parent-style-name="Standard">
      <style:paragraph-properties fo:text-align="center" style:justify-single-word="false"/>
      <style:text-properties officeooo:rsid="00239ec5" officeooo:paragraph-rsid="00239ec5"/>
    </style:style>
    <style:style style:name="P81" style:family="paragraph" style:parent-style-name="Standard">
      <style:text-properties officeooo:paragraph-rsid="0042ddc2"/>
    </style:style>
    <style:style style:name="P82" style:family="paragraph" style:parent-style-name="Standard">
      <style:text-properties officeooo:paragraph-rsid="004b086a"/>
    </style:style>
    <style:style style:name="P83" style:family="paragraph" style:parent-style-name="Standard">
      <style:paragraph-properties>
        <style:tab-stops>
          <style:tab-stop style:position="2.949cm"/>
        </style:tab-stops>
      </style:paragraph-properties>
      <style:text-properties officeooo:rsid="0059a029" officeooo:paragraph-rsid="005ead7c"/>
    </style:style>
    <style:style style:name="P84" style:family="paragraph" style:parent-style-name="Standard">
      <style:text-properties officeooo:rsid="0060d21e" officeooo:paragraph-rsid="0060d21e"/>
    </style:style>
    <style:style style:name="P85" style:family="paragraph" style:parent-style-name="Texte_20_brut">
      <style:text-properties style:font-name="Times New Roman" fo:font-size="12pt" officeooo:paragraph-rsid="001207db" style:font-name-asian="MS Mincho" style:font-size-asian="12pt"/>
    </style:style>
    <style:style style:name="P86" style:family="paragraph" style:parent-style-name="Texte_20_brut">
      <style:paragraph-properties fo:text-align="justify" style:justify-single-word="false"/>
      <style:text-properties style:font-name="Times New Roman" fo:font-size="12pt" style:font-name-asian="MS Mincho" style:font-size-asian="12pt"/>
    </style:style>
    <style:style style:name="P87" style:family="paragraph" style:parent-style-name="Texte_20_brut">
      <style:text-properties style:font-name="Times New Roman" fo:font-size="12pt" style:font-name-asian="MS Mincho" style:font-size-asian="12pt" style:font-size-complex="12pt"/>
    </style:style>
    <style:style style:name="P88" style:family="paragraph" style:parent-style-name="Texte_20_brut">
      <style:text-properties style:font-name="Times New Roman" fo:font-size="11pt" style:font-name-asian="MS Mincho" style:font-size-asian="11pt"/>
    </style:style>
    <style:style style:name="P89" style:family="paragraph" style:parent-style-name="Texte_20_brut">
      <style:paragraph-properties fo:text-align="justify" style:justify-single-word="false"/>
      <style:text-properties style:font-name="Times New Roman" fo:font-size="11pt" style:font-name-asian="MS Mincho" style:font-size-asian="11pt"/>
    </style:style>
    <style:style style:name="P90" style:family="paragraph" style:parent-style-name="Texte_20_brut">
      <style:paragraph-properties fo:text-align="justify" style:justify-single-word="false"/>
      <style:text-properties style:font-name="Times New Roman" fo:font-size="11pt" style:font-name-asian="MS Mincho" style:font-size-asian="11pt" style:font-size-complex="11pt"/>
    </style:style>
    <style:style style:name="P91" style:family="paragraph" style:parent-style-name="Texte_20_brut">
      <style:paragraph-properties fo:text-align="start" style:justify-single-word="false"/>
      <style:text-properties style:font-name="Times New Roman" fo:font-size="11pt" style:font-name-asian="MS Mincho" style:font-size-asian="11pt"/>
    </style:style>
    <style:style style:name="P92" style:family="paragraph" style:parent-style-name="Texte_20_brut">
      <style:text-properties fo:font-size="11pt" style:font-name-asian="MS Mincho" style:font-size-asian="11pt"/>
    </style:style>
    <style:style style:name="P93" style:family="paragraph" style:parent-style-name="Texte_20_brut">
      <style:paragraph-properties>
        <style:tab-stops>
          <style:tab-stop style:position="4.921cm"/>
          <style:tab-stop style:position="5.874cm"/>
        </style:tab-stops>
      </style:paragraph-properties>
      <style:text-properties fo:font-size="11pt" style:font-name-asian="MS Mincho" style:font-size-asian="11pt"/>
    </style:style>
    <style:style style:name="P94" style:family="paragraph" style:parent-style-name="Texte_20_brut">
      <style:paragraph-properties fo:text-align="justify" style:justify-single-word="false"/>
      <style:text-properties fo:font-size="11pt" style:font-name-asian="MS Mincho" style:font-size-asian="11pt"/>
    </style:style>
    <style:style style:name="P95" style:family="paragraph" style:parent-style-name="Texte_20_brut">
      <style:paragraph-properties>
        <style:tab-stops>
          <style:tab-stop style:position="1.302cm"/>
        </style:tab-stops>
      </style:paragraph-properties>
      <style:text-properties fo:font-size="11pt" style:font-name-asian="MS Mincho" style:font-size-asian="11pt"/>
    </style:style>
    <style:style style:name="P96" style:family="paragraph" style:parent-style-name="Texte_20_brut">
      <style:paragraph-properties>
        <style:tab-stops>
          <style:tab-stop style:position="3.519cm"/>
        </style:tab-stops>
      </style:paragraph-properties>
      <style:text-properties fo:font-size="11pt" style:font-name-asian="MS Mincho" style:font-size-asian="11pt"/>
    </style:style>
    <style:style style:name="P97" style:family="paragraph" style:parent-style-name="Texte_20_brut">
      <style:paragraph-properties fo:text-align="justify" style:justify-single-word="false"/>
      <style:text-properties style:font-name="Courier New1" fo:font-size="11pt" style:font-name-asian="MS Mincho" style:font-size-asian="11pt" style:font-size-complex="11pt"/>
    </style:style>
    <style:style style:name="P98" style:family="paragraph" style:parent-style-name="Texte_20_brut">
      <style:paragraph-properties fo:text-align="justify" style:justify-single-word="false"/>
      <style:text-properties style:font-name="Courier New1" fo:font-size="11pt" style:font-name-asian="MS Mincho" style:font-size-asian="11pt"/>
    </style:style>
    <style:style style:name="P99" style:family="paragraph" style:parent-style-name="Texte_20_brut">
      <style:paragraph-properties fo:text-align="justify" style:justify-single-word="false"/>
      <style:text-properties style:font-name="Courier 10 Pitch" fo:font-size="12pt" style:font-name-asian="MS Mincho" style:font-size-asian="12pt"/>
    </style:style>
    <style:style style:name="P100" style:family="paragraph" style:parent-style-name="Texte_20_brut">
      <style:paragraph-properties fo:text-align="justify" style:justify-single-word="false"/>
      <style:text-properties style:font-name="Courier New" fo:font-size="11pt" style:font-name-asian="MS Mincho" style:font-size-asian="11pt"/>
    </style:style>
    <style:style style:name="P101" style:family="paragraph" style:parent-style-name="Texte_20_brut">
      <style:paragraph-properties fo:text-align="justify" style:justify-single-word="false"/>
    </style:style>
    <style:style style:name="P102" style:family="paragraph" style:parent-style-name="Texte_20_brut">
      <style:text-properties style:font-name="Courier" fo:font-size="11pt" style:font-name-asian="MS Mincho" style:font-size-asian="11pt"/>
    </style:style>
    <style:style style:name="P103" style:family="paragraph" style:parent-style-name="Texte_20_brut">
      <style:text-properties style:font-name-asian="MS Mincho"/>
    </style:style>
    <style:style style:name="P104" style:family="paragraph" style:parent-style-name="Standard">
      <style:paragraph-properties fo:margin-left="0cm" fo:margin-right="0cm" fo:text-indent="1.251cm" style:auto-text-indent="false"/>
    </style:style>
    <style:style style:name="P105" style:family="paragraph" style:parent-style-name="Standard">
      <style:paragraph-properties fo:margin-left="0cm" fo:margin-right="0cm" fo:text-indent="1.251cm" style:auto-text-indent="false"/>
      <style:text-properties style:font-name="Courier New" fo:font-size="11pt" style:font-name-asian="MS Mincho" style:font-size-asian="11pt"/>
    </style:style>
    <style:style style:name="P106" style:family="paragraph" style:parent-style-name="Standard">
      <style:paragraph-properties fo:margin-left="0cm" fo:margin-right="0cm" fo:text-indent="1.251cm" style:auto-text-indent="false"/>
      <style:text-properties style:font-name="Courier New1" fo:font-size="11pt" style:font-name-asian="MS Mincho" style:font-size-asian="11pt"/>
    </style:style>
    <style:style style:name="P107" style:family="paragraph" style:parent-style-name="Standard">
      <style:paragraph-properties fo:margin-left="0cm" fo:margin-right="0cm" fo:text-align="justify" style:justify-single-word="false" fo:text-indent="1.251cm" style:auto-text-indent="false">
        <style:tab-stops/>
      </style:paragraph-properties>
      <style:text-properties style:font-name="Courier New1" fo:font-size="11pt" style:font-name-asian="MS Mincho" style:font-size-asian="11pt"/>
    </style:style>
    <style:style style:name="P108" style:family="paragraph" style:parent-style-name="Standard">
      <style:paragraph-properties fo:margin-left="0cm" fo:margin-right="0cm" fo:text-indent="1.251cm" style:auto-text-indent="false"/>
      <style:text-properties style:font-name="Courier" fo:font-size="11pt" style:font-size-asian="11pt"/>
    </style:style>
    <style:style style:name="P109" style:family="paragraph" style:parent-style-name="Standard">
      <style:paragraph-properties fo:margin-left="0cm" fo:margin-right="0cm" fo:text-indent="1.251cm" style:auto-text-indent="false"/>
      <style:text-properties fo:font-style="italic" style:font-name-asian="MS Mincho" style:font-style-asian="italic"/>
    </style:style>
    <style:style style:name="P110" style:family="paragraph" style:parent-style-name="Standard">
      <style:paragraph-properties fo:margin-left="0cm" fo:margin-right="0cm" fo:text-indent="1.251cm" style:auto-text-indent="false"/>
      <style:text-properties style:font-name="Standard Symbols L" fo:font-style="normal" style:font-name-asian="Standard Symbols L" style:font-style-asian="normal" style:font-name-complex="Standard Symbols L" style:font-style-complex="normal"/>
    </style:style>
    <style:style style:name="P111" style:family="paragraph" style:parent-style-name="Texte_20_brut">
      <style:paragraph-properties fo:margin-left="0cm" fo:margin-right="0cm" fo:text-indent="1.251cm" style:auto-text-indent="false"/>
      <style:text-properties fo:font-size="11pt" style:font-name-asian="MS Mincho" style:font-size-asian="11pt"/>
    </style:style>
    <style:style style:name="P112" style:family="paragraph" style:parent-style-name="Texte_20_brut">
      <style:paragraph-properties fo:margin-left="0cm" fo:margin-right="0cm" fo:text-align="justify" style:justify-single-word="false" fo:text-indent="1.251cm" style:auto-text-indent="false"/>
      <style:text-properties fo:font-size="11pt" style:font-name-asian="MS Mincho" style:font-size-asian="11pt"/>
    </style:style>
    <style:style style:name="P113" style:family="paragraph" style:parent-style-name="Texte_20_brut">
      <style:paragraph-properties fo:margin-left="0cm" fo:margin-right="0cm" fo:text-align="justify" style:justify-single-word="false" fo:text-indent="1.251cm" style:auto-text-indent="false"/>
      <style:text-properties style:font-name="Courier New1" fo:font-size="11pt" style:font-name-asian="MS Mincho" style:font-size-asian="11pt"/>
    </style:style>
    <style:style style:name="P114" style:family="paragraph" style:parent-style-name="Préformaté_20_HTML">
      <style:text-properties fo:font-size="9pt" style:font-size-asian="9pt"/>
    </style:style>
    <style:style style:name="P115" style:family="paragraph" style:parent-style-name="Préformaté_20_HTML">
      <style:paragraph-properties>
        <style:tab-stops>
          <style:tab-stop style:position="17.002cm" style:type="right"/>
          <style:tab-stop style:position="19.389cm"/>
          <style:tab-stop style:position="21.004cm"/>
          <style:tab-stop style:position="22.62cm"/>
          <style:tab-stop style:position="24.236cm"/>
          <style:tab-stop style:position="25.852cm" style:type="right"/>
        </style:tab-stops>
      </style:paragraph-properties>
    </style:style>
    <style:style style:name="P116"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fo:color="#000000" officeooo:paragraph-rsid="0030d9df"/>
    </style:style>
    <style:style style:name="P117"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fo:color="#000000" fo:font-size="12pt" fo:language="fr" fo:country="FR" style:font-name-asian="Times New Roman" style:font-size-asian="12pt" style:font-name-complex="Times New Roman" style:font-size-complex="10pt" style:language-complex="ar" style:country-complex="SA"/>
    </style:style>
    <style:style style:name="P118"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style>
    <style:style style:name="P119"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officeooo:paragraph-rsid="001f46cd"/>
    </style:style>
    <style:style style:name="P120" style:family="paragraph" style:parent-style-name="biblio">
      <style:paragraph-properties fo:margin-left="2.646cm" fo:margin-right="0cm" fo:text-align="justify" style:justify-single-word="false" fo:orphans="2" fo:widows="2" fo:text-indent="-2.672cm" style:auto-text-indent="false" style:writing-mode="lr-tb">
        <style:tab-stops/>
      </style:paragraph-properties>
      <style:text-properties officeooo:paragraph-rsid="00239ec5"/>
    </style:style>
    <style:style style:name="P121" style:family="paragraph" style:parent-style-name="biblio">
      <style:paragraph-properties fo:margin-left="2.646cm" fo:margin-right="0cm" fo:text-indent="-2.672cm" style:auto-text-indent="false">
        <style:tab-stops/>
      </style:paragraph-properties>
      <style:text-properties fo:color="#000000"/>
    </style:style>
    <style:style style:name="P122" style:family="paragraph" style:parent-style-name="biblio">
      <style:paragraph-properties fo:margin-left="2.646cm" fo:margin-right="0cm" fo:text-indent="-2.672cm" style:auto-text-indent="false">
        <style:tab-stops/>
      </style:paragraph-properties>
      <style:text-properties fo:color="#000000" officeooo:rsid="0030d9df"/>
    </style:style>
    <style:style style:name="P123" style:family="paragraph" style:parent-style-name="biblio">
      <style:paragraph-properties fo:margin-left="2.646cm" fo:margin-right="0cm" fo:text-indent="-2.672cm" style:auto-text-indent="false">
        <style:tab-stops/>
      </style:paragraph-properties>
      <style:text-properties fo:color="#000000" officeooo:rsid="0030d9df" officeooo:paragraph-rsid="0030d9df"/>
    </style:style>
    <style:style style:name="P124" style:family="paragraph" style:parent-style-name="biblio" style:master-page-name="">
      <style:paragraph-properties fo:margin-left="2.646cm" fo:margin-right="0cm" fo:text-align="justify" style:justify-single-word="false" fo:orphans="2" fo:widows="2" fo:text-indent="-2.672cm" style:auto-text-indent="false" style:page-number="auto" fo:keep-with-next="always" style:writing-mode="lr-tb">
        <style:tab-stops/>
      </style:paragraph-properties>
      <style:text-properties officeooo:paragraph-rsid="00239ec5"/>
    </style:style>
    <style:style style:name="P125" style:family="paragraph" style:parent-style-name="Contents_20_1">
      <style:paragraph-properties fo:text-align="center" style:justify-single-word="false"/>
    </style:style>
    <style:style style:name="P126" style:family="paragraph" style:parent-style-name="Contents_20_1">
      <style:paragraph-properties>
        <style:tab-stops>
          <style:tab-stop style:position="16.981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1">
      <style:paragraph-properties>
        <style:tab-stops>
          <style:tab-stop style:position="16.999cm" style:type="right" style:leader-style="dotted" style:leader-text="."/>
        </style:tab-stops>
      </style:paragraph-properties>
    </style:style>
    <style:style style:name="P129" style:family="paragraph" style:parent-style-name="Standard">
      <style:paragraph-properties fo:margin-left="0.476cm" fo:margin-right="0cm" fo:text-indent="0cm" style:auto-text-indent="false">
        <style:tab-stops>
          <style:tab-stop style:position="2.275cm"/>
        </style:tab-stops>
      </style:paragraph-properties>
    </style:style>
    <style:style style:name="P130" style:family="paragraph" style:parent-style-name="Text_20_body">
      <style:paragraph-properties fo:margin-left="0.476cm" fo:margin-right="0cm" fo:text-indent="0cm" style:auto-text-indent="false">
        <style:tab-stops>
          <style:tab-stop style:position="2.275cm"/>
        </style:tab-stops>
      </style:paragraph-properties>
      <style:text-properties style:font-name="Times New Roman" fo:font-size="12pt" fo:font-style="italic" style:font-size-asian="12pt" style:font-style-asian="italic"/>
    </style:style>
    <style:style style:name="P131" style:family="paragraph" style:parent-style-name="Standard">
      <style:paragraph-properties fo:margin-left="0.476cm" fo:margin-right="0cm" fo:text-indent="0cm" style:auto-text-indent="false" fo:keep-with-next="always">
        <style:tab-stops>
          <style:tab-stop style:position="4.763cm"/>
        </style:tab-stops>
      </style:paragraph-properties>
      <style:text-properties fo:font-style="italic" style:font-style-asian="italic"/>
    </style:style>
    <style:style style:name="P132" style:family="paragraph" style:parent-style-name="Standard">
      <style:paragraph-properties fo:margin-left="0.529cm" fo:margin-right="0cm" fo:text-indent="0cm" style:auto-text-indent="false">
        <style:tab-stops>
          <style:tab-stop style:position="2.355cm"/>
        </style:tab-stops>
      </style:paragraph-properties>
    </style:style>
    <style:style style:name="P133" style:family="paragraph" style:parent-style-name="Header">
      <style:paragraph-properties fo:text-align="center" style:justify-single-word="false">
        <style:tab-stops/>
      </style:paragraph-properties>
      <style:text-properties fo:font-style="normal" style:font-style-asian="normal" style:font-style-complex="normal"/>
    </style:style>
    <style:style style:name="P134" style:family="paragraph" style:parent-style-name="Header">
      <style:paragraph-properties fo:text-align="center" style:justify-single-word="false">
        <style:tab-stops>
          <style:tab-stop style:position="1.752cm"/>
        </style:tab-stops>
      </style:paragraph-properties>
      <style:text-properties fo:font-style="normal" style:font-style-asian="normal" style:font-style-complex="normal"/>
    </style:style>
    <style:style style:name="P135" style:family="paragraph" style:parent-style-name="Header">
      <style:paragraph-properties fo:text-align="center" style:justify-single-word="false">
        <style:tab-stops/>
      </style:paragraph-properties>
      <style:text-properties fo:font-style="normal" fo:font-weight="normal" style:font-style-asian="normal" style:font-weight-asian="normal" style:font-style-complex="normal" style:font-weight-complex="normal"/>
    </style:style>
    <style:style style:name="P136" style:family="paragraph" style:parent-style-name="Header">
      <style:paragraph-properties>
        <style:tab-stops/>
      </style:paragraph-properties>
    </style:style>
    <style:style style:name="P137" style:family="paragraph" style:parent-style-name="Header">
      <style:paragraph-properties>
        <style:tab-stops>
          <style:tab-stop style:position="1.752cm"/>
        </style:tab-stops>
      </style:paragraph-properties>
    </style:style>
    <style:style style:name="P138" style:family="paragraph" style:parent-style-name="Header">
      <style:paragraph-properties>
        <style:tab-stops/>
      </style:paragraph-properties>
      <style:text-properties style:font-name-asian="MS Mincho"/>
    </style:style>
    <style:style style:name="P139" style:family="paragraph" style:parent-style-name="Header">
      <style:paragraph-properties>
        <style:tab-stops/>
      </style:paragraph-properties>
      <style:text-properties officeooo:rsid="0029feec" officeooo:paragraph-rsid="0029feec" style:font-name-asian="MS Mincho"/>
    </style:style>
    <style:style style:name="P140" style:family="paragraph" style:parent-style-name="Header">
      <style:paragraph-properties>
        <style:tab-stops/>
      </style:paragraph-properties>
      <style:text-properties officeooo:rsid="0029feec" officeooo:paragraph-rsid="002d846b" style:font-name-asian="MS Mincho"/>
    </style:style>
    <style:style style:name="P141" style:family="paragraph" style:parent-style-name="Header">
      <style:paragraph-properties>
        <style:tab-stops>
          <style:tab-stop style:position="3.251cm"/>
          <style:tab-stop style:position="4.501cm"/>
          <style:tab-stop style:position="11.252cm"/>
        </style:tab-stops>
      </style:paragraph-properties>
      <style:text-properties fo:font-style="italic" style:font-name-asian="MS Mincho" style:font-style-asian="italic"/>
    </style:style>
    <style:style style:name="P142" style:family="paragraph" style:parent-style-name="Header">
      <style:paragraph-properties>
        <style:tab-stops>
          <style:tab-stop style:position="3.016cm"/>
          <style:tab-stop style:position="4.789cm"/>
        </style:tab-stops>
      </style:paragraph-properties>
      <style:text-properties fo:font-style="italic" style:font-style-asian="italic"/>
    </style:style>
    <style:style style:name="P143" style:family="paragraph" style:parent-style-name="Header">
      <style:paragraph-properties>
        <style:tab-stops>
          <style:tab-stop style:position="2.858cm"/>
        </style:tab-stops>
      </style:paragraph-properties>
    </style:style>
    <style:style style:name="P144" style:family="paragraph" style:parent-style-name="Header">
      <style:paragraph-properties>
        <style:tab-stops>
          <style:tab-stop style:position="3.016cm"/>
        </style:tab-stops>
      </style:paragraph-properties>
    </style:style>
    <style:style style:name="P145" style:family="paragraph" style:parent-style-name="Header">
      <style:paragraph-properties fo:margin-left="0.503cm" fo:margin-right="0cm" fo:text-indent="0cm" style:auto-text-indent="false">
        <style:tab-stops>
          <style:tab-stop style:position="3.36cm"/>
        </style:tab-stops>
      </style:paragraph-properties>
    </style:style>
    <style:style style:name="P146" style:family="paragraph" style:parent-style-name="Header">
      <style:paragraph-properties fo:margin-left="0.503cm" fo:margin-right="0cm" fo:text-indent="0cm" style:auto-text-indent="false">
        <style:tab-stops>
          <style:tab-stop style:position="2.514cm"/>
        </style:tab-stops>
      </style:paragraph-properties>
    </style:style>
    <style:style style:name="P147" style:family="paragraph" style:parent-style-name="Header">
      <style:paragraph-properties fo:margin-left="0.503cm" fo:margin-right="0cm" fo:text-indent="0cm" style:auto-text-indent="false">
        <style:tab-stops>
          <style:tab-stop style:position="3.36cm"/>
        </style:tab-stops>
      </style:paragraph-properties>
      <style:text-properties fo:font-style="italic" style:font-style-asian="italic"/>
    </style:style>
    <style:style style:name="P148" style:family="paragraph" style:parent-style-name="Header">
      <style:paragraph-properties fo:margin-left="0.503cm" fo:margin-right="0cm" fo:text-align="justify" style:justify-single-word="false" fo:orphans="2" fo:widows="2" fo:text-indent="0cm" style:auto-text-indent="false" style:writing-mode="lr-tb">
        <style:tab-stops>
          <style:tab-stop style:position="2.302cm"/>
        </style:tab-stops>
      </style:paragraph-properties>
      <style:text-properties style:use-window-font-color="true" style:font-name="Times New Roman" fo:font-size="12pt" fo:language="fr" fo:country="FR" fo:font-style="italic" style:font-name-asian="Times New Roman" style:font-size-asian="12pt" style:font-style-asian="italic" style:font-name-complex="Times New Roman" style:font-size-complex="10pt" style:language-complex="ar" style:country-complex="SA"/>
    </style:style>
    <style:style style:name="P149" style:family="paragraph" style:parent-style-name="Standard">
      <style:paragraph-properties fo:margin-left="0.503cm" fo:margin-right="0cm" fo:text-indent="0cm" style:auto-text-indent="false">
        <style:tab-stops>
          <style:tab-stop style:position="4.048cm"/>
          <style:tab-stop style:position="4.657cm"/>
        </style:tab-stops>
      </style:paragraph-properties>
    </style:style>
    <style:style style:name="P150" style:family="paragraph" style:parent-style-name="Standard">
      <style:paragraph-properties fo:margin-left="0.503cm" fo:margin-right="0cm" fo:text-indent="0cm" style:auto-text-indent="false">
        <style:tab-stops>
          <style:tab-stop style:position="4.048cm"/>
          <style:tab-stop style:position="4.657cm"/>
        </style:tab-stops>
      </style:paragraph-properties>
      <style:text-properties fo:font-style="italic" style:font-style-asian="italic"/>
    </style:style>
    <style:style style:name="P151" style:family="paragraph" style:parent-style-name="Standard">
      <style:paragraph-properties fo:margin-left="0.503cm" fo:margin-right="0cm" fo:text-indent="0cm" style:auto-text-indent="false">
        <style:tab-stops>
          <style:tab-stop style:position="4.048cm"/>
          <style:tab-stop style:position="5.212cm"/>
        </style:tab-stops>
      </style:paragraph-properties>
      <style:text-properties fo:font-style="italic" style:font-style-asian="italic"/>
    </style:style>
    <style:style style:name="P152" style:family="paragraph" style:parent-style-name="Standard">
      <style:paragraph-properties fo:margin-left="0.503cm" fo:margin-right="0cm" fo:text-indent="0cm" style:auto-text-indent="false">
        <style:tab-stops>
          <style:tab-stop style:position="2.328cm"/>
        </style:tab-stops>
      </style:paragraph-properties>
      <style:text-properties fo:font-style="italic" style:font-style-asian="italic"/>
    </style:style>
    <style:style style:name="P153" style:family="paragraph" style:parent-style-name="Standard">
      <style:paragraph-properties fo:margin-left="0.503cm" fo:margin-right="0cm" fo:text-indent="0cm" style:auto-text-indent="false">
        <style:tab-stops>
          <style:tab-stop style:position="2.328cm"/>
        </style:tab-stops>
      </style:paragraph-properties>
    </style:style>
    <style:style style:name="P154" style:family="paragraph" style:parent-style-name="Standard">
      <style:paragraph-properties fo:margin-left="0.503cm" fo:margin-right="0cm" fo:text-indent="0cm" style:auto-text-indent="false">
        <style:tab-stops>
          <style:tab-stop style:position="4.048cm"/>
          <style:tab-stop style:position="5.212cm"/>
        </style:tab-stops>
      </style:paragraph-properties>
    </style:style>
    <style:style style:name="P155" style:family="paragraph" style:parent-style-name="Standard" style:master-page-name="">
      <style:paragraph-properties fo:margin-left="0.503cm" fo:margin-right="0cm" fo:keep-together="auto" fo:orphans="2" fo:widows="2" fo:text-indent="0cm" style:auto-text-indent="false" style:page-number="auto" fo:keep-with-next="always">
        <style:tab-stops>
          <style:tab-stop style:position="4.577cm"/>
          <style:tab-stop style:position="5.106cm"/>
        </style:tab-stops>
      </style:paragraph-properties>
      <style:text-properties fo:font-style="italic" style:font-style-asian="italic" style:font-style-complex="italic"/>
    </style:style>
    <style:style style:name="P156" style:family="paragraph" style:parent-style-name="Standard" style:master-page-name="">
      <style:paragraph-properties fo:margin-left="0.503cm" fo:margin-right="0cm" fo:keep-together="auto" fo:orphans="2" fo:widows="2" fo:text-indent="0cm" style:auto-text-indent="false" style:page-number="auto" fo:keep-with-next="always">
        <style:tab-stops>
          <style:tab-stop style:position="4.577cm"/>
          <style:tab-stop style:position="5.106cm"/>
        </style:tab-stops>
      </style:paragraph-properties>
    </style:style>
    <style:style style:name="P157" style:family="paragraph" style:parent-style-name="Standard">
      <style:paragraph-properties fo:margin-left="0.503cm" fo:margin-right="0cm" fo:keep-together="auto" fo:orphans="2" fo:widows="2" fo:text-indent="0cm" style:auto-text-indent="false" fo:keep-with-next="always">
        <style:tab-stops>
          <style:tab-stop style:position="4.577cm"/>
          <style:tab-stop style:position="5.106cm"/>
        </style:tab-stops>
      </style:paragraph-properties>
      <style:text-properties fo:font-style="italic" style:font-style-asian="italic" style:font-style-complex="italic"/>
    </style:style>
    <style:style style:name="P158" style:family="paragraph" style:parent-style-name="Standard">
      <style:paragraph-properties fo:margin-top="0cm" fo:margin-bottom="0.101cm" loext:contextual-spacing="false"/>
    </style:style>
    <style:style style:name="P159" style:family="paragraph" style:parent-style-name="Standard" style:master-page-name="">
      <style:paragraph-properties fo:margin-top="0cm" fo:margin-bottom="0.101cm" loext:contextual-spacing="false" style:page-number="auto" fo:keep-with-next="always"/>
    </style:style>
    <style:style style:name="P160" style:family="paragraph" style:parent-style-name="Standard">
      <style:paragraph-properties fo:margin-left="0cm" fo:margin-right="0cm" fo:text-indent="0cm" style:auto-text-indent="false"/>
      <style:text-properties style:font-name="Courier New1" fo:font-size="11pt" style:font-name-asian="MS Mincho" style:font-size-asian="11pt" style:font-size-complex="11pt"/>
    </style:style>
    <style:style style:name="P161" style:family="paragraph" style:parent-style-name="Standard">
      <style:paragraph-properties fo:margin-left="0cm" fo:margin-right="0cm" fo:text-indent="0cm" style:auto-text-indent="false"/>
      <style:text-properties style:font-name="Courier New1" fo:font-size="11pt" fo:font-style="normal" style:font-name-asian="MS Mincho" style:font-size-asian="11pt" style:font-style-asian="normal" style:font-size-complex="11pt" style:font-style-complex="normal"/>
    </style:style>
    <style:style style:name="P162" style:family="paragraph" style:parent-style-name="Standard">
      <style:paragraph-properties fo:margin-left="0cm" fo:margin-right="0cm" fo:text-indent="0cm" style:auto-text-indent="false"/>
      <style:text-properties style:font-name="Times New Roman" fo:font-size="12pt" fo:font-style="normal" style:font-name-asian="MS Mincho" style:font-size-asian="12pt" style:font-style-asian="normal" style:font-size-complex="12pt" style:font-style-complex="normal"/>
    </style:style>
    <style:style style:name="P163" style:family="paragraph" style:parent-style-name="Standard">
      <style:paragraph-properties fo:margin-left="0cm" fo:margin-right="0cm" fo:text-indent="0cm" style:auto-text-indent="false"/>
      <style:text-properties style:font-name="Courier" fo:font-size="11pt" style:font-name-asian="MS Mincho" style:font-size-asian="11pt"/>
    </style:style>
    <style:style style:name="P164" style:family="paragraph" style:parent-style-name="Texte_20_brut">
      <style:paragraph-properties fo:margin-left="0cm" fo:margin-right="0cm" fo:text-align="justify" style:justify-single-word="false" fo:text-indent="0cm" style:auto-text-indent="false"/>
    </style:style>
    <style:style style:name="P165" style:family="paragraph" style:parent-style-name="Standard">
      <style:paragraph-properties fo:margin-left="1.032cm" fo:margin-right="0cm" fo:text-indent="0cm" style:auto-text-indent="false"/>
      <style:text-properties style:font-name="Courier New1" fo:font-size="11pt" style:font-name-asian="MS Mincho" style:font-size-asian="11pt" style:font-size-complex="11pt"/>
    </style:style>
    <style:style style:name="P166" style:family="paragraph" style:parent-style-name="Standard">
      <style:paragraph-properties fo:keep-with-next="always"/>
    </style:style>
    <style:style style:name="P167" style:family="paragraph" style:parent-style-name="Standard">
      <style:paragraph-properties fo:keep-with-next="always">
        <style:tab-stops>
          <style:tab-stop style:position="1.905cm"/>
          <style:tab-stop style:position="3cm"/>
          <style:tab-stop style:position="4.501cm"/>
        </style:tab-stops>
      </style:paragraph-properties>
      <style:text-properties fo:font-style="italic" style:font-name-asian="MS Mincho" style:font-style-asian="italic"/>
    </style:style>
    <style:style style:name="P168" style:family="paragraph" style:parent-style-name="Standard">
      <style:paragraph-properties fo:keep-with-next="always"/>
      <style:text-properties style:font-name="Courier New" fo:font-size="11pt" style:font-name-asian="MS Mincho" style:font-size-asian="11pt"/>
    </style:style>
    <style:style style:name="P169" style:family="paragraph" style:parent-style-name="Standard">
      <style:paragraph-properties fo:keep-with-next="always"/>
      <style:text-properties fo:font-size="11pt" style:font-name-asian="MS Mincho" style:font-size-asian="11pt"/>
    </style:style>
    <style:style style:name="P170" style:family="paragraph" style:parent-style-name="Standard">
      <style:paragraph-properties fo:keep-with-next="always"/>
      <style:text-properties style:font-name="Courier New1" fo:font-size="11pt" style:font-name-asian="MS Mincho" style:font-size-asian="11pt" style:font-size-complex="11pt"/>
    </style:style>
    <style:style style:name="P171" style:family="paragraph" style:parent-style-name="Texte_20_brut">
      <style:paragraph-properties fo:keep-with-next="always"/>
      <style:text-properties fo:font-size="11pt" style:font-name-asian="MS Mincho" style:font-size-asian="11pt"/>
    </style:style>
    <style:style style:name="P172" style:family="paragraph" style:parent-style-name="Standard">
      <style:paragraph-properties fo:margin-left="1cm" fo:margin-right="0cm" fo:text-indent="0cm" style:auto-text-indent="false">
        <style:tab-stops>
          <style:tab-stop style:position="2.822cm"/>
        </style:tab-stops>
      </style:paragraph-properties>
    </style:style>
    <style:style style:name="P173" style:family="paragraph" style:parent-style-name="Standard">
      <style:paragraph-properties fo:margin-left="1cm" fo:margin-right="0cm" fo:text-indent="0cm" style:auto-text-indent="false">
        <style:tab-stops>
          <style:tab-stop style:position="3.016cm"/>
        </style:tab-stops>
      </style:paragraph-properties>
      <style:text-properties fo:font-style="italic" style:font-style-asian="italic"/>
    </style:style>
    <style:style style:name="P174" style:family="paragraph" style:parent-style-name="Standard">
      <style:paragraph-properties fo:margin-left="1cm" fo:margin-right="0cm" fo:text-indent="0cm" style:auto-text-indent="false">
        <style:tab-stops>
          <style:tab-stop style:position="3.016cm"/>
        </style:tab-stops>
      </style:paragraph-properties>
    </style:style>
    <style:style style:name="P175" style:family="paragraph" style:parent-style-name="Text_20_body">
      <style:paragraph-properties fo:margin-left="1cm" fo:margin-right="0cm" fo:text-indent="0cm" style:auto-text-indent="false">
        <style:tab-stops>
          <style:tab-stop style:position="2.822cm"/>
        </style:tab-stops>
      </style:paragraph-properties>
      <style:text-properties style:font-name="Times New Roman" fo:font-size="12pt" fo:font-style="italic" style:font-size-asian="12pt" style:font-style-asian="italic"/>
    </style:style>
    <style:style style:name="P176" style:family="paragraph" style:parent-style-name="Header">
      <style:paragraph-properties fo:text-align="justify" style:justify-single-word="false" fo:orphans="2" fo:widows="2" style:writing-mode="lr-tb">
        <style:tab-stops>
          <style:tab-stop style:position="3.016cm"/>
        </style:tab-stops>
      </style:paragraph-properties>
      <style:text-properties style:use-window-font-color="true" style:font-name="Courier New1" fo:font-size="11pt" fo:language="fr" fo:country="FR" fo:font-style="normal" style:font-name-asian="Times New Roman" style:font-size-asian="11pt" style:font-style-asian="normal" style:font-name-complex="Times New Roman" style:font-size-complex="11pt" style:language-complex="ar" style:country-complex="SA" style:font-style-complex="normal"/>
    </style:style>
    <style:style style:name="P177" style:family="paragraph" style:parent-style-name="Standard">
      <style:paragraph-properties fo:margin-left="0.953cm" fo:margin-right="0cm" fo:text-indent="0cm" style:auto-text-indent="false"/>
    </style:style>
    <style:style style:name="P178" style:family="paragraph" style:parent-style-name="Standard">
      <style:paragraph-properties fo:margin-left="0cm" fo:margin-right="-1.799cm" fo:text-indent="0cm" style:auto-text-indent="false"/>
    </style:style>
    <style:style style:name="P179" style:family="paragraph" style:parent-style-name="Standard">
      <style:paragraph-properties fo:margin-left="0.979cm" fo:margin-right="0cm" fo:text-indent="0cm" style:auto-text-indent="false"/>
      <style:text-properties style:font-name="Courier New1" fo:font-size="11pt" style:font-name-asian="MS Mincho" style:font-size-asian="11pt" style:font-size-complex="11pt"/>
    </style:style>
    <style:style style:name="P180" style:family="paragraph" style:parent-style-name="Standard">
      <style:paragraph-properties fo:margin-left="0cm" fo:margin-right="-0.079cm" fo:text-indent="0cm" style:auto-text-indent="false">
        <style:tab-stops>
          <style:tab-stop style:position="7.117cm"/>
        </style:tab-stops>
      </style:paragraph-properties>
      <style:text-properties style:font-name="Courier New1" fo:font-size="11pt" style:font-size-asian="11pt" style:font-size-complex="11pt"/>
    </style:style>
    <style:style style:name="P181" style:family="paragraph" style:parent-style-name="Standard">
      <style:paragraph-properties fo:margin-left="0cm" fo:margin-right="-0.079cm" fo:text-align="center" style:justify-single-word="false" fo:text-indent="0cm" style:auto-text-indent="false">
        <style:tab-stops>
          <style:tab-stop style:position="7.117cm"/>
        </style:tab-stops>
      </style:paragraph-properties>
      <style:text-properties style:font-name="Courier New1" fo:font-size="11pt" style:font-size-asian="11pt" style:font-size-complex="11pt"/>
    </style:style>
    <style:style style:name="P182" style:family="paragraph" style:parent-style-name="Standard">
      <style:paragraph-properties fo:margin-left="0cm" fo:margin-right="-0.079cm" fo:text-indent="0cm" style:auto-text-indent="false">
        <style:tab-stops/>
      </style:paragraph-properties>
      <style:text-properties style:font-name="Courier New1" fo:font-size="11pt" style:font-size-asian="11pt" style:font-size-complex="11pt"/>
    </style:style>
    <style:style style:name="P183" style:family="paragraph" style:parent-style-name="Standard">
      <style:paragraph-properties fo:margin-left="0cm" fo:margin-right="-0.079cm" fo:text-indent="0cm" style:auto-text-indent="false">
        <style:tab-stops>
          <style:tab-stop style:position="5.45cm"/>
        </style:tab-stops>
      </style:paragraph-properties>
      <style:text-properties style:font-name="Courier New1" fo:font-size="11pt" style:font-size-asian="11pt" style:font-size-complex="11pt"/>
    </style:style>
    <style:style style:name="P184" style:family="paragraph" style:parent-style-name="Standard">
      <style:paragraph-properties fo:margin-left="0cm" fo:margin-right="-0.079cm" fo:text-align="center" style:justify-single-word="false" fo:text-indent="0cm" style:auto-text-indent="false">
        <style:tab-stops>
          <style:tab-stop style:position="7.117cm"/>
        </style:tab-stops>
      </style:paragraph-properties>
      <style:text-properties style:font-name="Times New Roman" fo:font-size="12pt" style:font-size-asian="12pt" style:font-size-complex="12pt"/>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Footnote">
      <style:text-properties officeooo:paragraph-rsid="002b8ad0"/>
    </style:style>
    <style:style style:name="P187" style:family="paragraph" style:parent-style-name="Footnote">
      <style:text-properties officeooo:rsid="00337c9b" officeooo:paragraph-rsid="00337c9b"/>
    </style:style>
    <style:style style:name="P188" style:family="paragraph" style:parent-style-name="Standard" style:master-page-name="Standard">
      <style:paragraph-properties fo:text-align="center" style:justify-single-word="false" style:page-number="auto"/>
      <style:text-properties officeooo:paragraph-rsid="00660e95"/>
    </style:style>
    <style:style style:name="P189" style:family="paragraph" style:parent-style-name="Heading_20_1">
      <style:text-properties style:font-name-asian="MS Mincho"/>
    </style:style>
    <style:style style:name="P190" style:family="paragraph" style:parent-style-name="Heading_20_2">
      <style:text-properties style:font-name-asian="MS Mincho"/>
    </style:style>
    <style:style style:name="P191" style:family="paragraph" style:parent-style-name="Heading_20_2">
      <style:text-properties style:font-name="Times New Roman" fo:font-size="12pt" style:font-name-asian="MS Mincho" style:font-size-asian="12pt" style:font-size-complex="12pt"/>
    </style:style>
    <style:style style:name="T1" style:family="text">
      <style:text-properties fo:font-size="8pt" style:font-size-asian="8pt"/>
    </style:style>
    <style:style style:name="T2" style:family="text">
      <style:text-properties fo:font-size="8pt" officeooo:rsid="0064c4ae" style:font-size-asian="8pt"/>
    </style:style>
    <style:style style:name="T3" style:family="text">
      <style:text-properties fo:font-size="8pt" officeooo:rsid="006975ab" style:font-size-asian="8pt"/>
    </style:style>
    <style:style style:name="T4" style:family="text">
      <style:text-properties fo:font-size="8pt" officeooo:rsid="006c9be4" style:font-size-asian="8pt"/>
    </style:style>
    <style:style style:name="T5" style:family="text">
      <style:text-properties fo:font-size="18pt" fo:font-weight="bold" style:font-size-asian="18pt" style:font-weight-asian="bold"/>
    </style:style>
    <style:style style:name="T6" style:family="text">
      <style:text-properties fo:font-size="18pt" fo:font-weight="bold" officeooo:rsid="0025aac3" style:font-size-asian="18pt" style:font-weight-asian="bold"/>
    </style:style>
    <style:style style:name="T7" style:family="text">
      <style:text-properties fo:font-size="9pt" officeooo:rsid="00660e95" fo:background-color="#ffffff" loext:char-shading-value="0" style:font-size-asian="9pt" style:font-size-complex="9pt"/>
    </style:style>
    <style:style style:name="T8" style:family="text">
      <style:text-properties fo:font-size="9pt" officeooo:rsid="006975ab" fo:background-color="#ffffff" loext:char-shading-value="0" style:font-size-asian="9pt" style:font-size-complex="9pt"/>
    </style:style>
    <style:style style:name="T9" style:family="text">
      <style:text-properties fo:font-size="9pt" style:font-size-asian="9pt"/>
    </style:style>
    <style:style style:name="T10" style:family="text">
      <style:text-properties officeooo:rsid="0025aac3"/>
    </style:style>
    <style:style style:name="T11" style:family="text">
      <style:text-properties officeooo:rsid="00102925"/>
    </style:style>
    <style:style style:name="T12" style:family="text">
      <style:text-properties style:font-name="Times New Roman"/>
    </style:style>
    <style:style style:name="T13" style:family="text">
      <style:text-properties style:font-name="Times New Roman" fo:font-size="11pt" style:font-name-asian="MS Mincho" style:font-size-asian="11pt"/>
    </style:style>
    <style:style style:name="T14" style:family="text">
      <style:text-properties style:font-name="Times New Roman" fo:font-size="11pt" style:font-name-asian="MS Mincho" style:font-size-asian="11pt" style:font-size-complex="11pt"/>
    </style:style>
    <style:style style:name="T15" style:family="text">
      <style:text-properties style:font-name="Times New Roman" fo:font-size="11pt" officeooo:rsid="0018bba7" style:font-name-asian="MS Mincho" style:font-size-asian="11pt" style:font-size-complex="11pt"/>
    </style:style>
    <style:style style:name="T16" style:family="text">
      <style:text-properties style:font-name="Times New Roman" fo:font-size="11pt" officeooo:rsid="003ea68f" style:font-name-asian="MS Mincho" style:font-size-asian="11pt" style:font-size-complex="11pt"/>
    </style:style>
    <style:style style:name="T17" style:family="text">
      <style:text-properties style:font-name="Times New Roman" fo:font-size="11pt" style:font-size-asian="11pt"/>
    </style:style>
    <style:style style:name="T18" style:family="text">
      <style:text-properties style:font-name="Times New Roman" fo:font-size="11pt" style:font-size-asian="11pt" style:font-size-complex="11pt"/>
    </style:style>
    <style:style style:name="T19" style:family="text">
      <style:text-properties style:font-name="Times New Roman" fo:font-size="11pt" officeooo:rsid="002a5215" style:font-size-asian="11pt" style:font-size-complex="11pt"/>
    </style:style>
    <style:style style:name="T20" style:family="text">
      <style:text-properties style:font-name="Times New Roman" style:font-name-asian="MS Mincho"/>
    </style:style>
    <style:style style:name="T21" style:family="text">
      <style:text-properties style:font-name="Times New Roman" fo:font-size="12pt" style:font-name-asian="MS Mincho" style:font-size-asian="12pt"/>
    </style:style>
    <style:style style:name="T22" style:family="text">
      <style:text-properties style:font-name="Times New Roman" fo:font-size="12pt" style:font-name-asian="MS Mincho" style:font-size-asian="12pt" style:font-size-complex="12pt"/>
    </style:style>
    <style:style style:name="T23" style:family="text">
      <style:text-properties style:font-name="Times New Roman" fo:font-size="12pt" officeooo:rsid="001b1070" style:font-name-asian="MS Mincho" style:font-size-asian="12pt" style:font-size-complex="12pt"/>
    </style:style>
    <style:style style:name="T24" style:family="text">
      <style:text-properties style:font-name="Times New Roman" fo:font-size="12pt" officeooo:rsid="003ea68f" style:font-name-asian="MS Mincho" style:font-size-asian="12pt" style:font-size-complex="12pt"/>
    </style:style>
    <style:style style:name="T25" style:family="text">
      <style:text-properties style:font-name="Times New Roman" fo:font-size="12pt" officeooo:rsid="00534c81" style:font-name-asian="MS Mincho" style:font-size-asian="12pt" style:font-size-complex="12pt"/>
    </style:style>
    <style:style style:name="T26" style:family="text">
      <style:text-properties style:font-name="Times New Roman" fo:font-size="12pt" fo:font-style="italic" style:font-size-asian="12pt" style:font-style-asian="italic" style:font-size-complex="12pt" style:font-style-complex="italic"/>
    </style:style>
    <style:style style:name="T27" style:family="text">
      <style:text-properties style:font-name="Times New Roman" fo:font-size="12pt" fo:font-style="italic" style:font-name-asian="MS Mincho" style:font-size-asian="12pt" style:font-style-asian="italic"/>
    </style:style>
    <style:style style:name="T28" style:family="text">
      <style:text-properties style:font-name="Times New Roman" fo:font-size="12pt" fo:font-style="italic" style:font-name-asian="MS Mincho" style:font-size-asian="12pt" style:font-style-asian="italic" style:font-size-complex="12pt" style:font-style-complex="italic"/>
    </style:style>
    <style:style style:name="T29" style:family="text">
      <style:text-properties style:font-name="Times New Roman" fo:font-size="12pt" fo:font-style="italic" style:font-name-asian="MS Mincho" style:font-size-asian="12pt" style:font-style-asian="italic" style:font-style-complex="italic"/>
    </style:style>
    <style:style style:name="T30" style:family="text">
      <style:text-properties style:font-name="Times New Roman" fo:font-size="12pt" fo:font-style="italic" style:font-name-asian="Standard Symbols L" style:font-size-asian="12pt" style:font-style-asian="italic" style:font-name-complex="Standard Symbols L" style:font-size-complex="12pt" style:font-style-complex="normal"/>
    </style:style>
    <style:style style:name="T31" style:family="text">
      <style:text-properties style:font-name="Times New Roman" fo:font-size="12pt" style:font-size-asian="12pt" style:font-size-complex="12pt"/>
    </style:style>
    <style:style style:name="T32" style:family="text">
      <style:text-properties style:font-name="Times New Roman" fo:font-size="12pt" officeooo:rsid="0056ffb7" style:font-size-asian="12pt" style:font-size-complex="12pt"/>
    </style:style>
    <style:style style:name="T33" style:family="text">
      <style:text-properties style:font-name="Times New Roman" fo:font-size="12pt" officeooo:rsid="0058ab9c" style:font-size-asian="12pt" style:font-size-complex="12pt"/>
    </style:style>
    <style:style style:name="T34" style:family="text">
      <style:text-properties style:font-name="Times New Roman" fo:font-size="12pt" officeooo:rsid="0059a029" style:font-size-asian="12pt" style:font-size-complex="12pt"/>
    </style:style>
    <style:style style:name="T35" style:family="text">
      <style:text-properties style:font-name="Times New Roman" fo:font-size="12pt" officeooo:rsid="005b8cce" style:font-size-asian="12pt" style:font-size-complex="12pt"/>
    </style:style>
    <style:style style:name="T36" style:family="text">
      <style:text-properties style:font-name="Times New Roman" fo:font-size="12pt" officeooo:rsid="005d35f7" style:font-size-asian="12pt" style:font-size-complex="12pt"/>
    </style:style>
    <style:style style:name="T37" style:family="text">
      <style:text-properties style:font-name="Times New Roman" fo:font-size="12pt" officeooo:rsid="005ead7c" style:font-size-asian="12pt" style:font-size-complex="12pt"/>
    </style:style>
    <style:style style:name="T38" style:family="text">
      <style:text-properties style:font-name="Times New Roman" fo:font-size="12pt" officeooo:rsid="0060d21e" style:font-size-asian="12pt" style:font-size-complex="12pt"/>
    </style:style>
    <style:style style:name="T39" style:family="text">
      <style:text-properties style:font-name="Times New Roman" fo:font-size="12pt" officeooo:rsid="0062653c" style:font-size-asian="12pt" style:font-size-complex="12pt"/>
    </style:style>
    <style:style style:name="T40" style:family="text">
      <style:text-properties style:font-name="Times New Roman" fo:font-size="12pt" officeooo:rsid="0068f0aa" style:font-size-asian="12pt" style:font-size-complex="12pt"/>
    </style:style>
    <style:style style:name="T41" style:family="text">
      <style:text-properties style:font-name="Times New Roman" fo:font-size="12pt" fo:font-style="normal" style:font-name-asian="MS Mincho" style:font-size-asian="12pt" style:font-style-asian="normal" style:font-style-complex="normal"/>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Times New Roman" fo:font-size="12pt" fo:font-style="normal" style:font-name-asian="Standard Symbols L" style:font-size-asian="12pt" style:font-style-asian="normal" style:font-name-complex="Standard Symbols L" style:font-size-complex="12pt" style:font-style-complex="normal"/>
    </style:style>
    <style:style style:name="T44" style:family="text">
      <style:text-properties style:font-name="Times New Roman" fo:font-size="12pt" style:text-underline-style="solid" style:text-underline-width="auto" style:text-underline-color="font-color" style:font-size-asian="12pt" style:font-size-complex="12pt"/>
    </style:style>
    <style:style style:name="T45" style:family="text">
      <style:text-properties style:font-name="Times New Roman" fo:font-style="italic" style:font-style-asian="italic" style:font-style-complex="normal"/>
    </style:style>
    <style:style style:name="T46" style:family="text">
      <style:text-properties style:font-name="Times New Roman" fo:font-style="italic" officeooo:rsid="002ea97d" style:font-style-asian="italic" style:font-style-complex="normal"/>
    </style:style>
    <style:style style:name="T47" style:family="text">
      <style:text-properties style:font-name="Times New Roman" fo:font-style="italic" officeooo:rsid="0041360e" style:font-style-asian="italic" style:font-style-complex="normal"/>
    </style:style>
    <style:style style:name="T48" style:family="text">
      <style:text-properties style:font-name="Times New Roman" fo:font-style="italic" style:font-style-asian="italic" style:font-style-complex="italic"/>
    </style:style>
    <style:style style:name="T49" style:family="text">
      <style:text-properties style:font-name="Times New Roman" fo:font-style="italic" fo:font-weight="normal" style:font-style-asian="italic" style:font-weight-asian="normal" style:font-style-complex="italic" style:font-weight-complex="normal"/>
    </style:style>
    <style:style style:name="T50" style:family="text">
      <style:text-properties style:font-name="Times New Roman" fo:font-style="italic" fo:font-weight="bold" style:font-style-asian="italic" style:font-weight-asian="bold" style:font-style-complex="italic" style:font-weight-complex="bold"/>
    </style:style>
    <style:style style:name="T51" style:family="text">
      <style:text-properties style:font-name="Times New Roman" fo:font-style="italic" style:font-name-asian="MS Mincho" style:font-style-asian="italic" style:font-style-complex="italic"/>
    </style:style>
    <style:style style:name="T52" style:family="text">
      <style:text-properties style:font-name="Times New Roman" fo:font-style="italic" officeooo:rsid="0041c31d" style:font-name-asian="MS Mincho" style:font-style-asian="italic" style:font-style-complex="italic"/>
    </style:style>
    <style:style style:name="T53" style:family="text">
      <style:text-properties style:font-name="Times New Roman" fo:font-style="italic" officeooo:rsid="0041360e" style:font-name-asian="MS Mincho" style:font-style-asian="italic" style:font-style-complex="normal"/>
    </style:style>
    <style:style style:name="T54" style:family="text">
      <style:text-properties style:font-name="Times New Roman" fo:font-style="italic" officeooo:rsid="0042ddc2" style:font-name-asian="MS Mincho" style:font-style-asian="italic" style:font-style-complex="normal"/>
    </style:style>
    <style:style style:name="T55" style:family="text">
      <style:text-properties style:font-name="Times New Roman" fo:font-style="italic" officeooo:rsid="0041c31d" style:font-name-asian="MS Mincho" style:font-style-asian="italic" style:font-name-complex="Standard Symbols L" style:font-style-complex="italic"/>
    </style:style>
    <style:style style:name="T56" style:family="text">
      <style:text-properties style:font-name="Times New Roman" fo:font-style="italic" style:font-name-asian="Times New Roman" style:font-style-asian="italic" style:font-name-complex="Times New Roman" style:font-style-complex="italic"/>
    </style:style>
    <style:style style:name="T57" style:family="text">
      <style:text-properties style:font-name="Times New Roman" fo:font-style="italic" style:font-name-asian="Standard Symbols L" style:font-style-asian="italic" style:font-name-complex="Standard Symbols L" style:font-style-complex="italic"/>
    </style:style>
    <style:style style:name="T58" style:family="text">
      <style:text-properties style:font-name="Times New Roman" fo:font-style="normal" fo:font-weight="normal" style:font-style-asian="normal" style:font-weight-asian="normal" style:font-style-complex="normal" style:font-weight-complex="normal"/>
    </style:style>
    <style:style style:name="T59" style:family="text">
      <style:text-properties style:font-name="Times New Roman" fo:font-style="normal" style:font-style-asian="normal" style:font-style-complex="normal"/>
    </style:style>
    <style:style style:name="T60" style:family="text">
      <style:text-properties style:font-name="Times New Roman" fo:font-style="normal" style:font-style-asian="normal" style:font-style-complex="italic"/>
    </style:style>
    <style:style style:name="T61" style:family="text">
      <style:text-properties style:font-name="Times New Roman" fo:font-style="normal" style:font-name-asian="Standard Symbols L" style:font-style-asian="normal" style:font-name-complex="Standard Symbols L" style:font-style-complex="normal"/>
    </style:style>
    <style:style style:name="T62" style:family="text">
      <style:text-properties style:font-name="Times New Roman" fo:font-style="normal" officeooo:rsid="0041c31d" style:font-name-asian="MS Mincho" style:font-style-asian="normal" style:font-name-complex="Standard Symbols L" style:font-style-complex="normal"/>
    </style:style>
    <style:style style:name="T63" style:family="text">
      <style:text-properties style:font-name="Times New Roman" fo:font-style="normal" officeooo:rsid="0042ddc2" style:font-name-asian="MS Mincho" style:font-style-asian="normal" style:font-name-complex="Standard Symbols L" style:font-style-complex="normal"/>
    </style:style>
    <style:style style:name="T64" style:family="text">
      <style:text-properties style:font-name="Times New Roman" fo:font-style="normal" officeooo:rsid="0043e1b3" style:font-name-asian="MS Mincho" style:font-style-asian="normal" style:font-name-complex="Standard Symbols L" style:font-style-complex="normal"/>
    </style:style>
    <style:style style:name="T65" style:family="text">
      <style:text-properties style:font-name="Times New Roman" fo:font-style="normal" officeooo:rsid="004428c2" style:font-name-asian="MS Mincho" style:font-style-asian="normal" style:font-name-complex="Standard Symbols L" style:font-style-complex="normal"/>
    </style:style>
    <style:style style:name="T66" style:family="text">
      <style:text-properties style:font-name="Times New Roman" fo:font-style="normal" officeooo:rsid="0041c31d" style:font-name-asian="MS Mincho" style:font-style-asian="normal" style:font-style-complex="normal"/>
    </style:style>
    <style:style style:name="T67" style:family="text">
      <style:text-properties style:font-name="Times New Roman" style:font-style-complex="italic"/>
    </style:style>
    <style:style style:name="T68" style:family="text">
      <style:text-properties style:font-name="Times New Roman" fo:font-weight="normal" style:font-weight-asian="normal" style:font-weight-complex="normal"/>
    </style:style>
    <style:style style:name="T69" style:family="text">
      <style:text-properties style:font-name="Times New Roman" style:font-name-asian="Times New Roman" style:font-name-complex="Times New Roman"/>
    </style:style>
    <style:style style:name="T70" style:family="text">
      <style:text-properties fo:font-size="11pt" style:font-size-asian="11pt"/>
    </style:style>
    <style:style style:name="T71" style:family="text">
      <style:text-properties fo:font-size="11pt" style:font-size-asian="11pt" style:font-size-complex="11pt"/>
    </style:style>
    <style:style style:name="T72" style:family="text">
      <style:text-properties fo:font-size="11pt" officeooo:rsid="003ea68f" style:font-size-asian="11pt" style:font-size-complex="11pt"/>
    </style:style>
    <style:style style:name="T73" style:family="text">
      <style:text-properties fo:font-size="11pt" style:font-name-asian="MS Mincho" style:font-size-asian="11pt"/>
    </style:style>
    <style:style style:name="T74" style:family="text">
      <style:text-properties style:font-name="Courier New1"/>
    </style:style>
    <style:style style:name="T75" style:family="text">
      <style:text-properties style:font-name="Courier New1" fo:font-size="11pt" style:font-name-asian="MS Mincho" style:font-size-asian="11pt"/>
    </style:style>
    <style:style style:name="T76" style:family="text">
      <style:text-properties style:font-name="Courier New1" fo:font-size="11pt" style:font-name-asian="MS Mincho" style:font-size-asian="11pt" style:font-size-complex="11pt"/>
    </style:style>
    <style:style style:name="T77" style:family="text">
      <style:text-properties style:font-name="Courier New1" fo:font-size="11pt" officeooo:rsid="001942d5" style:font-name-asian="MS Mincho" style:font-size-asian="11pt" style:font-size-complex="11pt"/>
    </style:style>
    <style:style style:name="T78" style:family="text">
      <style:text-properties style:font-name="Courier New1" fo:font-size="11pt" officeooo:rsid="0018bba7" style:font-name-asian="MS Mincho" style:font-size-asian="11pt" style:font-size-complex="11pt"/>
    </style:style>
    <style:style style:name="T79" style:family="text">
      <style:text-properties style:font-name="Courier New1" fo:font-size="11pt" officeooo:rsid="0016f284" style:font-name-asian="MS Mincho" style:font-size-asian="11pt" style:font-size-complex="11pt"/>
    </style:style>
    <style:style style:name="T80" style:family="text">
      <style:text-properties style:font-name="Courier New1" fo:font-size="11pt" officeooo:rsid="003fd986" style:font-name-asian="MS Mincho" style:font-size-asian="11pt" style:font-size-complex="11pt"/>
    </style:style>
    <style:style style:name="T81" style:family="text">
      <style:text-properties style:font-name="Courier New1" fo:font-size="11pt" style:font-size-asian="11pt"/>
    </style:style>
    <style:style style:name="T82" style:family="text">
      <style:text-properties style:font-name="Courier New1" fo:font-size="11pt" style:font-size-asian="11pt" style:font-size-complex="11pt"/>
    </style:style>
    <style:style style:name="T83" style:family="text">
      <style:text-properties style:font-name="Courier New1" fo:font-size="11pt" officeooo:rsid="002a5215" style:font-size-asian="11pt" style:font-size-complex="11pt"/>
    </style:style>
    <style:style style:name="T84" style:family="text">
      <style:text-properties style:font-name="Courier New1" fo:font-size="11pt" officeooo:rsid="0018bba7" style:font-size-asian="11pt" style:font-size-complex="11pt"/>
    </style:style>
    <style:style style:name="T85" style:family="text">
      <style:text-properties style:font-name="Courier New1" fo:font-size="11pt" officeooo:rsid="0056ffb7" style:font-size-asian="11pt" style:font-size-complex="11pt"/>
    </style:style>
    <style:style style:name="T86" style:family="text">
      <style:text-properties style:font-name="Courier New1" fo:font-size="11pt" officeooo:rsid="0056ffb7" style:font-size-asian="11pt"/>
    </style:style>
    <style:style style:name="T87" style:family="text">
      <style:text-properties style:font-name="Courier New1" fo:font-size="11pt" fo:font-style="normal" style:font-name-asian="MS Mincho" style:font-size-asian="11pt" style:font-style-asian="normal" style:font-size-complex="11pt" style:font-style-complex="normal"/>
    </style:style>
    <style:style style:name="T88" style:family="text">
      <style:text-properties style:font-name="Courier New1" fo:font-size="11pt" fo:font-style="normal" style:font-size-asian="11pt" style:font-style-asian="normal" style:font-style-complex="normal"/>
    </style:style>
    <style:style style:name="T89" style:family="text">
      <style:text-properties style:font-name="Courier New1" fo:font-size="11pt" fo:font-style="normal" style:font-size-asian="11pt" style:font-style-asian="normal" style:font-size-complex="11pt" style:font-style-complex="normal"/>
    </style:style>
    <style:style style:name="T90" style:family="text">
      <style:text-properties style:font-name="Courier New1" fo:font-size="11pt" fo:font-style="normal" officeooo:rsid="001528a7" style:font-size-asian="11pt" style:font-style-asian="normal" style:font-size-complex="11pt" style:font-style-complex="normal"/>
    </style:style>
    <style:style style:name="T91" style:family="text">
      <style:text-properties style:font-name="Courier New1" fo:font-size="11pt" fo:font-style="normal" officeooo:rsid="001332e5" style:font-size-asian="11pt" style:font-style-asian="normal" style:font-size-complex="11pt" style:font-style-complex="normal"/>
    </style:style>
    <style:style style:name="T92" style:family="text">
      <style:text-properties style:font-name="Courier New1" fo:font-size="11pt" fo:font-style="normal" officeooo:rsid="0016f284" style:font-size-asian="11pt" style:font-style-asian="normal" style:font-size-complex="11pt" style:font-style-complex="normal"/>
    </style:style>
    <style:style style:name="T93" style:family="text">
      <style:text-properties style:font-name="Courier New1" fo:font-size="11pt" fo:font-style="normal" officeooo:rsid="001528a7" style:font-name-asian="OpenSymbol1" style:font-size-asian="11pt" style:font-style-asian="normal" style:font-name-complex="OpenSymbol1" style:font-size-complex="11pt" style:font-style-complex="normal"/>
    </style:style>
    <style:style style:name="T94" style:family="text">
      <style:text-properties style:font-name="Courier New1" fo:font-size="11pt" fo:font-style="normal" officeooo:rsid="0016f284" style:font-name-asian="OpenSymbol1" style:font-size-asian="11pt" style:font-style-asian="normal" style:font-name-complex="OpenSymbol1" style:font-size-complex="11pt" style:font-style-complex="normal"/>
    </style:style>
    <style:style style:name="T95" style:family="text">
      <style:text-properties style:font-name="Courier New1" fo:font-size="10.5pt" style:font-size-asian="10.5pt" style:font-size-complex="10.5pt"/>
    </style:style>
    <style:style style:name="T96" style:family="text">
      <style:text-properties style:font-name="Courier New1" fo:font-size="10pt" style:font-size-asian="10pt" style:font-size-complex="10pt"/>
    </style:style>
    <style:style style:name="T97" style:family="text">
      <style:text-properties style:font-name="Courier New1" fo:font-size="12pt" style:font-size-asian="12pt" style:font-size-complex="12pt"/>
    </style:style>
    <style:style style:name="T98" style:family="text">
      <style:text-properties style:font-name="Courier New1" fo:font-size="12pt" officeooo:rsid="0059a029" style:font-size-asian="12pt" style:font-size-complex="12pt"/>
    </style:style>
    <style:style style:name="T99" style:family="text">
      <style:text-properties style:font-name="Courier New1" fo:font-size="12pt" officeooo:rsid="005d35f7" style:font-size-asian="12pt" style:font-size-complex="12pt"/>
    </style:style>
    <style:style style:name="T100" style:family="text">
      <style:text-properties style:font-name="Courier New1" style:font-name-asian="MS Mincho"/>
    </style:style>
    <style:style style:name="T101" style:family="text">
      <style:text-properties style:font-name="Courier New1" officeooo:rsid="00401933" style:font-name-asian="MS Mincho"/>
    </style:style>
    <style:style style:name="T102" style:family="text">
      <style:text-properties style:font-name="Courier New1" fo:font-style="normal" style:font-style-asian="normal" style:font-size-complex="11pt" style:font-style-complex="normal"/>
    </style:style>
    <style:style style:name="T103" style:family="text">
      <style:text-properties style:font-name="Courier New1" fo:font-size="9pt" style:font-size-asian="9pt" style:font-size-complex="9pt"/>
    </style:style>
    <style:style style:name="T104" style:family="text">
      <style:text-properties style:font-name="Courier New1" style:font-size-complex="10.5pt"/>
    </style:style>
    <style:style style:name="T105" style:family="text">
      <style:text-properties style:font-name="Courier New1" officeooo:rsid="0016f284"/>
    </style:style>
    <style:style style:name="T106" style:family="text">
      <style:text-properties style:font-name-asian="MS Mincho"/>
    </style:style>
    <style:style style:name="T107" style:family="text">
      <style:text-properties officeooo:rsid="0042ddc2" style:font-name-asian="MS Mincho"/>
    </style:style>
    <style:style style:name="T108" style:family="text">
      <style:text-properties officeooo:rsid="00401933" style:font-name-asian="MS Mincho"/>
    </style:style>
    <style:style style:name="T109" style:family="text">
      <style:text-properties officeooo:rsid="001207db" style:font-name-asian="MS Mincho"/>
    </style:style>
    <style:style style:name="T110" style:family="text">
      <style:text-properties officeooo:rsid="001942d5" style:font-name-asian="MS Mincho"/>
    </style:style>
    <style:style style:name="T111" style:family="text">
      <style:text-properties officeooo:rsid="001b1070" style:font-name-asian="MS Mincho"/>
    </style:style>
    <style:style style:name="T112" style:family="text">
      <style:text-properties officeooo:rsid="002ea97d" style:font-name-asian="MS Mincho"/>
    </style:style>
    <style:style style:name="T113" style:family="text">
      <style:text-properties officeooo:rsid="0041360e" style:font-name-asian="MS Mincho"/>
    </style:style>
    <style:style style:name="T114" style:family="text">
      <style:text-properties officeooo:rsid="0043e1b3" style:font-name-asian="MS Mincho"/>
    </style:style>
    <style:style style:name="T115" style:family="text">
      <style:text-properties officeooo:rsid="004428c2" style:font-name-asian="MS Mincho"/>
    </style:style>
    <style:style style:name="T116" style:family="text">
      <style:text-properties officeooo:rsid="004b086a" style:font-name-asian="MS Mincho"/>
    </style:style>
    <style:style style:name="T117" style:family="text">
      <style:text-properties officeooo:rsid="004c578c" style:font-name-asian="MS Mincho"/>
    </style:style>
    <style:style style:name="T118" style:family="text">
      <style:text-properties officeooo:rsid="0068f0aa" style:font-name-asian="MS Mincho"/>
    </style:style>
    <style:style style:name="T119" style:family="text">
      <style:text-properties style:use-window-font-color="true" style:font-name="Times New Roman" fo:font-size="12pt" fo:language="fr" fo:country="FR" style:font-size-asian="12pt" style:font-name-complex="Times New Roman" style:font-size-complex="10pt" style:language-complex="ar" style:country-complex="SA"/>
    </style:style>
    <style:style style:name="T120" style:family="text">
      <style:text-properties style:use-window-font-color="true" style:font-name="Times New Roman" fo:font-size="12pt" fo:language="fr" fo:country="FR" style:font-size-asian="12pt" style:font-name-complex="Courier New" style:font-size-complex="12pt" style:language-complex="ar" style:country-complex="SA"/>
    </style:style>
    <style:style style:name="T121" style:family="text">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122" style:family="text">
      <style:text-properties style:use-window-font-color="true" style:font-name="Times New Roman" fo:font-size="12pt" fo:language="fr" fo:country="FR" officeooo:rsid="005f6dab" style:font-name-asian="Times New Roman" style:font-size-asian="12pt" style:font-name-complex="Times New Roman" style:font-size-complex="10pt" style:language-complex="ar" style:country-complex="SA"/>
    </style:style>
    <style:style style:name="T123" style:family="text">
      <style:text-properties style:use-window-font-color="true" style:font-name="Times New Roman" fo:font-size="12pt" fo:language="fr" fo:country="FR" fo:font-style="normal" style:font-size-asian="12pt" style:font-style-asian="normal" style:font-name-complex="Times New Roman" style:font-size-complex="10pt" style:language-complex="ar" style:country-complex="SA" style:font-style-complex="normal"/>
    </style:style>
    <style:style style:name="T124" style:family="text">
      <style:text-properties style:use-window-font-color="true" style:font-name="Times New Roman" fo:font-size="12pt" fo:language="fr" fo:country="FR" fo:font-style="normal" style:font-name-asian="Times New Roman" style:font-size-asian="12pt" style:font-style-asian="normal" style:font-name-complex="Times New Roman" style:font-size-complex="10pt" style:language-complex="ar" style:country-complex="SA" style:font-style-complex="normal"/>
    </style:style>
    <style:style style:name="T12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2pt" fo:language="fr" fo:country="FR" style:font-name-asian="MS Mincho" style:font-size-asian="12pt" style:font-name-complex="Times New Roman" style:font-size-complex="10pt" style:language-complex="ar" style:country-complex="SA"/>
    </style:style>
    <style:style style:name="T127" style:family="text">
      <style:text-properties style:use-window-font-color="true" style:font-name="Times New Roman" fo:font-size="12pt" fo:language="fr" fo:country="FR" officeooo:rsid="0041360e" style:font-name-asian="MS Mincho" style:font-size-asian="12pt" style:font-name-complex="Times New Roman" style:font-size-complex="10pt" style:language-complex="ar" style:country-complex="SA"/>
    </style:style>
    <style:style style:name="T128" style:family="text">
      <style:text-properties style:use-window-font-color="true" style:font-name="Courier New1" fo:font-size="11pt" fo:language="fr" fo:country="FR" style:font-name-asian="Times New Roman" style:font-size-asian="11pt" style:font-name-complex="Times New Roman" style:font-size-complex="10pt" style:language-complex="ar" style:country-complex="SA"/>
    </style:style>
    <style:style style:name="T129" style:family="text">
      <style:text-properties style:use-window-font-color="true" style:font-name="Courier New1" fo:font-size="11pt" fo:language="fr" fo:country="FR" style:font-name-asian="MS Mincho" style:font-size-asian="11pt" style:font-name-complex="Times New Roman" style:font-size-complex="11pt" style:language-complex="ar" style:country-complex="SA"/>
    </style:style>
    <style:style style:name="T130" style:family="text">
      <style:text-properties style:use-window-font-color="true" style:font-name="Courier New1" fo:font-size="11pt" fo:language="fr" fo:country="FR" style:font-size-asian="11pt" style:font-name-complex="Times New Roman" style:font-size-complex="11pt" style:language-complex="ar" style:country-complex="SA"/>
    </style:style>
    <style:style style:name="T131" style:family="text">
      <style:text-properties style:use-window-font-color="true" fo:language="fr" fo:country="FR" style:font-name-complex="Courier New" style:language-complex="ar" style:country-complex="SA"/>
    </style:style>
    <style:style style:name="T132" style:family="text">
      <style:text-properties style:use-window-font-color="true" fo:language="fr" fo:country="FR" style:font-name-complex="Times New Roman" style:language-complex="ar" style:country-complex="SA"/>
    </style:style>
    <style:style style:name="T133" style:family="text">
      <style:text-properties style:use-window-font-color="true" fo:language="fr" fo:country="FR" style:font-name-asian="Times New Roman" style:font-name-complex="Times New Roman" style:language-complex="ar" style:country-complex="SA"/>
    </style:style>
    <style:style style:name="T134" style:family="text">
      <style:text-properties style:use-window-font-color="true" style:font-name="Courier New" fo:language="fr" fo:country="FR" style:font-name-complex="Courier New" style:font-size-complex="10pt" style:language-complex="ar" style:country-complex="SA"/>
    </style:style>
    <style:style style:name="T135" style:family="text">
      <style:text-properties style:use-window-font-color="true" style:font-name="Courier New" fo:font-size="11pt" style:text-underline-style="none" officeooo:rsid="00235fca" style:font-size-asian="11pt"/>
    </style:style>
    <style:style style:name="T136" style:family="text">
      <style:text-properties style:font-name="Symbol"/>
    </style:style>
    <style:style style:name="T137" style:family="text">
      <style:text-properties style:font-name="Symbol" fo:font-style="italic" style:font-style-asian="italic"/>
    </style:style>
    <style:style style:name="T138" style:family="text">
      <style:text-properties style:font-name="Symbol" fo:font-style="italic" style:font-style-asian="italic" style:font-style-complex="normal"/>
    </style:style>
    <style:style style:name="T139" style:family="text">
      <style:text-properties style:font-name="Symbol" fo:font-style="italic" officeooo:rsid="001332e5" style:font-style-asian="italic" style:font-style-complex="italic"/>
    </style:style>
    <style:style style:name="T140" style:family="text">
      <style:text-properties style:font-name="Symbol" fo:font-style="italic" officeooo:rsid="0041360e" style:font-name-asian="MS Mincho" style:font-style-asian="italic" style:font-style-complex="italic"/>
    </style:style>
    <style:style style:name="T141" style:family="text">
      <style:text-properties style:font-name="Symbol" fo:font-style="italic" officeooo:rsid="0041c31d" style:font-name-asian="MS Mincho" style:font-style-asian="italic" style:font-style-complex="italic"/>
    </style:style>
    <style:style style:name="T142" style:family="text">
      <style:text-properties style:font-name="Symbol" fo:font-size="11pt" fo:font-style="normal" officeooo:rsid="001b1070" style:font-name-asian="MS Mincho" style:font-size-asian="11pt" style:font-style-asian="normal" style:font-size-complex="12pt" style:font-style-complex="normal"/>
    </style:style>
    <style:style style:name="T143" style:family="text">
      <style:text-properties style:font-name="Symbol" fo:font-style="normal" style:font-name-asian="MS Mincho" style:font-style-asian="normal" style:font-style-complex="normal"/>
    </style:style>
    <style:style style:name="T144" style:family="text">
      <style:text-properties style:font-name="Symbol" fo:font-style="normal" officeooo:rsid="0041360e" style:font-name-asian="MS Mincho" style:font-style-asian="normal" style:font-style-complex="normal"/>
    </style:style>
    <style:style style:name="T145" style:family="text">
      <style:text-properties style:font-name="Symbol" fo:font-style="normal" officeooo:rsid="0042ddc2" style:font-name-asian="MS Mincho" style:font-style-asian="normal" style:font-style-complex="normal"/>
    </style:style>
    <style:style style:name="T146" style:family="text">
      <style:text-properties style:font-name="Symbol" fo:font-style="normal" officeooo:rsid="0041c31d" style:font-name-asian="MS Mincho" style:font-style-asian="normal" style:font-name-complex="Standard Symbols L" style:font-style-complex="normal"/>
    </style:style>
    <style:style style:name="T147" style:family="text">
      <style:text-properties style:font-name="Symbol" fo:font-style="normal" style:font-style-asian="normal" style:font-style-complex="normal"/>
    </style:style>
    <style:style style:name="T148" style:family="text">
      <style:text-properties style:font-name="Symbol" fo:font-style="normal" officeooo:rsid="001332e5" style:font-style-asian="normal" style:font-style-complex="normal"/>
    </style:style>
    <style:style style:name="T149" style:family="text">
      <style:text-properties style:font-name="Symbol" fo:font-style="normal" fo:font-weight="normal" style:font-style-asian="normal" style:font-weight-asian="normal" style:font-style-complex="normal" style:font-weight-complex="normal"/>
    </style:style>
    <style:style style:name="T150" style:family="text">
      <style:text-properties style:font-name="Symbol" fo:font-style="normal" fo:font-weight="normal" style:font-name-asian="Standard Symbols L" style:font-style-asian="normal" style:font-weight-asian="normal" style:font-name-complex="Standard Symbols L" style:font-style-complex="normal" style:font-weight-complex="normal"/>
    </style:style>
    <style:style style:name="T151" style:family="text">
      <style:text-properties style:font-name="Symbol" fo:font-size="12pt" fo:font-style="normal" style:font-name-asian="MS Mincho" style:font-size-asian="12pt" style:font-style-asian="normal" style:font-style-complex="normal"/>
    </style:style>
    <style:style style:name="T152" style:family="text">
      <style:text-properties style:font-name="Courier New"/>
    </style:style>
    <style:style style:name="T153" style:family="text">
      <style:text-properties style:font-name="Courier New" fo:font-size="11pt" style:font-name-asian="MS Mincho" style:font-size-asian="11pt"/>
    </style:style>
    <style:style style:name="T154" style:family="text">
      <style:text-properties style:font-name="Courier New" fo:font-size="11pt" style:font-name-asian="MS Mincho" style:font-size-asian="11pt" style:font-size-complex="12pt"/>
    </style:style>
    <style:style style:name="T155" style:family="text">
      <style:text-properties style:font-name="Courier New" fo:font-size="11pt" officeooo:rsid="001b1070" style:font-name-asian="MS Mincho" style:font-size-asian="11pt" style:font-size-complex="12pt"/>
    </style:style>
    <style:style style:name="T156" style:family="text">
      <style:text-properties style:font-name="Courier New" fo:font-size="11pt" fo:font-style="italic" officeooo:rsid="001b1070" style:font-name-asian="MS Mincho" style:font-size-asian="11pt" style:font-style-asian="italic" style:font-size-complex="12pt"/>
    </style:style>
    <style:style style:name="T157" style:family="text">
      <style:text-properties style:font-name="Courier New" fo:font-size="11pt" fo:font-style="italic" style:font-name-asian="MS Mincho" style:font-size-asian="11pt" style:font-style-asian="italic" style:font-name-complex="Standard Symbols L" style:font-style-complex="normal"/>
    </style:style>
    <style:style style:name="T158" style:family="text">
      <style:text-properties style:font-name="Courier New" fo:font-size="11pt" style:font-size-asian="11pt"/>
    </style:style>
    <style:style style:name="T159" style:family="text">
      <style:text-properties style:font-name="Courier New" fo:font-size="11pt" style:text-underline-style="none" officeooo:rsid="00239ec5" style:font-size-asian="11pt"/>
    </style:style>
    <style:style style:name="T160" style:family="text">
      <style:text-properties style:font-name="Courier New" fo:font-size="9pt" style:font-size-asian="9pt"/>
    </style:style>
    <style:style style:name="T161" style:family="text">
      <style:text-properties style:font-name="Courier New" style:font-name-asian="MS Mincho"/>
    </style:style>
    <style:style style:name="T162" style:family="text">
      <style:text-properties style:font-name="Courier New" fo:font-size="10pt" style:font-name-asian="MS Mincho" style:font-size-asian="10pt"/>
    </style:style>
    <style:style style:name="T163" style:family="text">
      <style:text-properties style:font-name="Courier New" fo:font-size="10pt" style:font-size-asian="10pt" style:font-size-complex="10pt"/>
    </style:style>
    <style:style style:name="T164" style:family="text">
      <style:text-properties style:font-name="Courier New" fo:font-size="12pt" style:font-name-asian="MS Mincho" style:font-size-asian="12pt" style:font-size-complex="12pt"/>
    </style:style>
    <style:style style:name="T165" style:family="text">
      <style:text-properties fo:font-style="italic" style:font-style-asian="italic"/>
    </style:style>
    <style:style style:name="T166" style:family="text">
      <style:text-properties fo:font-style="italic" style:font-style-asian="italic" style:font-style-complex="italic"/>
    </style:style>
    <style:style style:name="T167" style:family="text">
      <style:text-properties fo:font-style="italic" officeooo:rsid="001332e5" style:font-style-asian="italic" style:font-style-complex="italic"/>
    </style:style>
    <style:style style:name="T168" style:family="text">
      <style:text-properties fo:font-style="italic" officeooo:rsid="0016f284" style:font-style-asian="italic" style:font-style-complex="italic"/>
    </style:style>
    <style:style style:name="T169" style:family="text">
      <style:text-properties fo:font-style="italic" style:font-style-asian="italic" style:font-style-complex="normal"/>
    </style:style>
    <style:style style:name="T170" style:family="text">
      <style:text-properties fo:font-style="italic" officeooo:rsid="002ea97d" style:font-style-asian="italic"/>
    </style:style>
    <style:style style:name="T171" style:family="text">
      <style:text-properties fo:font-style="italic" officeooo:rsid="004b086a" style:font-style-asian="italic"/>
    </style:style>
    <style:style style:name="T172" style:family="text">
      <style:text-properties fo:font-style="italic" style:font-name-asian="MS Mincho" style:font-style-asian="italic"/>
    </style:style>
    <style:style style:name="T173" style:family="text">
      <style:text-properties fo:font-style="italic" style:font-name-asian="MS Mincho" style:font-style-asian="italic" style:font-style-complex="italic"/>
    </style:style>
    <style:style style:name="T174" style:family="text">
      <style:text-properties fo:font-style="italic" officeooo:rsid="0041360e" style:font-name-asian="MS Mincho" style:font-style-asian="italic" style:font-style-complex="italic"/>
    </style:style>
    <style:style style:name="T175" style:family="text">
      <style:text-properties fo:font-style="italic" officeooo:rsid="0041c31d" style:font-name-asian="MS Mincho" style:font-style-asian="italic" style:font-style-complex="italic"/>
    </style:style>
    <style:style style:name="T176" style:family="text">
      <style:text-properties fo:font-style="italic" officeooo:rsid="0041360e" style:font-name-asian="MS Mincho" style:font-style-asian="italic"/>
    </style:style>
    <style:style style:name="T177" style:family="text">
      <style:text-properties fo:font-style="italic" officeooo:rsid="0041360e" style:font-name-asian="MS Mincho" style:font-style-asian="italic" style:font-style-complex="normal"/>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officeooo:rsid="0068f0aa"/>
    </style:style>
    <style:style style:name="T180" style:family="text">
      <style:text-properties officeooo:rsid="005d35f7"/>
    </style:style>
    <style:style style:name="T181" style:family="text">
      <style:text-properties style:font-name="Courier"/>
    </style:style>
    <style:style style:name="T182" style:family="text">
      <style:text-properties style:font-name="Courier" fo:font-size="11pt" style:font-size-asian="11pt"/>
    </style:style>
    <style:style style:name="T183" style:family="text">
      <style:text-properties style:font-name="Courier" fo:font-size="11pt" officeooo:rsid="005ead7c" style:font-size-asian="11pt"/>
    </style:style>
    <style:style style:name="T184" style:family="text">
      <style:text-properties style:font-name="Courier" fo:font-size="11pt" style:font-name-asian="MS Mincho" style:font-size-asian="11pt"/>
    </style:style>
    <style:style style:name="T185" style:family="text">
      <style:text-properties style:font-name="Courier" fo:font-size="11pt" style:font-name-asian="MS Mincho" style:font-size-asian="11pt" style:font-size-complex="12pt"/>
    </style:style>
    <style:style style:name="T186" style:family="text">
      <style:text-properties officeooo:rsid="005ead7c"/>
    </style:style>
    <style:style style:name="T187" style:family="text">
      <style:text-properties officeooo:rsid="005f6dab"/>
    </style:style>
    <style:style style:name="T188" style:family="text">
      <style:text-properties fo:font-variant="small-caps"/>
    </style:style>
    <style:style style:name="T189" style:family="text">
      <style:text-properties fo:font-variant="small-caps" style:font-name-asian="MS Mincho"/>
    </style:style>
    <style:style style:name="T190" style:family="text">
      <style:text-properties fo:font-variant="small-caps" officeooo:rsid="005f6dab" style:font-name-asian="MS Mincho"/>
    </style:style>
    <style:style style:name="T191" style:family="text">
      <style:text-properties fo:font-variant="small-caps" officeooo:rsid="004428c2" style:font-name-asian="MS Mincho"/>
    </style:style>
    <style:style style:name="T192" style:family="text">
      <style:text-properties fo:font-variant="small-caps" fo:color="#000000"/>
    </style:style>
    <style:style style:name="T193" style:family="text">
      <style:text-properties fo:font-variant="small-caps" fo:color="#000000" fo:font-size="12pt" fo:language="fr" fo:country="FR" style:font-name-asian="Times New Roman" style:font-size-asian="12pt" style:font-name-complex="Times New Roman" style:font-size-complex="10pt" style:language-complex="ar" style:country-complex="SA"/>
    </style:style>
    <style:style style:name="T194" style:family="text">
      <style:text-properties fo:font-variant="small-caps" style:font-name="Times New Roman"/>
    </style:style>
    <style:style style:name="T195" style:family="text">
      <style:text-properties fo:font-variant="small-caps" style:font-name="Times New Roman" fo:font-size="12pt" style:font-name-asian="MS Mincho" style:font-size-asian="12pt"/>
    </style:style>
    <style:style style:name="T196" style:family="text">
      <style:text-properties fo:font-variant="small-caps" style:font-name="Times New Roman" fo:font-size="12pt" style:font-name-asian="MS Mincho" style:font-size-asian="12pt" style:font-size-complex="12pt"/>
    </style:style>
    <style:style style:name="T197" style:family="text">
      <style:text-properties fo:font-variant="small-caps" fo:font-size="18pt" fo:font-weight="bold" style:font-size-asian="18pt" style:font-weight-asian="bold"/>
    </style:style>
    <style:style style:name="T198" style:family="text">
      <style:text-properties fo:font-variant="small-caps" fo:font-weight="bold" style:font-weight-asian="bold" style:font-weight-complex="bold"/>
    </style:style>
    <style:style style:name="T199" style:family="text">
      <style:text-properties fo:font-variant="small-caps" fo:font-style="normal" style:font-style-asian="normal" style:font-style-complex="normal"/>
    </style:style>
    <style:style style:name="T200" style:family="text">
      <style:text-properties fo:font-variant="small-caps" fo:font-style="normal" style:font-name-asian="MS Mincho" style:font-style-asian="normal" style:font-style-complex="normal"/>
    </style:style>
    <style:style style:name="T201" style:family="text">
      <style:text-properties fo:font-variant="small-caps" fo:font-size="12pt" fo:language="fr" fo:country="FR" style:font-name-asian="Times New Roman" style:font-size-asian="12pt" style:font-name-complex="Times New Roman" style:font-size-complex="10pt" style:language-complex="ar" style:country-complex="SA"/>
    </style:style>
    <style:style style:name="T202" style:family="text">
      <style:text-properties fo:font-variant="small-caps" fo:font-size="12pt" style:font-size-asian="12pt" style:font-size-complex="12pt"/>
    </style:style>
    <style:style style:name="T203" style:family="text">
      <style:text-properties fo:font-variant="small-caps" fo:font-style="italic" style:font-style-asian="italic" style:font-style-complex="italic"/>
    </style:style>
    <style:style style:name="T204" style:family="text">
      <style:text-properties fo:font-variant="small-caps" officeooo:rsid="001ebeed"/>
    </style:style>
    <style:style style:name="T205" style:family="text">
      <style:text-properties fo:font-variant="small-caps" officeooo:rsid="0021a010"/>
    </style:style>
    <style:style style:name="T206" style:family="text">
      <style:text-properties fo:font-variant="small-caps" fo:font-size="8pt" officeooo:rsid="001ebeed" style:font-size-asian="8pt" style:font-size-complex="8pt"/>
    </style:style>
    <style:style style:name="T207" style:family="text">
      <style:text-properties fo:font-variant="small-caps" officeooo:rsid="0035b80a"/>
    </style:style>
    <style:style style:name="T208" style:family="text">
      <style:text-properties fo:font-variant="small-caps" officeooo:rsid="0062fc5f"/>
    </style:style>
    <style:style style:name="T209" style:family="text">
      <style:text-properties fo:font-size="12pt" fo:language="fr" fo:country="FR" style:font-name-asian="Times New Roman" style:font-size-asian="12pt" style:font-name-complex="Times New Roman" style:font-size-complex="10pt" style:language-complex="ar" style:country-complex="SA"/>
    </style:style>
    <style:style style:name="T210" style:family="text">
      <style:text-properties fo:font-size="12pt" fo:language="fr" fo:country="FR" officeooo:rsid="0022bc2f" style:font-name-asian="Times New Roman" style:font-size-asian="12pt" style:font-name-complex="Times New Roman" style:font-size-complex="10pt" style:language-complex="ar" style:country-complex="SA"/>
    </style:style>
    <style:style style:name="T211" style:family="text">
      <style:text-properties fo:font-size="12pt" fo:language="fr" fo:country="FR" officeooo:rsid="00239ec5" style:font-name-asian="Times New Roman" style:font-size-asian="12pt" style:font-name-complex="Times New Roman" style:font-size-complex="10pt" style:language-complex="ar" style:country-complex="SA"/>
    </style:style>
    <style:style style:name="T212" style:family="text">
      <style:text-properties fo:font-size="12pt" fo:language="fr" fo:country="FR" officeooo:rsid="00248d9f" style:font-name-asian="Times New Roman" style:font-size-asian="12pt" style:font-name-complex="Times New Roman" style:font-size-complex="10pt" style:language-complex="ar" style:country-complex="SA"/>
    </style:style>
    <style:style style:name="T213" style:family="text">
      <style:text-properties fo:font-size="12pt" style:font-size-asian="12pt" style:font-size-complex="12pt"/>
    </style:style>
    <style:style style:name="T214" style:family="text">
      <style:text-properties fo:font-size="12pt" style:font-name-asian="MS Mincho" style:font-size-asian="12pt" style:font-size-complex="12pt"/>
    </style:style>
    <style:style style:name="T215" style:family="text">
      <style:text-properties fo:font-size="12pt" fo:language="en" fo:country="US" officeooo:rsid="0030d9df" style:font-name-asian="Times New Roman" style:font-size-asian="12pt" style:font-name-complex="Times New Roman" style:font-size-complex="10pt" style:language-complex="ar" style:country-complex="SA"/>
    </style:style>
    <style:style style:name="T216" style:family="text">
      <style:text-properties fo:color="#000000"/>
    </style:style>
    <style:style style:name="T217" style:family="text">
      <style:text-properties fo:color="#000000" style:text-underline-style="none"/>
    </style:style>
    <style:style style:name="T218" style:family="text">
      <style:text-properties fo:color="#000000" style:text-underline-style="none" style:font-name-asian="MS Mincho"/>
    </style:style>
    <style:style style:name="T219" style:family="text">
      <style:text-properties fo:color="#000000" style:text-underline-style="none" officeooo:rsid="001ca8b6"/>
    </style:style>
    <style:style style:name="T220" style:family="text">
      <style:text-properties fo:color="#000000" style:text-underline-style="none" officeooo:rsid="001dfdd8"/>
    </style:style>
    <style:style style:name="T221" style:family="text">
      <style:text-properties fo:color="#000000" style:text-underline-style="none" officeooo:rsid="002008a8"/>
    </style:style>
    <style:style style:name="T222" style:family="text">
      <style:text-properties fo:color="#000000" fo:font-size="12pt" fo:language="fr" fo:country="FR" style:font-name-asian="Times New Roman" style:font-size-asian="12pt" style:font-name-complex="Times New Roman" style:font-size-complex="10pt" style:language-complex="ar" style:country-complex="SA"/>
    </style:style>
    <style:style style:name="T223" style:family="text">
      <style:text-properties fo:color="#000000" fo:font-size="12pt" fo:language="fr" fo:country="FR" officeooo:rsid="0022bc2f" style:font-name-asian="Times New Roman" style:font-size-asian="12pt" style:font-name-complex="Times New Roman" style:font-size-complex="10pt" style:language-complex="ar" style:country-complex="SA"/>
    </style:style>
    <style:style style:name="T224" style:family="text">
      <style:text-properties fo:color="#000000" fo:font-size="12pt" fo:language="fr" fo:country="FR" officeooo:rsid="00239ec5" style:font-name-asian="Times New Roman" style:font-size-asian="12pt" style:font-name-complex="Times New Roman" style:font-size-complex="10pt" style:language-complex="ar" style:country-complex="SA"/>
    </style:style>
    <style:style style:name="T225" style:family="text">
      <style:text-properties fo:color="#000000" fo:font-size="12pt" fo:language="fr" fo:country="FR" style:text-underline-style="none" style:font-name-asian="Times New Roman" style:font-size-asian="12pt" style:font-name-complex="Times New Roman" style:font-size-complex="10pt" style:language-complex="ar" style:country-complex="SA"/>
    </style:style>
    <style:style style:name="T226" style:family="text">
      <style:text-properties fo:color="#000000" fo:font-size="12pt" fo:language="fr" fo:country="FR" style:text-underline-style="none" officeooo:rsid="001ca8b6" style:font-name-asian="Times New Roman" style:font-size-asian="12pt" style:font-name-complex="Times New Roman" style:font-size-complex="10pt" style:language-complex="ar" style:country-complex="SA"/>
    </style:style>
    <style:style style:name="T227" style:family="text">
      <style:text-properties fo:color="#000000" style:font-name-asian="MS Mincho"/>
    </style:style>
    <style:style style:name="T228" style:family="text">
      <style:text-properties fo:color="#000000" style:font-name="Courier New1" fo:font-size="11pt" style:font-name-asian="MS Mincho" style:font-size-asian="11pt" style:font-size-complex="11pt"/>
    </style:style>
    <style:style style:name="T229" style:family="text">
      <style:text-properties fo:font-style="normal" style:font-style-asian="normal" style:font-style-complex="normal"/>
    </style:style>
    <style:style style:name="T230" style:family="text">
      <style:text-properties fo:font-style="normal" officeooo:rsid="002ea97d" style:font-style-asian="normal" style:font-style-complex="normal"/>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style:font-name-asian="MS Mincho" style:font-style-asian="normal" style:font-style-complex="normal"/>
    </style:style>
    <style:style style:name="T233" style:family="text">
      <style:text-properties fo:font-style="normal" officeooo:rsid="0041360e" style:font-name-asian="MS Mincho" style:font-style-asian="normal" style:font-style-complex="normal"/>
    </style:style>
    <style:style style:name="T234" style:family="text">
      <style:text-properties fo:font-style="normal" officeooo:rsid="0041c31d" style:font-name-asian="MS Mincho" style:font-style-asian="normal" style:font-style-complex="normal"/>
    </style:style>
    <style:style style:name="T235" style:family="text">
      <style:text-properties fo:font-style="normal" officeooo:rsid="0042ddc2" style:font-name-asian="MS Mincho" style:font-style-asian="normal" style:font-style-complex="normal"/>
    </style:style>
    <style:style style:name="T236" style:family="text">
      <style:text-properties style:font-name="OpenSymbol1" fo:font-style="normal" style:font-name-asian="OpenSymbol1" style:font-style-asian="normal" style:font-name-complex="OpenSymbol1" style:font-style-complex="normal"/>
    </style:style>
    <style:style style:name="T237" style:family="text">
      <style:text-properties style:font-name="OpenSymbol1" fo:font-style="normal" officeooo:rsid="001332e5" style:font-name-asian="OpenSymbol1" style:font-style-asian="normal" style:font-name-complex="OpenSymbol1" style:font-style-complex="normal"/>
    </style:style>
    <style:style style:name="T238" style:family="text">
      <style:text-properties style:font-name="OpenSymbol1" fo:font-style="normal" officeooo:rsid="0016f284" style:font-name-asian="OpenSymbol1" style:font-style-asian="normal" style:font-name-complex="OpenSymbol1" style:font-style-complex="normal"/>
    </style:style>
    <style:style style:name="T239" style:family="text">
      <style:text-properties style:font-style-complex="italic"/>
    </style:style>
    <style:style style:name="T240" style:family="text">
      <style:text-properties style:font-name="URW Chancery L" fo:font-size="14pt" fo:font-style="normal" style:font-size-asian="14pt" style:font-style-asian="normal" style:font-size-complex="14pt" style:font-style-complex="normal"/>
    </style:style>
    <style:style style:name="T241" style:family="text">
      <style:text-properties style:font-name="URW Chancery L" fo:font-size="14pt" fo:font-style="normal" fo:font-weight="normal" style:font-size-asian="14pt" style:font-style-asian="normal" style:font-weight-asian="normal" style:font-size-complex="14pt" style:font-style-complex="normal" style:font-weight-complex="normal"/>
    </style:style>
    <style:style style:name="T242" style:family="text">
      <style:text-properties style:font-name="URW Chancery L" fo:font-size="14pt" fo:font-style="normal" fo:font-weight="normal" style:font-name-asian="MS Mincho" style:font-size-asian="14pt" style:font-style-asian="normal" style:font-weight-asian="normal" style:font-size-complex="14pt" style:font-style-complex="normal" style:font-weight-complex="normal"/>
    </style:style>
    <style:style style:name="T243" style:family="text">
      <style:text-properties style:font-name="URW Chancery L" fo:font-size="14pt" fo:font-style="normal" style:font-name-asian="MS Mincho" style:font-size-asian="14pt" style:font-style-asian="normal" style:font-size-complex="14pt" style:font-style-complex="normal"/>
    </style:style>
    <style:style style:name="T244" style:family="text">
      <style:text-properties style:font-name="URW Chancery L" fo:font-size="14pt" style:font-name-asian="MS Mincho" style:font-size-asian="14pt" style:font-size-complex="14pt"/>
    </style:style>
    <style:style style:name="T245" style:family="text">
      <style:text-properties style:font-name="URW Chancery L" fo:font-size="14pt" fo:font-weight="normal" style:font-name-asian="MS Mincho" style:font-size-asian="14pt" style:font-weight-asian="normal" style:font-size-complex="14pt" style:font-weight-complex="normal"/>
    </style:style>
    <style:style style:name="T246" style:family="text">
      <style:text-properties style:font-name="Courier1" fo:font-size="11pt" style:font-size-asian="11pt" style:font-size-complex="11pt"/>
    </style:style>
    <style:style style:name="T247" style:family="text">
      <style:text-properties style:font-name="Courier1" fo:font-size="11pt" style:font-name-asian="MS Mincho" style:font-size-asian="11pt" style:font-size-complex="11pt"/>
    </style:style>
    <style:style style:name="T248" style:family="text">
      <style:text-properties style:font-name="Courier1" style:font-name-asian="MS Mincho"/>
    </style:style>
    <style:style style:name="T249" style:family="text">
      <style:text-properties style:font-name="Courier1" officeooo:rsid="0018bba7"/>
    </style:style>
    <style:style style:name="T250" style:family="text">
      <style:text-properties fo:font-weight="bold" style:font-name-asian="MS Mincho" style:font-weight-asian="bold"/>
    </style:style>
    <style:style style:name="T251" style:family="text">
      <style:text-properties fo:font-weight="bold" style:font-weight-asian="bold" style:font-weight-complex="bold"/>
    </style:style>
    <style:style style:name="T252" style:family="text">
      <style:text-properties style:font-name="Standard Symbols L" fo:font-style="normal" style:font-name-asian="Standard Symbols L" style:font-style-asian="normal" style:font-name-complex="Standard Symbols L" style:font-style-complex="normal"/>
    </style:style>
    <style:style style:name="T253" style:family="text">
      <style:text-properties style:font-name="Standard Symbols L" style:font-name-asian="Standard Symbols L" style:font-name-complex="Standard Symbols L"/>
    </style:style>
    <style:style style:name="T254" style:family="text">
      <style:text-properties style:font-name="Standard Symbols L" fo:font-size="12pt" fo:font-style="normal" style:font-name-asian="Standard Symbols L" style:font-size-asian="12pt" style:font-style-asian="normal" style:font-name-complex="Standard Symbols L" style:font-style-complex="normal"/>
    </style:style>
    <style:style style:name="T255" style:family="text">
      <style:text-properties style:font-name="Standard Symbols L" fo:font-size="12pt" fo:font-style="normal" style:font-name-asian="Standard Symbols L" style:font-size-asian="12pt" style:font-style-asian="normal" style:font-name-complex="Standard Symbols L" style:font-size-complex="12pt" style:font-style-complex="normal"/>
    </style:style>
    <style:style style:name="T256" style:family="text">
      <style:text-properties style:font-name="Standard Symbols L" fo:font-style="italic" officeooo:rsid="0041c31d" style:font-name-asian="MS Mincho" style:font-style-asian="italic" style:font-name-complex="Standard Symbols L" style:font-style-complex="italic"/>
    </style:style>
    <style:style style:name="T257" style:family="text">
      <style:text-properties style:font-name="Standard Symbols L" fo:font-style="italic" officeooo:rsid="0041c31d" style:font-name-asian="Standard Symbols L" style:font-style-asian="italic" style:font-name-complex="Standard Symbols L" style:font-style-complex="italic"/>
    </style:style>
    <style:style style:name="T258" style:family="text">
      <style:text-properties style:text-position="super 58%"/>
    </style:style>
    <style:style style:name="T259" style:family="text">
      <style:text-properties style:text-position="sub 58%"/>
    </style:style>
    <style:style style:name="T260" style:family="text">
      <style:text-properties style:text-position="sub 58%" fo:font-style="italic" style:font-name-asian="MS Mincho" style:font-style-asian="italic"/>
    </style:style>
    <style:style style:name="T261" style:family="text">
      <style:text-properties style:text-position="sub 58%" fo:font-style="italic" style:font-style-asian="italic" style:font-style-complex="italic"/>
    </style:style>
    <style:style style:name="T262" style:family="text">
      <style:text-properties style:text-underline-style="solid" style:text-underline-width="auto" style:text-underline-color="font-color"/>
    </style:style>
    <style:style style:name="T263" style:family="text">
      <style:text-properties style:text-underline-style="solid" style:text-underline-width="auto" style:text-underline-color="font-color" style:font-name-asian="MS Mincho"/>
    </style:style>
    <style:style style:name="T264" style:family="text">
      <style:text-properties style:text-underline-style="solid" style:text-underline-width="auto" style:text-underline-color="font-color" officeooo:rsid="002d846b"/>
    </style:style>
    <style:style style:name="T265" style:family="text">
      <style:text-properties fo:language="zxx" fo:country="none" style:letter-kerning="true"/>
    </style:style>
    <style:style style:name="T266" style:family="text">
      <style:text-properties style:font-name="Times New Roman1" style:font-name-complex="Times New Roman"/>
    </style:style>
    <style:style style:name="T267" style:family="text">
      <style:text-properties style:font-name="Standard Symbols L1" fo:font-style="normal" style:font-name-asian="Standard Symbols L" style:font-style-asian="normal" style:font-name-complex="Standard Symbols L" style:font-style-complex="normal"/>
    </style:style>
    <style:style style:name="T268" style:family="text">
      <style:text-properties fo:font-weight="normal" style:font-weight-asian="normal" style:font-style-complex="italic" style:font-weight-complex="normal"/>
    </style:style>
    <style:style style:name="T269" style:family="text">
      <style:text-properties style:text-underline-style="none"/>
    </style:style>
    <style:style style:name="T270" style:family="text">
      <style:text-properties officeooo:rsid="000fb740"/>
    </style:style>
    <style:style style:name="T271" style:family="text">
      <style:text-properties officeooo:rsid="001207db"/>
    </style:style>
    <style:style style:name="T272" style:family="text">
      <style:text-properties officeooo:rsid="001528a7"/>
    </style:style>
    <style:style style:name="T273" style:family="text">
      <style:text-properties officeooo:rsid="0016f284"/>
    </style:style>
    <style:style style:name="T274" style:family="text">
      <style:text-properties officeooo:rsid="0018bba7"/>
    </style:style>
    <style:style style:name="T275" style:family="text">
      <style:text-properties officeooo:rsid="001942d5"/>
    </style:style>
    <style:style style:name="T276" style:family="text">
      <style:text-properties officeooo:rsid="001ca8b6"/>
    </style:style>
    <style:style style:name="T277" style:family="text">
      <style:text-properties officeooo:rsid="00284b4b"/>
    </style:style>
    <style:style style:name="T278" style:family="text">
      <style:text-properties officeooo:rsid="0029bda5"/>
    </style:style>
    <style:style style:name="T279" style:family="text">
      <style:text-properties officeooo:rsid="002a5215"/>
    </style:style>
    <style:style style:name="T280" style:family="text">
      <style:text-properties officeooo:rsid="002b8ad0"/>
    </style:style>
    <style:style style:name="T281" style:family="text">
      <style:text-properties officeooo:rsid="002d846b"/>
    </style:style>
    <style:style style:name="T282" style:family="text">
      <style:text-properties officeooo:rsid="00317ab6"/>
    </style:style>
    <style:style style:name="T283" style:family="text">
      <style:text-properties officeooo:rsid="00337c9b"/>
    </style:style>
    <style:style style:name="T284" style:family="text">
      <style:text-properties officeooo:rsid="001ebeed"/>
    </style:style>
    <style:style style:name="T285" style:family="text">
      <style:text-properties officeooo:rsid="003901af"/>
    </style:style>
    <style:style style:name="T286" style:family="text">
      <style:text-properties officeooo:rsid="003ea68f"/>
    </style:style>
    <style:style style:name="T287" style:family="text">
      <style:text-properties officeooo:rsid="00607552"/>
    </style:style>
    <style:style style:name="T288"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style:column style:rel-width="4244*" fo:start-indent="0cm" fo:end-indent="0.053cm"/>
          <style:column style:rel-width="2153*" fo:start-indent="0.053cm" fo:end-indent="0cm"/>
          <style:column style:rel-width="3240*"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text:span text:style-name="T197">Muscadet</text:span><text:span text:style-name="T5"> version 4</text:span><text:span text:style-name="T5"> </text:span></text:p>
      <text:p text:style-name="P75">Manuel de l’Utilisateur</text:p>
      <text:p text:style-name="P42"><text:span text:style-name="Internet_20_link"><text:span text:style-name="T135">http://www.normalesup.org/~pastre/muscadet/manuel-fr.pdf</text:span></text:span><text:span text:style-name="Internet_20_link"><text:span text:style-name="T159"> </text:span></text:span><text:span text:style-name="Internet_20_link"><text:span text:style-name="T269"><text:note text:id="ftn1" text:note-class="footnote"><text:note-citation>1</text:note-citation><text:note-body><text:p text:style-name="Footnote"><text:s/>Version anglaise dans <text:span text:style-name="T103">http://www.normalesup.org/~pastre/muscadet/manual-en.pdf</text:span></text:p></text:note-body></text:note></text:span></text:span></text:p>
      <text:p text:style-name="P3"><text:span text:style-name="T7">2</text:span><text:span text:style-name="T8">2</text:span><text:span text:style-name="T7">/03/</text:span>201<text:span text:style-name="T10">8 <text:s text:c="7"/></text:span></text:p>
      <text:p text:style-name="P125"/>
      <text:p text:style-name="P125">Dominique PASTRE<text:span text:style-name="T283"> </text:span><text:span text:style-name="T283"><text:note text:id="ftn2" text:note-class="footnote"><text:note-citation>2</text:note-citation><text:note-body><text:p text:style-name="P187"><text:s/><text:span text:style-name="T204">laforia</text:span><text:span text:style-name="T284">, Universit</text:span>é<text:span text:style-name="T284"> Pierre et Marie Curie (Paris 6) </text:span>puis<text:span text:style-name="T284"> </text:span><text:span text:style-name="T205">c</text:span><text:span text:style-name="T204">rip</text:span><text:span text:style-name="T206">5</text:span><text:span text:style-name="T284">/</text:span><text:span text:style-name="T207">lipade</text:span><text:span text:style-name="T284">, Universit</text:span>é<text:span text:style-name="T284"> Paris Descartes (Paris 5)</text:span></text:p></text:note-body></text:note></text:span></text:p>
      <text:p text:style-name="P61">LIPADE - Université Paris Descartes</text:p>
      <text:p text:style-name="P48">pastre@<text:span text:style-name="T270">phare.normalesup.org</text:span></text:p>
      <text:p text:style-name="P74"/>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28"/>
        </text:index-body>
      </text:table-of-content>
      <text:table-of-content text:style-name="Sect1" text:protected="true" text:name="Table des matières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7">1. Introduction<text:tab/>1</text:p>
          <text:p text:style-name="P127">2. Exemples<text:tab/>2</text:p>
          <text:p text:style-name="P185">2.1. Transitivité de l’inclusion<text:tab/>2</text:p>
          <text:p text:style-name="P185">2.2. Ensemble des parties de l’intersection de deux ensembles<text:tab/>3</text:p>
          <text:p text:style-name="P127">3. De Muscadet1 à Muscadet4<text:tab/>4</text:p>
          <text:p text:style-name="P127">4. Représentations informatiques<text:tab/>7</text:p>
          <text:p text:style-name="P185">4.1. Expression des énoncés mathématiques<text:tab/>7</text:p>
          <text:p text:style-name="P185">4.2. Expression des faits<text:tab/>8</text:p>
          <text:p text:style-name="P185">4.3. Expression des règles<text:tab/>8</text:p>
          <text:p text:style-name="P185">4.4. Expression des super-actions<text:tab/>9</text:p>
          <text:p text:style-name="P127">5. Comment utiliser Muscadet4<text:tab/>10</text:p>
          <text:p text:style-name="P185">5.1 Démonstration directe<text:tab/>11</text:p>
          <text:p text:style-name="P185">5.2 A partir de fichiers contenant théorèmes et définitions<text:tab/>11</text:p>
          <text:p text:style-name="P185">5.3 A partir de la base de problèmes TPTP<text:tab/>13</text:p>
          <text:p text:style-name="P185">5.4 Modification des options par défaut<text:tab/>13</text:p>
          <text:p text:style-name="P127">6. Définitions et lemmes<text:tab/>14</text:p>
          <text:p text:style-name="P127">7. Elimination des symboles fonctionnels<text:tab/>16</text:p>
          <text:p text:style-name="P127">8. Construction des règles<text:tab/>17</text:p>
          <text:p text:style-name="P127">9. Activation et ordre des règles<text:tab/>18</text:p>
          <text:p text:style-name="P127">10. Quelques stratégies<text:tab/>18</text:p>
          <text:p text:style-name="P185">10.1. Traitement des conclusions universelles et des implications<text:tab/>18</text:p>
          <text:p text:style-name="P185">10.2. Traitement des conclusions conjonctives <text:tab/>18</text:p>
          <text:p text:style-name="P185">10.3. Traitement des hypothèses universelles<text:tab/>19</text:p>
          <text:p text:style-name="P185">10.4. Traitement des conclusions existentielles <text:tab/>19</text:p>
          <text:p text:style-name="P185">10.5. Traitement des hypothèses existentielles<text:tab/>19</text:p>
          <text:p text:style-name="P185">10.6. Traitement des conclusions disjonctives <text:tab/>19</text:p>
          <text:p text:style-name="P185">10.7. Traitement des hypothèses disjonctives<text:tab/>20</text:p>
          <text:p text:style-name="P185">10.8. Connaissances spécifiques à certains domaines<text:tab/>20</text:p>
          <text:p text:style-name="P127">11. Enoncés du 2ème ordre <text:tab/>20</text:p>
          <text:p text:style-name="P127">12. Disponibilité<text:tab/>21</text:p>
          <text:p text:style-name="P127">13. Références<text:tab/>22</text:p>
        </text:index-body>
      </text:table-of-content>
      <text:p text:style-name="P126"/>
      <text:h text:style-name="Heading_20_1" text:outline-level="1">1. Introduction</text:h>
      <text:p text:style-name="Standard">Le démonstrateur de théorèmes <text:span text:style-name="T188">Muscadet</text:span> est un système à base de connaissances basé sur la déduction naturelle (au sens de Bledsoe[71, 77]) et utilisant des méthodes proches de celles de l’être humain. Il comprend un moteur d'inférences qui interprète et exécute des règles et une ou plusieurs bases de faits qui sont les représentations internes de « théorèmes à démontrer ». </text:p>
      <text:p text:style-name="Standard"><text:soft-page-break/></text:p>
      <text:p text:style-name="Standard">Les règles sont soit universelles et incorporées au système, soit construites par le système lui-même grâce à des métarègles, à partir des données (définitions et lemmes) fournies par l'utilisateur. Elles sont de la forme <text:span text:style-name="T165">si &lt;liste de conditions&gt; alors &lt;liste d’actions&gt;.</text:span> Les conditions sont en principe des propriétés rapidement vérifiées, les actions peuvent être soit des actions élémentaires rapidement exécutées, soit des “super-actions” définies comme des paquets de règles.</text:p>
      <text:p text:style-name="Standard"/>
      <text:p text:style-name="Standard">La représentation d’un « théorème à démontrer » (ou d’un sous-théorème) est une description de son état pendant la démonstration, constituée des objets qui ont été créés, d’hypothèses, d’une conclusion à démontrer, de règles dites actives, éventuellement de sous-théorèmes, etc. Au début, elle est constituée uniquement d’une conclusion qui est l’énoncé initial du théorème à démontrer et d’une liste de règles dites actives, c’est-à-dire de règles pertinentes pour ce théorème, qui a été construite automatiquement.</text:p>
      <text:p text:style-name="Standard"/>
      <text:p text:style-name="Standard">Les règles actives quand elles s’appliquent peuvent ajouter de nouvelles hypothèses, modifier la conclusion, créer de nouveaux éléments, créer des sous-théorèmes, construire de nouvelles règles locales à un (sous-)théorème. Quand la conclusion a été mise à <text:span text:style-name="T26">true</text:span>, par exemple si on a ajouté comme nouvelle hypothèse la conclusion à démontrer, ou si on a une conclusion existentielle <text:span text:style-name="T147"></text:span><text:span text:style-name="T26">X p</text:span><text:span text:style-name="T42">(</text:span><text:span text:style-name="T26">X</text:span><text:span text:style-name="T42">) </text:span>et une hypothèse <text:span text:style-name="T166">p</text:span><text:span text:style-name="T229">(</text:span><text:span text:style-name="T166">a</text:span><text:span text:style-name="T229">)</text:span>, le théorème est démontré. S’il ne s’agit que d’un sous-théorème, cette information est remontée au théorème qui l’a créé.</text:p>
      <text:h text:style-name="Heading_20_1" text:outline-level="1">2. Exemples</text:h>
      <text:p text:style-name="Standard">Dans tout ce texte, on utilisera les conventions <text:span text:style-name="T188">Prolog</text:span> pour désigner des constantes (noms commençant par une minuscule) ou des variables (noms commençant par une majuscule ou par le symbole « _ »). De plus, dans les parties informelles, on étendra ces conventions aux prédicats (ce qui n'est pas possible en <text:span text:style-name="T188">Prolog</text:span>), et d'une manière assez large, on écrira <text:span text:style-name="T166">P</text:span>(<text:span text:style-name="T166">X</text:span>) pour désigner une expression quelconque dépendant de <text:span text:style-name="T166">X</text:span>.</text:p>
      <text:h text:style-name="Heading_20_2" text:outline-level="2">2.1. Transitivité de l’inclusion</text:h>
      <text:p text:style-name="Standard">Soit à démontrer la transitivité de l'inclusion</text:p>
      <text:p text:style-name="P40"><text:span text:style-name="T147"></text:span><text:span text:style-name="T165">A</text:span><text:span text:style-name="T147"></text:span><text:span text:style-name="T165">B</text:span><text:span text:style-name="T147"></text:span><text:span text:style-name="T165">C</text:span><text:span text:style-name="T229"> (</text:span><text:span text:style-name="T165">A</text:span><text:span text:style-name="T147"></text:span><text:span text:style-name="T165">B </text:span><text:span text:style-name="T236">∧</text:span><text:span text:style-name="T165"> B</text:span><text:span text:style-name="T147"></text:span><text:span text:style-name="T165">C </text:span><text:span text:style-name="T147"></text:span><text:span text:style-name="T138"> </text:span><text:span text:style-name="T165">A</text:span><text:span text:style-name="T147"></text:span><text:span text:style-name="T165">C</text:span><text:span text:style-name="T229">)</text:span></text:p>
      <text:p text:style-name="Standard">avec la définition de l’inclusion</text:p>
      <text:p text:style-name="P40"><text:span text:style-name="T166">A</text:span><text:span text:style-name="T147"></text:span><text:span text:style-name="T166">B</text:span><text:span text:style-name="T229"> </text:span><text:span text:style-name="T147"></text:span><text:span text:style-name="T229"> </text:span><text:span text:style-name="T147"></text:span><text:span text:style-name="T166">X</text:span><text:span text:style-name="T229"> (</text:span><text:span text:style-name="T166">X</text:span><text:span text:style-name="T147"></text:span><text:span text:style-name="T166">A</text:span><text:span text:style-name="T229"> </text:span><text:span text:style-name="T147"></text:span><text:span text:style-name="T229"> </text:span><text:span text:style-name="T166">X</text:span><text:span text:style-name="T147"></text:span><text:span text:style-name="T166">B</text:span><text:span text:style-name="T229">)</text:span></text:p>
      <text:p text:style-name="P65"/>
      <text:p text:style-name="Standard">Recevant l’énoncé du théorème, <text:span text:style-name="T188">Muscadet</text:span> crée des objets<text:span text:style-name="T165"> a, b </text:span>et<text:span text:style-name="T165"> c</text:span> en appliquant trois fois la règle</text:p>
      <text:p text:style-name="P129"><text:span text:style-name="T165">Règle </text:span><text:span text:style-name="T147"></text:span><text:span text:style-name="T165"> </text:span><text:span text:style-name="T229">:</text:span><text:span text:style-name="T165"><text:tab/>si on a la conclusion </text:span><text:span text:style-name="T147"></text:span><text:span text:style-name="T166">X</text:span><text:span text:style-name="T229"> </text:span><text:span text:style-name="T166">C</text:span><text:span text:style-name="T229">(</text:span><text:span text:style-name="T166">X</text:span><text:span text:style-name="T229">) </text:span></text:p>
      <text:p text:style-name="P130"><text:tab/>alors créer un nouvel objet x et la <text:s/>nouvelle conclusion est C<text:span text:style-name="T229">(</text:span>x<text:span text:style-name="T229">)</text:span></text:p>
      <text:p text:style-name="Standard">et la nouvelle conclusion est </text:p>
      <text:p text:style-name="P40"><text:span text:style-name="T165">a </text:span><text:span text:style-name="T147"></text:span><text:span text:style-name="T165"> b </text:span><text:span text:style-name="T252"> </text:span><text:span text:style-name="T165">b </text:span><text:span text:style-name="T147"></text:span><text:span text:style-name="T165"> c </text:span><text:span text:style-name="T147"></text:span><text:span text:style-name="T165"> <text:s/>a </text:span><text:span text:style-name="T147"></text:span><text:span text:style-name="T165"> c</text:span></text:p>
      <text:p text:style-name="P136">Puis la règle</text:p>
      <text:p text:style-name="P153"><text:span text:style-name="T165">Règle </text:span><text:span text:style-name="T147"></text:span><text:span text:style-name="T165"> </text:span><text:span text:style-name="T229">:</text:span><text:span text:style-name="T165"><text:tab/>si on a la conclusion H </text:span><text:span text:style-name="T147"></text:span><text:span text:style-name="T165"> C</text:span></text:p>
      <text:p text:style-name="P152"><text:tab/>alors ajouter l’hypothèse H et la nouvelle conclusion est C </text:p>
      <text:p text:style-name="P63">remplace la conclusion par <text:span text:style-name="T165">a </text:span><text:span text:style-name="T147"></text:span><text:span text:style-name="T138"> </text:span><text:span text:style-name="T165">c</text:span> et ajoute les deux hypothèses <text:span text:style-name="T165">a </text:span><text:span text:style-name="T147"></text:span><text:span text:style-name="T138"> </text:span><text:span text:style-name="T165">b </text:span>et<text:span text:style-name="T165"> b </text:span><text:span text:style-name="T147"> </text:span><text:span text:style-name="T165">c </text:span>.</text:p>
      <text:p text:style-name="Standard">En effet, l’ajout de l’hypothèse <text:span text:style-name="T165">H</text:span> ne se fait pas telle quelle : une super-action <text:span text:style-name="T165">ajhyp(H)</text:span> comporte, entre autres, la règle</text:p>
      <text:p text:style-name="P50"><text:tab/>si H est une conjonction, </text:p>
      <text:p text:style-name="P50"><text:tab/>alors ajouter successivement tous les éléments de la conjonction </text:p>
      <text:p text:style-name="P77">(Cette règle s’applique bien sûr récursivement si nécessaire).</text:p>
      <text:p text:style-name="P77">La conclusion est ensuite remplacée par sa définition</text:p>
      <text:p text:style-name="P41"><text:span text:style-name="T147"></text:span><text:span text:style-name="T165">X </text:span><text:span text:style-name="T229">(</text:span><text:span text:style-name="T165">X</text:span><text:span text:style-name="T147"></text:span><text:span text:style-name="T165">a </text:span><text:span text:style-name="T147"></text:span><text:span text:style-name="T165"> X</text:span><text:span text:style-name="T147"></text:span><text:span text:style-name="T165">c</text:span><text:span text:style-name="T229">)</text:span></text:p>
      <text:p text:style-name="Standard">par l’application de la règle</text:p>
      <text:p text:style-name="P155"><text:soft-page-break/>Règle<text:span text:style-name="T229"> </text:span><text:span text:style-name="T42">def_concl_pred :</text:span><text:span text:style-name="T213"><text:tab/></text:span>si<text:tab/>on a la conclusion C</text:p>
      <text:p text:style-name="P156"><text:span text:style-name="T165"><text:tab/><text:tab/>il existe une définition de la forme C </text:span><text:span text:style-name="T147"></text:span><text:span text:style-name="T165"> D</text:span></text:p>
      <text:p text:style-name="P157"><text:tab/>alors la nouvelle conclusion est D</text:p>
      <text:p text:style-name="Standard">Avec les règles précédemment décrites <text:span text:style-name="T147"></text:span> et <text:span text:style-name="T147"></text:span> , on a alors un nouvel objet <text:span text:style-name="T165">x</text:span>, une nouvelle hypothèse <text:span text:style-name="T165">x</text:span><text:span text:style-name="T147"></text:span><text:span text:style-name="T165">a</text:span>, et la conclusion est maintenant <text:span text:style-name="T165">x</text:span><text:span text:style-name="T147"></text:span><text:span text:style-name="T165">c</text:span>.</text:p>
      <text:p text:style-name="Standard">La règle suivante</text:p>
      <text:p text:style-name="P132"><text:span text:style-name="T165">Règle </text:span><text:span text:style-name="T147"></text:span><text:span text:style-name="T165"> :<text:tab/>si on a les hypothèses A</text:span><text:span text:style-name="T147"></text:span><text:span text:style-name="T165">B et X</text:span><text:span text:style-name="T147"></text:span><text:span text:style-name="T165">A </text:span></text:p>
      <text:p text:style-name="P132"><text:span text:style-name="T165"><text:tab/>alors ajouter l’hypothèse X</text:span><text:span text:style-name="T147"></text:span><text:span text:style-name="T165">B</text:span></text:p>
      <text:p text:style-name="Standard">est une règle qui a été construite automatiquement par <text:span text:style-name="T188">Muscadet</text:span> à partir de la définition de l’inclusion.</text:p>
      <text:p text:style-name="P4">Elle s’applique ici deux fois, ajoute les hypothèses <text:span text:style-name="T165">x</text:span><text:span text:style-name="T147"></text:span><text:span text:style-name="T165">b</text:span> puis <text:span text:style-name="T165">x</text:span><text:span text:style-name="T147"></text:span><text:span text:style-name="T165">c</text:span> qui est identique à la conclusion à démontrer.</text:p>
      <text:p text:style-name="P4">La démonstration se termine par l’application de la règle</text:p>
      <text:p text:style-name="P131">Règle<text:span text:style-name="T229"> stop_hyp_concl</text:span> <text:span text:style-name="T229">:</text:span><text:tab/>si la conclusion C est aussi une hypothèse</text:p>
      <text:p text:style-name="P131"><text:tab/>alors mettre la conclusion à <text:span text:style-name="T229">true</text:span></text:p>
      <text:p text:style-name="P136"/>
      <text:p text:style-name="Standard"><text:span text:style-name="T188">Muscadet</text:span> est capable de travailler dans le calcul des prédicats du 2<text:span text:style-name="T258">ème</text:span> ordre et l’exemple précédent peut lui être proposé sous la forme<text:tab/></text:p>
      <text:p text:style-name="P64"><text:span text:style-name="T165"><text:tab/></text:span><text:span text:style-name="T166">transitive</text:span><text:span text:style-name="T229">(</text:span><text:span text:style-name="T147"></text:span><text:span text:style-name="T229">)</text:span><text:span text:style-name="T165"><text:tab/></text:span></text:p>
      <text:p text:style-name="Standard">accompagné de la définition de la transitivité d’une relation <text:span text:style-name="T166">R</text:span></text:p>
      <text:p text:style-name="Standard"><text:span text:style-name="T165"><text:tab/></text:span><text:span text:style-name="T166">transitive</text:span><text:span text:style-name="T229">(</text:span><text:span text:style-name="T166">R</text:span><text:span text:style-name="T229">) </text:span><text:span text:style-name="T147"></text:span><text:span text:style-name="T166">A</text:span><text:span text:style-name="T147"></text:span><text:span text:style-name="T178">B</text:span><text:span text:style-name="T147"></text:span><text:span text:style-name="T166">C </text:span><text:span text:style-name="T229">[ </text:span><text:span text:style-name="T166">R</text:span><text:span text:style-name="T229">(</text:span><text:span text:style-name="T166">A</text:span><text:span text:style-name="T229">,</text:span><text:span text:style-name="T166">B</text:span><text:span text:style-name="T229">) </text:span><text:span text:style-name="T236">∧</text:span><text:span text:style-name="T229"> </text:span><text:span text:style-name="T178">R</text:span><text:span text:style-name="T229">(</text:span><text:span text:style-name="T166">B</text:span><text:span text:style-name="T229">,</text:span><text:span text:style-name="T166">C</text:span><text:span text:style-name="T229">) </text:span><text:span text:style-name="T147"></text:span><text:span text:style-name="T229"> </text:span><text:span text:style-name="T166">R</text:span><text:span text:style-name="T229">(A</text:span><text:span text:style-name="T166">,C</text:span><text:span text:style-name="T229">) ] </text:span><text:span text:style-name="T229"><text:note text:id="ftn3" text:note-class="footnote"><text:note-citation>3</text:note-citation><text:note-body><text:p text:style-name="Footnote"><text:s/>Les variables de prédicats n'étant pas possible en <text:span text:style-name="T188">Prolog</text:span>, on verra en section 11 comment exprimer <text:span text:style-name="T166">R</text:span>(<text:span text:style-name="T166">A</text:span>,<text:span text:style-name="T166">B</text:span>)</text:p></text:note-body></text:note></text:span></text:p>
      <text:p text:style-name="Standard"><text:span text:style-name="T229">Après remplacement de la conclusion transitive(</text:span><text:span text:style-name="T147"></text:span><text:span text:style-name="T229">)</text:span><text:span text:style-name="T169"> </text:span><text:span text:style-name="T229">par sa définition, on est ramené au cas précédent.</text:span></text:p>
      <text:p text:style-name="P51"><text:s/></text:p>
      <text:p text:style-name="P69">On peut aussi<text:span text:style-name="T165"> </text:span>travailler sur l'ensemble des parties d'un ensemble</text:p>
      <text:p text:style-name="P64"><text:span text:style-name="T169"><text:tab/></text:span><text:span text:style-name="T147"></text:span><text:span text:style-name="T166">E</text:span><text:span text:style-name="T229"> </text:span><text:span text:style-name="T166">transitive</text:span><text:span text:style-name="T229">(</text:span><text:span text:style-name="T147"></text:span><text:span text:style-name="T229">, </text:span><text:span text:style-name="T242">P</text:span><text:span text:style-name="T229">(</text:span><text:span text:style-name="T166">E</text:span><text:span text:style-name="T229">))</text:span></text:p>
      <text:p text:style-name="P65">avec<text:tab/>transitive(<text:span text:style-name="T166">R</text:span>,<text:span text:style-name="T166">E</text:span>) <text:span text:style-name="T136"> </text:span><text:span text:style-name="T166">A</text:span><text:span text:style-name="T136"></text:span><text:span text:style-name="T166">B</text:span><text:span text:style-name="T136"></text:span>C<text:span text:style-name="T68"> </text:span>( <text:span text:style-name="T166">A</text:span><text:span text:style-name="T136"></text:span><text:span text:style-name="T166">E </text:span><text:span text:style-name="T253"></text:span><text:span text:style-name="T166"> B</text:span><text:span text:style-name="T136"></text:span><text:span text:style-name="T166">E </text:span><text:span text:style-name="T253"></text:span><text:span text:style-name="T166"> C</text:span><text:span text:style-name="T136"></text:span><text:span text:style-name="T166">E </text:span><text:span text:style-name="T136"></text:span><text:span text:style-name="T12"> [ </text:span><text:span text:style-name="T166">R</text:span>(<text:span text:style-name="T166">A</text:span>,<text:span text:style-name="T166">B</text:span>) <text:span text:style-name="T253"></text:span> <text:span text:style-name="T178">R</text:span>(<text:span text:style-name="T166">B</text:span>,<text:span text:style-name="T166">C</text:span>) <text:span text:style-name="T136"></text:span> <text:span text:style-name="T166">R</text:span>(<text:span text:style-name="T166">A</text:span>,<text:span text:style-name="T166">C</text:span>) ] )</text:p>
      <text:p text:style-name="P65"><text:s/>et<text:tab/><text:span text:style-name="T166">X </text:span><text:span text:style-name="T136"></text:span><text:span text:style-name="T245">P</text:span><text:span text:style-name="T12">(</text:span><text:span text:style-name="T48">E</text:span><text:span text:style-name="T12">) </text:span><text:span text:style-name="T136"></text:span><text:span text:style-name="T12"> </text:span><text:span text:style-name="T136"></text:span><text:span text:style-name="T48">X </text:span><text:span text:style-name="T12">(</text:span><text:span text:style-name="T48">X</text:span><text:span text:style-name="T136"></text:span><text:span text:style-name="T48">E </text:span><text:span text:style-name="T136"></text:span><text:span text:style-name="T12"> </text:span><text:span text:style-name="T48">X</text:span><text:span text:style-name="T136"></text:span><text:span text:style-name="T48">E</text:span><text:span text:style-name="T12">)</text:span></text:p>
      <text:p text:style-name="P65"/>
      <text:p text:style-name="Standard">On peut aussi utiliser des quantificateurs relativisés<text:note text:id="ftn4" text:note-class="footnote"><text:note-citation>4</text:note-citation><text:note-body><text:p text:style-name="Footnote"><text:s/><text:span text:style-name="T147"></text:span><text:span text:style-name="T165">X</text:span><text:span text:style-name="T147"></text:span><text:span text:style-name="T165">A P</text:span><text:span text:style-name="T229">(</text:span><text:span text:style-name="T165">X</text:span><text:span text:style-name="T229">) est une abréviation </text:span>pour<text:span text:style-name="T165"> </text:span><text:span text:style-name="T147"></text:span><text:span text:style-name="T165">X </text:span><text:span text:style-name="T229">(</text:span><text:span text:style-name="T165">X</text:span><text:span text:style-name="T147"></text:span><text:span text:style-name="T165">A </text:span><text:span text:style-name="T147"></text:span><text:span text:style-name="T165"> <text:s/>P</text:span><text:span text:style-name="T229">(</text:span><text:span text:style-name="T166">X</text:span><text:span text:style-name="T229">)), </text:span><text:span text:style-name="T147"></text:span><text:span text:style-name="T166">X</text:span><text:span text:style-name="T147"></text:span><text:span text:style-name="T165">A P</text:span><text:span text:style-name="T229">(</text:span><text:span text:style-name="T166">X</text:span><text:span text:style-name="T229">)</text:span><text:span text:style-name="T165"> </text:span>pour <text:span text:style-name="T147"></text:span><text:span text:style-name="T165">X </text:span><text:span text:style-name="T229">(</text:span><text:span text:style-name="T166">X</text:span><text:span text:style-name="T147"></text:span><text:span text:style-name="T166">A</text:span><text:span text:style-name="T229"> </text:span><text:span text:style-name="T252"></text:span><text:span text:style-name="T229"> </text:span><text:span text:style-name="T166">P</text:span><text:span text:style-name="T229">(</text:span><text:span text:style-name="T166">X</text:span><text:span text:style-name="T229">))</text:span></text:p></text:note-body></text:note> pour alléger l’écriture :</text:p>
      <text:p text:style-name="Standard"><text:tab/><text:span text:style-name="T166">transitive</text:span><text:span text:style-name="T229">(</text:span><text:span text:style-name="T166">R</text:span><text:span text:style-name="T229">,</text:span><text:span text:style-name="T166">E</text:span><text:span text:style-name="T229">) </text:span><text:span text:style-name="T147"> </text:span><text:span text:style-name="T166">A</text:span><text:span text:style-name="T147"></text:span><text:span text:style-name="T166">E</text:span><text:span text:style-name="T229"> </text:span><text:span text:style-name="T147"></text:span><text:span text:style-name="T166">B</text:span><text:span text:style-name="T147"></text:span><text:span text:style-name="T166">E</text:span><text:span text:style-name="T229"> </text:span><text:span text:style-name="T147"></text:span><text:span text:style-name="T229">C</text:span><text:span text:style-name="T147"></text:span><text:span text:style-name="T49">E</text:span><text:span text:style-name="T58"> [</text:span><text:span text:style-name="T166">R</text:span><text:span text:style-name="T229">(</text:span><text:span text:style-name="T166">A</text:span><text:span text:style-name="T229">,</text:span><text:span text:style-name="T166">B</text:span><text:span text:style-name="T229">) </text:span><text:span text:style-name="T252"></text:span><text:span text:style-name="T229"> </text:span><text:span text:style-name="T178">R</text:span><text:span text:style-name="T229">(</text:span><text:span text:style-name="T166">B</text:span><text:span text:style-name="T229">,</text:span><text:span text:style-name="T166">C</text:span><text:span text:style-name="T229">) </text:span><text:span text:style-name="T147"></text:span><text:span text:style-name="T229"> </text:span><text:span text:style-name="T166">R</text:span><text:span text:style-name="T229">(</text:span><text:span text:style-name="T166">A</text:span><text:span text:style-name="T229">,</text:span><text:span text:style-name="T166">C</text:span><text:span text:style-name="T229">)]</text:span></text:p>
      <text:p text:style-name="Standard"><text:span text:style-name="T229"><text:tab/></text:span><text:span text:style-name="T166">X</text:span><text:span text:style-name="T147"></text:span><text:span text:style-name="T242">P</text:span><text:span text:style-name="T59">(</text:span><text:span text:style-name="T48">E</text:span><text:span text:style-name="T59">) </text:span><text:span text:style-name="T147"></text:span><text:span text:style-name="T59"> </text:span><text:span text:style-name="T147"></text:span><text:span text:style-name="T48">X</text:span><text:span text:style-name="T147"></text:span><text:span text:style-name="T48">E X</text:span><text:span text:style-name="T147"></text:span><text:span text:style-name="T48">E</text:span></text:p>
      <text:p text:style-name="P110"/>
      <text:h text:style-name="Heading_20_2" text:outline-level="2">2.2. Ensemble des parties de l’intersection de deux ensembles</text:h>
      <text:p text:style-name="Standard">Soit à démontrer le théorème suivant</text:p>
      <text:p text:style-name="P66"><text:span text:style-name="T136"></text:span><text:span text:style-name="T166">A</text:span><text:span text:style-name="T136"></text:span><text:span text:style-name="T166">B</text:span> (<text:span text:style-name="T244">P</text:span>(<text:span text:style-name="T166">A</text:span><text:span text:style-name="T136"></text:span><text:span text:style-name="T166">B</text:span>) =<text:span text:style-name="T259">ens</text:span> <text:span text:style-name="T244">P</text:span>(<text:span text:style-name="T166">A</text:span>) <text:span text:style-name="T136"></text:span> <text:span text:style-name="T244">P</text:span>(<text:span text:style-name="T166">B</text:span>))</text:p>
      <text:p text:style-name="Standard">avec la définition de l’intersection</text:p>
      <text:p text:style-name="P66"><text:span text:style-name="T166">X</text:span><text:span text:style-name="T136"></text:span><text:span text:style-name="T166">A</text:span><text:span text:style-name="T136"></text:span><text:span text:style-name="T166">B</text:span> <text:span text:style-name="T136"> </text:span><text:s/><text:span text:style-name="T166">X</text:span><text:span text:style-name="T136"></text:span><text:span text:style-name="T166">A</text:span> <text:span text:style-name="T253"></text:span><text:span text:style-name="T136"> </text:span><text:span text:style-name="T166">X</text:span><text:span text:style-name="T136"></text:span><text:span text:style-name="T166">B <text:s text:c="2"/></text:span>ou <text:s text:c="2"/><text:span text:style-name="T166">A</text:span><text:span text:style-name="T136"></text:span><text:span text:style-name="T166">B</text:span> = {<text:span text:style-name="T166">X </text:span>; <text:span text:style-name="T166">X</text:span><text:span text:style-name="T136"></text:span><text:span text:style-name="T166">A</text:span> <text:span text:style-name="T253"></text:span> <text:span text:style-name="T166">X</text:span><text:span text:style-name="T136"></text:span><text:span text:style-name="T166">B</text:span>} </text:p>
      <text:p text:style-name="P136">de l’ensemble des parties d’un ensemble</text:p>
      <text:p text:style-name="P66"><text:span text:style-name="T166">X </text:span><text:span text:style-name="T136"></text:span><text:span text:style-name="T244">P</text:span><text:span text:style-name="T12">(</text:span><text:span text:style-name="T48">E</text:span><text:span text:style-name="T12">) </text:span><text:span text:style-name="T136"> </text:span><text:span text:style-name="T48">X </text:span><text:span text:style-name="T12">(</text:span><text:span text:style-name="T48">X</text:span><text:span text:style-name="T136"></text:span><text:span text:style-name="T48">E </text:span><text:span text:style-name="T136"> </text:span><text:span text:style-name="T48">X</text:span><text:span text:style-name="T136"></text:span><text:span text:style-name="T48">E</text:span><text:span text:style-name="T12">) <text:s text:c="2"/></text:span><text:span text:style-name="T68">ou</text:span><text:span text:style-name="T50"> <text:s text:c="2"/></text:span><text:span text:style-name="T245">P</text:span>(<text:span text:style-name="T166">A</text:span>) = {<text:span text:style-name="T166">X </text:span>; <text:s/><text:span text:style-name="T166">X</text:span><text:span text:style-name="T136"></text:span><text:span text:style-name="T166">A</text:span>} </text:p>
      <text:p text:style-name="P136">et de l’égalité d’ensembles</text:p>
      <text:p text:style-name="P133"><text:span text:style-name="T166">A</text:span> =<text:span text:style-name="T259"> ens</text:span> <text:span text:style-name="T166">B</text:span> <text:span text:style-name="T136"></text:span> <text:span text:style-name="T166">A</text:span><text:span text:style-name="T136"></text:span><text:span text:style-name="T166">B</text:span> <text:span text:style-name="T253"></text:span> <text:span text:style-name="T166">B</text:span><text:span text:style-name="T136"></text:span><text:span text:style-name="T166">A</text:span></text:p>
      <text:p text:style-name="P136"/>
      <text:p text:style-name="P136">Après création des objets <text:span text:style-name="T165">a</text:span> et <text:span text:style-name="T165">b</text:span> comme dans l’exemple précédent, par un mécanisme assez complexe qui sera décrit en section 7, <text:span text:style-name="T188">Muscadet</text:span> « élimine les symboles fonctionnels » <text:span text:style-name="T147"></text:span><text:span text:style-name="T229"> et </text:span><text:span text:style-name="T243">P</text:span> en <text:soft-page-break/>créant et nommant, au moyen de l’opérateur <text:span text:style-name="T121">« </text:span>; », les objets <text:span text:style-name="T166">a</text:span><text:span text:style-name="T147"></text:span><text:span text:style-name="T166">b</text:span><text:span text:style-name="T229">:</text:span><text:span text:style-name="T166">c</text:span><text:span text:style-name="T229">, </text:span><text:span text:style-name="T243">P</text:span><text:span text:style-name="T229">(</text:span><text:span text:style-name="T166">c</text:span><text:span text:style-name="T229">):</text:span><text:span text:style-name="T166">pc</text:span><text:span text:style-name="T229">, </text:span><text:span text:style-name="T243">P</text:span><text:span text:style-name="T229">(</text:span><text:span text:style-name="T166">a</text:span><text:span text:style-name="T229">):</text:span><text:span text:style-name="T166">pa</text:span><text:span text:style-name="T229">, </text:span><text:span text:style-name="T243">P</text:span><text:span text:style-name="T229">(</text:span><text:span text:style-name="T166">b</text:span><text:span text:style-name="T229">):</text:span><text:span text:style-name="T166">pb</text:span><text:span text:style-name="T229"> et </text:span><text:span text:style-name="T166">pa</text:span><text:span text:style-name="T147"></text:span><text:span text:style-name="T166">pb</text:span><text:span text:style-name="T229">:</text:span><text:span text:style-name="T166">pd</text:span><text:span text:style-name="T229">.</text:span> La nouvelle conclusion est alors </text:p>
      <text:p text:style-name="P133"><text:span text:style-name="T166">pc</text:span> =<text:span text:style-name="T259">ens</text:span> <text:span text:style-name="T166">pd</text:span></text:p>
      <text:p text:style-name="P136">Après remplacement de l’égalité de la conclusion par sa définition, soit</text:p>
      <text:p text:style-name="P135"><text:span text:style-name="T166">pc</text:span><text:span text:style-name="T136"></text:span><text:span text:style-name="T166">pd</text:span> <text:span text:style-name="T253"></text:span> <text:span text:style-name="T166">pd</text:span><text:span text:style-name="T136"></text:span><text:span text:style-name="T166">pc</text:span></text:p>
      <text:p text:style-name="P136">la règle</text:p>
      <text:p text:style-name="P145"><text:span text:style-name="T165">Règle </text:span><text:span text:style-name="T59">concl_</text:span><text:span text:style-name="T252"></text:span><text:span text:style-name="T165"> </text:span><text:span text:style-name="T229">:</text:span><text:span text:style-name="T165"><text:tab/>si on a une conclusion conjonctive</text:span></text:p>
      <text:p text:style-name="P147"><text:tab/>alors démontrer successivement tous les éléments de la conjonction</text:p>
      <text:p text:style-name="P137">crée deux sous-théorèmes de numéros 1 et 2.</text:p>
      <text:p text:style-name="P137">La conclusion du premier sous-théorème est <text:span text:style-name="T165">pc</text:span><text:span text:style-name="T147"></text:span><text:span text:style-name="T165">pd</text:span> et est remplacée par sa définition</text:p>
      <text:p text:style-name="P134"><text:span text:style-name="T136"></text:span><text:span text:style-name="T166">X</text:span> (<text:span text:style-name="T166">X</text:span><text:span text:style-name="T136"></text:span><text:span text:style-name="T166">pc</text:span> <text:span text:style-name="T136"></text:span> <text:span text:style-name="T166">X</text:span><text:span text:style-name="T136"></text:span><text:span text:style-name="T166">pd</text:span>)</text:p>
      <text:p text:style-name="P137">un nouvel objet <text:span text:style-name="T165">x</text:span> est créé, une nouvelle hypothèse <text:span text:style-name="T165">x</text:span><text:span text:style-name="T147"></text:span><text:span text:style-name="T165">pc</text:span> est ajoutée et la nouvelle conclusion est <text:span text:style-name="T165">x</text:span><text:span text:style-name="T147"></text:span><text:span text:style-name="T165">pd.</text:span></text:p>
      <text:p text:style-name="P137">La règle suivante, créée automatiquement à partir de la définition de l’ensemble des parties,</text:p>
      <text:p text:style-name="P148">Règle <text:span text:style-name="T242">P </text:span><text:span text:style-name="T229">:</text:span><text:tab/>si on a les hypothèses <text:span text:style-name="T242">P</text:span><text:span text:style-name="T229">(</text:span><text:span text:style-name="T239">A</text:span><text:span text:style-name="T229">):</text:span><text:span text:style-name="T239">B</text:span> et <text:span text:style-name="T239">X</text:span><text:span text:style-name="T147"></text:span>B</text:p>
      <text:p text:style-name="P148"><text:tab/>alors ajouter l’hypothèse X<text:span text:style-name="T149"></text:span>A</text:p>
      <text:p text:style-name="P137">donne l’hypothèse <text:span text:style-name="T165">x</text:span><text:span text:style-name="T147"></text:span><text:span text:style-name="T165">c</text:span>.</text:p>
      <text:p text:style-name="P137">La règle suivante <text:note text:id="ftn5" text:note-class="footnote"><text:note-citation>5</text:note-citation><text:note-body><text:p text:style-name="Footnote"><text:s/>Cette règle des premières versions de <text:span text:style-name="T188">Muscadet</text:span> a été remplacée par une règle plus générale quand l'appartenance a cessé d'être connue du système (contrainte de la libraire TPTP, voir section 3.2).</text:p></text:note-body></text:note></text:p>
      <text:p text:style-name="P149"><text:span text:style-name="T165">Règle </text:span><text:span text:style-name="T124">defconcl_elt </text:span><text:span text:style-name="T229">:</text:span><text:span text:style-name="T165"><text:tab/> si<text:tab/>la conclusion est A</text:span><text:span text:style-name="T147"></text:span><text:span text:style-name="T165">B</text:span></text:p>
      <text:p text:style-name="P150"><text:tab/><text:tab/>on a une hypothèse <text:span text:style-name="T229">Term:B</text:span> et une définition <text:span text:style-name="T239">X</text:span><text:span text:style-name="T147"></text:span><text:span text:style-name="T60">Term </text:span><text:span text:style-name="T147"> </text:span><text:span text:style-name="T67">P</text:span><text:span text:style-name="T59">(</text:span><text:span text:style-name="T67">X</text:span><text:span text:style-name="T59">)</text:span></text:p>
      <text:p text:style-name="P151"><text:tab/>alors<text:tab/>la nouvelle conclusion est <text:s/><text:span text:style-name="T67">P</text:span><text:span text:style-name="T59">(</text:span><text:span text:style-name="T67">A</text:span><text:span text:style-name="T59">)</text:span></text:p>
      <text:p text:style-name="P137">remplace la conclusion par <text:span text:style-name="T166">x</text:span><text:span text:style-name="T147"></text:span><text:span text:style-name="T166">pa</text:span><text:span text:style-name="T229"> </text:span><text:span text:style-name="T252"></text:span><text:span text:style-name="T229"> </text:span><text:span text:style-name="T166">x</text:span><text:span text:style-name="T147"></text:span><text:span text:style-name="T166">pb</text:span></text:p>
      <text:p text:style-name="P137"/>
      <text:p text:style-name="P137">La règle concl_<text:span text:style-name="T252"></text:span> provoque un nouveau découpage, le théorème 11 ayant comme conclusion <text:span text:style-name="T165">x</text:span><text:span text:style-name="T147"></text:span><text:span text:style-name="T165">pa</text:span> remplacée par <text:span text:style-name="T165">x</text:span><text:span text:style-name="T147"></text:span><text:span text:style-name="T165">a</text:span> par la règle <text:span text:style-name="T165">defconcl_elt</text:span>.</text:p>
      <text:p text:style-name="P137">Par les règles <text:span text:style-name="T28">def_concl_pred</text:span><text:span text:style-name="T165">, </text:span><text:span text:style-name="T147"> </text:span><text:span text:style-name="T229">et</text:span><text:span text:style-name="T165"> </text:span><text:span text:style-name="T147"></text:span><text:span text:style-name="T165"> , t</text:span> est créé, l’hypothèse <text:span text:style-name="T165">t</text:span><text:span text:style-name="T147"></text:span><text:span text:style-name="T165">x</text:span> ajoutée et la nouvelle conclusion est <text:span text:style-name="T165">t</text:span><text:span text:style-name="T147"></text:span><text:span text:style-name="T165">a</text:span>, puis la règle <text:span text:style-name="T147"></text:span> donne l’hypothèse <text:span text:style-name="T165">t</text:span><text:span text:style-name="T147"></text:span><text:span text:style-name="T165">c.</text:span></text:p>
      <text:p text:style-name="P137">Les règles suivantes ont été créées automatiquement à partir de la définition de l’intersection</text:p>
      <text:p text:style-name="P146"><text:span text:style-name="T165">Règle </text:span><text:span text:style-name="T147"></text:span><text:span text:style-name="T229">1 </text:span><text:span text:style-name="T165">:<text:tab/>si on a les hypothèses A</text:span><text:span text:style-name="T147"></text:span><text:span text:style-name="T166">B</text:span><text:span text:style-name="T229">:</text:span><text:span text:style-name="T166">C</text:span><text:span text:style-name="T165"> et X</text:span><text:span text:style-name="T147"></text:span><text:span text:style-name="T165">C</text:span></text:p>
      <text:p text:style-name="P146"><text:span text:style-name="T165"><text:tab/>alors ajouter l’hypothèse X</text:span><text:span text:style-name="T147"></text:span><text:span text:style-name="T165">A</text:span></text:p>
      <text:p text:style-name="P146"><text:span text:style-name="T165">Règle </text:span><text:span text:style-name="T147"></text:span><text:span text:style-name="T229">2</text:span><text:span text:style-name="T165"> :<text:tab/>si on a les hypothèses A</text:span><text:span text:style-name="T147"></text:span><text:span text:style-name="T165">B</text:span><text:span text:style-name="T229">:</text:span><text:span text:style-name="T165">C et X</text:span><text:span text:style-name="T147"></text:span><text:span text:style-name="T165">C</text:span></text:p>
      <text:p text:style-name="P146"><text:span text:style-name="T165"><text:tab/>alors ajouter l’hypothèse X</text:span><text:span text:style-name="T147"></text:span><text:span text:style-name="T165">B</text:span></text:p>
      <text:p text:style-name="P146"><text:span text:style-name="T165">Règle </text:span><text:span text:style-name="T147"></text:span><text:span text:style-name="T229">3</text:span><text:span text:style-name="T165"> :<text:tab/>si on a les hypothèses A</text:span><text:span text:style-name="T147"></text:span><text:span text:style-name="T165">B</text:span><text:span text:style-name="T229">:</text:span><text:span text:style-name="T165">C, X</text:span><text:span text:style-name="T147"></text:span><text:span text:style-name="T165">A et X</text:span><text:span text:style-name="T147"></text:span><text:span text:style-name="T165">B</text:span></text:p>
      <text:p text:style-name="P146"><text:span text:style-name="T165"><text:tab/>alors ajouter l’hypothèse X</text:span><text:span text:style-name="T147"></text:span><text:span text:style-name="T165">C</text:span></text:p>
      <text:p text:style-name="P137">la règle <text:span text:style-name="T147"></text:span><text:span text:style-name="T229">1</text:span> donne alors l’hypothèse<text:span text:style-name="T165"> t</text:span><text:span text:style-name="T137"></text:span><text:span text:style-name="T165">a</text:span> qui termine la démonstration du sous-théorème 11.</text:p>
      <text:p text:style-name="P137">Les sous-théorèmes 12 puis 2, correspondant aux autres cas issus des découpages sont ensuite démontrés.</text:p>
      <text:h text:style-name="Heading_20_1" text:outline-level="1">3. De <text:span text:style-name="T188">Muscadet</text:span>1 à <text:span text:style-name="T188">Muscadet4</text:span></text:h>
      <text:p text:style-name="P43">Les détails <text:span text:style-name="T277">historiques </text:span>de cette section seront utiles, en particulier, aux utilisateurs d'anciennes versions et aux lecteurs d'articles anciens.</text:p>
      <text:p text:style-name="P79"/>
      <text:p text:style-name="P159"><text:soft-page-break/><text:span text:style-name="T203">3.1</text:span><text:span text:style-name="T188"> Muscadet1</text:span></text:p>
      <text:p text:style-name="P166">Une première version de <text:span text:style-name="T188">Muscadet, </text:span>qui est maintenant appelée<text:span text:style-name="T188"> Muscadet1</text:span>, a été décrite et analysée dans [Pastre 84, 89, 89a, 93, 95]. </text:p>
      <text:p text:style-name="Standard"><text:span text:style-name="T188">Muscadet</text:span>1 faisait suite à un premier programme (<text:span text:style-name="T188">Datte</text:span>, écrit en Fortran !) [Pastre 76, 78] qui était déjà basé sur la déduction naturelle (au sens de Bledsoe [71, 77]) et dont les méthodes étaient proches de celles utilisées par l’être humain.</text:p>
      <text:p text:style-name="Standard"/>
      <text:p text:style-name="Standard">Le moteur d’inférence de <text:span text:style-name="T188">Muscadet</text:span>1 était écrit en <text:span text:style-name="T188">Pascal</text:span> et les connaissances (règles, métarègles et super-actions) dans un langage qui se voulait simple et déclaratif. <text:span text:style-name="T188">Muscadet</text:span>1 a montré de bons résultats, a été expérimenté pendant plusieurs années mais a montré ses limites. En particulier, le langage n’était pas adapté à l’expression de stratégies procédurales dont l’écriture avait été complexe et qui étaient difficiles à lire et à comprendre.</text:p>
      <text:p text:style-name="Standard"/>
      <text:p text:style-name="P158"><text:span text:style-name="T166">3.2</text:span><text:span text:style-name="T188"> Muscadet2</text:span></text:p>
      <text:p text:style-name="Standard">La version suivante, appelée <text:span text:style-name="T188">Muscadet</text:span>2 (versions 2.0 à 2.7) [Pastre 01a, 01b, 02, 06, 07] a été entièrement écrite en <text:span text:style-name="T188">Prolog</text:span>. La raison de ce choix est d’utiliser le même langage pour exprimer des connaissances déclaratives comme les règles, les définitions, les hypothèses, etc., des stratégies de démonstration plus procédurales, et le moteur d’inférence, lui-même réduit à peu de prédicats puisque complété par l’interpréteur <text:span text:style-name="T188">Prolog</text:span>. Cela a apporté beaucoup de souplesse, de facilité d’écriture, d’efficacité et même de possibilités d’expression pour de nombreuses améliorations et de nouvelles stratégies dont certaines n’auraient pas pu être réalisées dans la première version. Il a également été possible d’utiliser, sans qu’il ait été nécessaire de les réécrire, toutes les facilités d’expression de <text:span text:style-name="T188">Prolog</text:span> comme le calcul numérique (absent dans <text:span text:style-name="T188">Muscadet</text:span>1) ou des notations infixes partiellement parenthésées en définissant tout simplement les opérateurs et leur priorités (mais ce n’est pas obligatoire, c’est seulement plus agréable pour l’utilisateur). Pour désigner des variables mathématiques ou des constantes, les conventions de <text:span text:style-name="T188">Prolog</text:span> sont utilisées (les noms de variables commencent par une majuscule, les noms de constantes par un minuscule), il n’est donc plus nécessaire de préciser si un symbole est une variable ou une constante (mais il faut impérativement respecter cette convention).</text:p>
      <text:p text:style-name="Standard"/>
      <text:p text:style-name="Standard"><text:span text:style-name="T188">Muscadet</text:span>2 a pu travailler sur les problèmes de la <text:span text:style-name="T121">bibliothèque</text:span> TPTP (TPTP Problem Library (<text:span text:style-name="T251">T</text:span>housands of <text:span text:style-name="T251">P</text:span>roblems for <text:span text:style-name="T251">T</text:span>heorem <text:span text:style-name="T251">P</text:span>rovers), http://www.cs.miami.edu/~tptp). De nouvelles stratégies ont été ajoutées, plus adaptées au style et aux axiomatiques utilisés dans cette <text:span text:style-name="T121">bibliothèque</text:span>.</text:p>
      <text:p text:style-name="Standard">De plus deux facilités de <text:span text:style-name="T188">Muscadet</text:span> ont du être abandonnées. La première est la possibilité de déclarer que des données sont soit des définitions, soit des lemmes (ou des théorèmes connus). Ces deux types d'énoncés ne sont pas traités de la même façon et <text:span text:style-name="T188">Muscadet</text:span> doit maintenant les <text:span text:style-name="T121">reconnaître</text:span> (voir section 6).</text:p>
      <text:p text:style-name="Standard">La deuxième facilité est le fait que <text:span text:style-name="T188">Muscadet1</text:span> connaissait le symbole d'appartenance ensembliste, ce qui n'est pas possible dans le cadre de la <text:span text:style-name="T121">bibliothèque</text:span> TPTP. Les règles qui l'utilisaient ont dû être généralisées. Par exemple, la règle <text:span text:style-name="T166">defconcl_elt</text:span> vue en section 2.2 a été remplacée par la règle plus générale</text:p>
      <text:p text:style-name="P149"><text:span text:style-name="T165">Règle </text:span><text:span text:style-name="T124">defconcl_rel </text:span><text:span text:style-name="T229">:</text:span><text:span text:style-name="T165"><text:tab/> si<text:tab/>la conclusion est R</text:span><text:span text:style-name="T229">(</text:span><text:span text:style-name="T165">A,B</text:span><text:span text:style-name="T229">)</text:span></text:p>
      <text:p text:style-name="P150"><text:tab/><text:tab/>on a une hypothèse <text:span text:style-name="T239">Term</text:span><text:span text:style-name="T229">:</text:span>B et une définition <text:span text:style-name="T239">X</text:span><text:span text:style-name="T147"></text:span><text:span text:style-name="T60">Term </text:span><text:span text:style-name="T147"> </text:span><text:span text:style-name="T59">Def</text:span></text:p>
      <text:p text:style-name="P151"><text:tab/>alors<text:tab/>la nouvelle conclusion est <text:s/>l'expression obtenue </text:p>
      <text:p text:style-name="P154"><text:span text:style-name="T165"><text:tab/><text:tab/><text:tab/>en remplaçant X par A dans </text:span><text:span text:style-name="T229">Def</text:span></text:p>
      <text:p text:style-name="Standard"/>
      <text:p text:style-name="Standard"><text:span text:style-name="T188">Muscadet</text:span> a participé aux compétitions CAS<text:span text:style-name="T269">C</text:span><text:span text:style-name="T217"> (</text:span><text:span text:style-name="Internet_20_link"><text:span text:style-name="T217">http://www.cs.miami.edu/~CASC</text:span></text:span><text:span text:style-name="T217">) à pa</text:span><text:span text:style-name="T216">rtir de 1999. </text:span><text:span text:style-name="T192">Muscadet</text:span><text:span text:style-name="T216"> n’a, bien sûr, pu concourir que dans</text:span> les divisions « premier ordre », c’est-à-dire FOF (FEQ et NEQ), puisqu’il ne travaille pas sur les clauses. Les <text:span text:style-name="T216">résultats [Pastre 06, 07] montrent la complémentarité de </text:span><text:span text:style-name="T192">Muscadet</text:span><text:span text:style-name="T216"> par rapport aux démonstrateurs basés</text:span> sur le Principe de résolution.</text:p>
      <text:p text:style-name="Contents_20_1"/>
      <text:p text:style-name="Standard"><text:soft-page-break/>On trouvera dans [Pastre 99] une analyse de quelques insuffisances de <text:span text:style-name="T188">Muscadet</text:span>1 améliorées dans <text:span text:style-name="T188">Muscadet</text:span>2 ainsi que la description de quelques nouvelles stratégies conçues à l’occasion du travail sur la <text:span text:style-name="T121">bibliothèque</text:span> TPTP. Les utilisateurs de <text:span text:style-name="T188">Muscadet</text:span>1 pourront aussi trouver dans [Pastre 98] une correspondance plus détaillée entre certaines des techniques des deux versions.</text:p>
      <text:p text:style-name="Standard"/>
      <text:p text:style-name="Standard">Outre les enrichissements continuels des bases de règles et les améliorations des stratégies de démonstration, dans les dernières versions de <text:span text:style-name="T188">Muscadet2</text:span>, <text:s/>il a été possible, pour les problèmes de la <text:span text:style-name="T121">bibliothèque</text:span> TPTP d'appeler, sous Linux, le démonstrateur par un exécutable C qui appelait lui-même <text:span text:style-name="T188">Prolog</text:span> et le démonstrateur. L'intérêt en est une plus grand simplicité d'utilisation et la possibilité d'écrire des scripts pour résoudre des listes de problèmes<text:note text:id="ftn6" text:note-class="footnote"><text:note-citation>6</text:note-citation><text:note-body><text:p text:style-name="Footnote"><text:s/>Un tel exécutable existait déjà dans les versions CASC mais ne donnait que le résultat, non la preuve ni la recherche de la preuve.</text:p></text:note-body></text:note>. Par contre l'avantage de travailler sous <text:span text:style-name="T188">Prolog</text:span> réside dans le fait de pouvoir consulter les bases de faits après exécution ou interruption, et même de tester une règle en la forçant à s'appliquer après interruption. </text:p>
      <text:p text:style-name="Standard"/>
      <text:p text:style-name="P158"><text:span text:style-name="T166">3.3</text:span> <text:span text:style-name="T188">Muscadet</text:span>3</text:p>
      <text:p text:style-name="Standard">A partir de 2008, <text:span text:style-name="T251">la syntaxe de </text:span><text:span text:style-name="T198">Muscadet</text:span><text:span text:style-name="T251">3</text:span> [Pastre 10a, 10b] <text:span text:style-name="T251">est celle de la </text:span><text:span text:style-name="T125">bibliothèque</text:span><text:span text:style-name="T251"> TPTP</text:span>. </text:p>
      <text:p text:style-name="Standard">Bien que ce n'ait pas été indispensable, le symbole « : » utilisé dans l'expression « pour le seul Y:f(X) tel que p(Y) » a été remplacé par « :: » pour éviter la confusion avec le « : » de TPTP utilisé dans l'écriture des formules quantifiées.</text:p>
      <text:p text:style-name="Standard"/>
      <text:section text:style-name="Sect2" text:name="Section1">
        <text:p text:style-name="P183">qqs(X,p(X)) </text:p>
        <text:p text:style-name="P183">ilexiste(X,p(X))</text:p>
        <text:p text:style-name="P183">qqs(X,qqs(Y,p(X,Y))) </text:p>
        <text:p text:style-name="P182">ilexiste(X,ilexiste(Y,p(X,Y))) </text:p>
        <text:p text:style-name="P180">A et B </text:p>
        <text:p text:style-name="P180">A ou B </text:p>
        <text:p text:style-name="P180">non A </text:p>
        <text:p text:style-name="P180">seul(f(X):Y,PY)</text:p>
        <text:p text:style-name="P180"/>
        <text:p text:style-name="P180"/>
        <text:p text:style-name="P180"/>
        <text:p text:style-name="P184">s'écrivent <text:s text:c="4"/></text:p>
        <text:p text:style-name="P181"/>
        <text:p text:style-name="P180"/>
        <text:p text:style-name="P180"/>
        <text:p text:style-name="P180">! [X] : p(X) </text:p>
        <text:p text:style-name="P180">? [X] : p(X) </text:p>
        <text:p text:style-name="P180">! [X,Y] : p(X,Y) </text:p>
        <text:p text:style-name="P180">? [X,Y] : p(X,Y) </text:p>
        <text:p text:style-name="P180">A &amp; B </text:p>
        <text:p text:style-name="P180">A | B </text:p>
        <text:p text:style-name="P180">~ A </text:p>
        <text:p text:style-name="P180">seul(f(X)::Y,PY)</text:p>
      </text:section>
      <text:p text:style-name="P178"/>
      <text:p text:style-name="Standard">Le deuxième changement important de la version 3 est l'extraction de la trace « utile » dont l'affichage peut être demandé. Pour cela, il était nécessaire de pouvoir remonter de l'étape finale aux étapes antécédentes. Les étapes ont donc été numérotées, et apparaissent comme nouveaux paramètres des faits, règles, conditions et super-actions. Une étape correspond à l'application effective d'une règle. Une étape peut donc comporter plusieurs actions. Les faits comme les hypothèses et les conclusions sont mémorisés avec le numéro d'étape où il sont été obtenus. Plusieurs faits peuvent donc avoir le même numéro d'étape. L'application, avec succès et effet, d'une règle est mémorisée. Pour permettre la remontée et aussi pouvoir écrire une justification détaillée, et pas seulement la succession des étapes, on mémorise aussi le nom de la règle, la nouvelle étape, les conditions instanciées, la liste des étapes des conditions, les actions instanciées et explicites et un texte donnant une justification qui est soit donné pour les règles générales (en général une explication logique), soit construit automatiquement avec la règle (par exemple, règle construite à partir de la définition de tel concept ou de tel axiome avec leur nom ou règle locale construite à partir de telle hypothèse universelle). Cette mémorisation se fait soit dans la règle soit dans la super-action, en particulier dans le cas d'une super-action récursive comme ajouter une hypothèse ou démontrer une conclusion conjonctive.</text:p>
      <text:p text:style-name="Standard"/>
      <text:p text:style-name="P158"><text:span text:style-name="T166">3.4 </text:span><text:span text:style-name="T188">Muscadet</text:span>4</text:p>
      <text:p text:style-name="Standard">Dans la version 4 du démonstrateur proprement dit il n'y a eu que des améliorations minimes.</text:p>
      <text:p text:style-name="Standard">Les améliorations ont surtout porté sur la rédaction de la trace utile (version 4.0 soumise à la compétition CASC) et sur l'interface qui a rendu son utilisation plus facile et plus complète, à la fois sous Linux ou sous <text:span text:style-name="T188">Prolog</text:span> (version 4.1). Des options permettent de modifier directement le temps <text:soft-page-break/>limite, le niveau d'affichage (trace complète / trace utile / résultat selon l'ontologie SZS) et le langage.</text:p>
      <text:p text:style-name="Standard">On trouvera en particulier dans les transparents de <text:s/>[Pastre 10] des extraits de traces utiles.</text:p>
      <text:p text:style-name="Standard">La version « th » a été rétablie et peut être utilisée sous Linux ou sous <text:span text:style-name="T188">Prolog</text:span>. On peut alors démontrer un ou plusieurs théorèmes dont les énoncés et les énoncés des définitions et des lemmes se trouvent dans un ou plusieurs <text:span text:style-name="T121">fichiers</text:span>.</text:p>
      <text:p text:style-name="P178"/>
      <text:p text:style-name="P178"/>
      <text:h text:style-name="Heading_20_1" text:outline-level="1">4. Représentations informatiques</text:h>
      <text:p text:style-name="Standard">Tout est exprimé en <text:span text:style-name="T188">Prolog</text:span>, que ce soit les énoncés mathématiques qui sont des expressions <text:span text:style-name="T188">Prolog</text:span>, les faits qui sont des clauses unitaires <text:span text:style-name="T188">Prolog</text:span>, les règles qui sont des clauses <text:span text:style-name="T188">Prolog</text:span> exprimant des connaissances déclaratives, les actions élémentaires et certaines stratégies qui sont des clauses <text:span text:style-name="T188">Prolog</text:span> définissant des actions procédurales et les super-actions qui sont des clauses <text:span text:style-name="T188">Prolog</text:span> regroupant des paquets de règles pour un même but.</text:p>
      <text:p text:style-name="Standard"/>
      <text:p text:style-name="Standard">Le moteur d’inférence est constitué de l’interpréteur <text:span text:style-name="T188">Prolog</text:span> et de quelques clauses gérant l’application des règles (<text:span text:style-name="T158">appliregactiv</text:span> et <text:span text:style-name="T158">applireg</text:span> ).</text:p>
      <text:h text:style-name="Heading_20_2" text:outline-level="2">4.1. Expression des énoncés mathématiques</text:h>
      <text:p text:style-name="Standard">La syntaxe utilisée est celle de la <text:span text:style-name="T121">bibliothèque</text:span> TPTP.</text:p>
      <text:p text:style-name="Standard">Les connecteurs logiques <text:span text:style-name="T74">&amp;</text:span><text:span text:style-name="T213"> </text:span><text:span text:style-name="T31">(et),</text:span><text:span text:style-name="T158">|</text:span><text:span text:style-name="T31"> (ou),</text:span><text:span text:style-name="T158"> ~</text:span><text:span text:style-name="T31"> (non), </text:span><text:span text:style-name="T158">=&gt;, &lt;=&gt;</text:span> sont définis comme opérateurs infixes avec les priorités habituelles en mathématiques. Ils sont associatifs de gauche à droite<text:span text:style-name="T158">.</text:span> </text:p>
      <text:p text:style-name="Standard">Les formules quantifiées universellement s'écrivent ! [X,Y,...] : &lt;énoncé dépendant de X, Y, ...&gt;. Les formules existentielles s'écrivent ? [X,Y,...] : &lt;énoncé dépendant de X, Y, ...&gt;. <text:note text:id="ftn7" text:note-class="footnote"><text:note-citation>7</text:note-citation><text:note-body><text:p text:style-name="Footnote"><text:s/>Dans <text:span text:style-name="T188">Muscadet2 </text:span>(et dans les publications correspondantes, elles s'écrivaient <text:span text:style-name="T163">qqs(X,</text:span> &lt;énoncé dépendant de <text:span text:style-name="T74">X</text:span>&gt;<text:span text:style-name="T158">)</text:span> et <text:span text:style-name="T163">ilexiste(X,</text:span> &lt;énoncé dépendant de <text:span text:style-name="T74">X</text:span>&gt; et les <text:s/>connecteurs s'écrivaient <text:s/><text:span text:style-name="T163">et</text:span>, <text:s/><text:span text:style-name="T163">ou</text:span>, <text:s text:c="2"/><text:span text:style-name="T163">non</text:span><text:span text:style-name="T158">.</text:span></text:p></text:note-body></text:note></text:p>
      <text:p text:style-name="Standard"/>
      <text:p text:style-name="Standard">On peut également utiliser les constantes <text:span text:style-name="T158">true</text:span> et <text:span text:style-name="T158">false</text:span>.</text:p>
      <text:p text:style-name="P136"/>
      <text:p text:style-name="P136">Le premier théorème donné en exemple en section 2.1 s’écrit</text:p>
      <text:p text:style-name="P136"><text:tab/><text:span text:style-name="T74">![</text:span><text:span text:style-name="T75">A,B,C]:(inc(A,B) &amp; inc(B,C) =&gt; inc(A,C))</text:span></text:p>
      <text:p text:style-name="P107"/>
      <text:p text:style-name="Standard"><text:span text:style-name="T106">La démonstration d’un théorème </text:span><text:span text:style-name="T153">T</text:span><text:span text:style-name="T106"> sera demandée par l’appel </text:span><text:span text:style-name="T189">Prolog</text:span><text:span text:style-name="T106"> </text:span><text:span text:style-name="T75">demontrer(T)</text:span><text:span text:style-name="T184">.</text:span></text:p>
      <text:p text:style-name="P25"/>
      <text:p text:style-name="P25">La définition de l’inclusion est </text:p>
      <text:p text:style-name="P106">inc(A,B) &lt;=&gt; ![X]:(app(X,A) =&gt; app(X,B))</text:p>
      <text:p text:style-name="P163"/>
      <text:p text:style-name="P25">Cette définition est donnée par</text:p>
      <text:p text:style-name="P112"><text:span text:style-name="T95">definition</text:span><text:span text:style-name="T104">(inc(A,B) &lt;=&gt; ![X]:(app(X,A) =&gt; app(X,B))).</text:span></text:p>
      <text:p text:style-name="P164"><text:span text:style-name="T21">où</text:span><text:span text:style-name="T73"> definition</text:span><text:span text:style-name="T21"> est un prédicat </text:span><text:span text:style-name="T195">Prolog</text:span><text:span text:style-name="T21"> déclarant que l’énoncé en argument est une définition mathématique.</text:span></text:p>
      <text:p text:style-name="P86"/>
      <text:p text:style-name="P86">L'intersection et l’ensemble des parties sont définies par </text:p>
      <text:p text:style-name="P97"><text:tab/>![X]:(app(X,inter(A,B)) &lt;=&gt; app(X,A) &amp; app(X,B))</text:p>
      <text:p text:style-name="P97"><text:tab/>![X]:(app(X,parties(A)) &lt;=&gt; inc(X,A))</text:p>
      <text:p text:style-name="P97"><text:tab/></text:p>
      <text:p text:style-name="P97"/>
      <text:p text:style-name="P99"><text:span text:style-name="T12">On peut, comme le font les mathématiciens, utiliser des opérateurs infixes </text:span><text:span text:style-name="T82">app</text:span><text:span text:style-name="T12">, </text:span><text:span text:style-name="T82">inc</text:span><text:span text:style-name="T12">, </text:span><text:span text:style-name="T82">inter</text:span><text:span text:style-name="T12"> en les déclarant, avec leurs priorités, par les directives </text:span><text:span text:style-name="T194">Prolog</text:span><text:span text:style-name="T12"> </text:span></text:p>
      <text:p text:style-name="P99"><text:span text:style-name="T12"><text:tab/></text:span><text:span text:style-name="T158">op(200,xfy,app)</text:span></text:p>
      <text:p text:style-name="P100"><text:tab/>op(200,xfy,inc)</text:p>
      <text:p text:style-name="P100"><text:soft-page-break/><text:tab/>op(150,xfy,inter)</text:p>
      <text:p text:style-name="P86">on écrira alors</text:p>
      <text:p text:style-name="P97"><text:tab/><text:span text:style-name="T74">![A,B,C]:(A </text:span><text:span text:style-name="T131">inc B</text:span><text:span text:style-name="T74"> &amp; B inc C =&gt; A inc C)</text:span></text:p>
      <text:p text:style-name="P97"><text:span text:style-name="T74"><text:tab/></text:span>A <text:span text:style-name="T131">inc B</text:span> &lt;=&gt; ![X]:(X app A =&gt; X app B)</text:p>
      <text:p text:style-name="P97"><text:tab/>![X]:(X app A inter B &lt;=&gt; X app A &amp; X app B)</text:p>
      <text:p text:style-name="P97"><text:tab/>![X]:(X app parties(A) &lt;=&gt; X inc A)</text:p>
      <text:p text:style-name="P90">mais, depuis que <text:span text:style-name="T188">Muscadet</text:span> est écrit en <text:span text:style-name="T188">Prolog</text:span>, comme <text:span text:style-name="T188">Prolog</text:span> affichera </text:p>
      <text:p text:style-name="P90"><text:tab/> <text:span text:style-name="T74">A inc B&amp;B inc C=&gt;A inc C</text:span> </text:p>
      <text:p text:style-name="P90">on perd plus qu'on ne gagne en lisibilité à l'affichage ! </text:p>
      <text:p text:style-name="P97"><text:tab/><text:tab/></text:p>
      <text:p text:style-name="P99"><text:span text:style-name="T12">Les mathématiciens écrivent couramment les définitions ensemblistes sous la forme </text:span><text:span text:style-name="T48">f</text:span><text:span text:style-name="T59">(</text:span><text:span text:style-name="T48">X</text:span><text:span text:style-name="T59">,..) = {</text:span><text:span text:style-name="T48">X </text:span><text:span text:style-name="T59">; </text:span><text:span text:style-name="T48">p</text:span><text:span text:style-name="T59">(</text:span><text:span text:style-name="T48">X</text:span><text:span text:style-name="T59">,…)}, par exemple </text:span><text:span text:style-name="T48">A</text:span><text:span text:style-name="T149"></text:span><text:span text:style-name="T48">B</text:span><text:span text:style-name="T59"> = { </text:span><text:span text:style-name="T48">X</text:span><text:span text:style-name="T59">; </text:span><text:span text:style-name="T48">X</text:span><text:span text:style-name="T147"></text:span><text:span text:style-name="T48">A</text:span><text:span text:style-name="T59"> </text:span><text:span text:style-name="T252"></text:span><text:span text:style-name="T59"> </text:span><text:span text:style-name="T48">X</text:span><text:span text:style-name="T147"></text:span><text:span text:style-name="T48">B </text:span><text:span text:style-name="T59">} ou </text:span><text:span text:style-name="T240">P</text:span><text:span text:style-name="T59">(</text:span><text:span text:style-name="T48">A</text:span><text:span text:style-name="T59">) = {</text:span><text:span text:style-name="T48">X</text:span><text:span text:style-name="T59">; </text:span><text:span text:style-name="T48">X</text:span><text:span text:style-name="T149"></text:span><text:span text:style-name="T49">A </text:span><text:span text:style-name="T59">}.</text:span></text:p>
      <text:p text:style-name="P99"><text:span text:style-name="T12">Cette possibilité </text:span><text:span text:style-name="T12"><text:note text:id="ftn8" text:note-class="footnote"><text:note-citation>8</text:note-citation><text:note-body><text:p text:style-name="Footnote"><text:s/>qui avait disparu de <text:span text:style-name="T188">Muscadet</text:span>3 mais a été rétablie dans <text:span text:style-name="T188">Muscadet</text:span>4.1</text:p></text:note-body></text:note></text:span><text:span text:style-name="T12"> existe aussi dans </text:span><text:span text:style-name="T194">Muscadet</text:span><text:span text:style-name="T12"> sous la forme </text:span></text:p>
      <text:p text:style-name="P111">A inter B = [X,X app A &amp; X app B]</text:p>
      <text:p text:style-name="P113">parties(A) = [X, X inc A]</text:p>
      <text:p text:style-name="P89">mais on devra indiquer <text:s/>explicitement <text:s/>le symbole utilisé pour l'appartenance, par le prédicat « +++ », soit</text:p>
      <text:p text:style-name="P98"><text:tab/>+++(app).</text:p>
      <text:p text:style-name="P91"/>
      <text:p text:style-name="P70"><text:span text:style-name="T106">Pour alléger l'écriture les </text:span><text:span text:style-name="T21">mathématiciens utilisent aussi couramment les</text:span><text:span text:style-name="T106"> quantificateurs relativisés</text:span></text:p>
      <text:p text:style-name="P40"><text:span text:style-name="T147"></text:span><text:span text:style-name="T165">X</text:span><text:span text:style-name="T147"></text:span><text:span text:style-name="T165">A </text:span><text:span text:style-name="T147"></text:span><text:span text:style-name="T45">Y</text:span><text:span text:style-name="T147"></text:span><text:span text:style-name="T165">B </text:span><text:span text:style-name="T166">p</text:span><text:span text:style-name="T229">(</text:span><text:span text:style-name="T166">X</text:span><text:span text:style-name="T229">,</text:span><text:span text:style-name="T166">Y</text:span><text:span text:style-name="T229">)</text:span> <text:s text:c="5"/>et<text:span text:style-name="T165"> <text:s text:c="5"/></text:span><text:span text:style-name="T147"></text:span><text:span text:style-name="T165">X</text:span><text:span text:style-name="T147"></text:span><text:span text:style-name="T165">A </text:span><text:span text:style-name="T147"></text:span><text:span text:style-name="T45">Y</text:span><text:span text:style-name="T147"></text:span><text:span text:style-name="T165">B </text:span><text:span text:style-name="T166">p</text:span><text:span text:style-name="T229">(</text:span><text:span text:style-name="T166">X</text:span><text:span text:style-name="T229">,</text:span><text:span text:style-name="T166">Y</text:span><text:span text:style-name="T229">)</text:span></text:p>
      <text:p text:style-name="Standard"><text:span text:style-name="T229">qui sont des abréviations pour</text:span><text:span text:style-name="T165"> </text:span></text:p>
      <text:p text:style-name="P40"><text:span text:style-name="T147"><text:tab/></text:span><text:span text:style-name="T165">X </text:span><text:span text:style-name="T147"></text:span><text:span text:style-name="T45">Y</text:span><text:span text:style-name="T229">(</text:span><text:span text:style-name="T169">X</text:span><text:span text:style-name="T147"></text:span><text:span text:style-name="T169">A</text:span><text:span text:style-name="T229"> </text:span><text:span text:style-name="T254"></text:span><text:span text:style-name="T41"> </text:span><text:span text:style-name="T29">Y</text:span><text:span text:style-name="T151"></text:span><text:span text:style-name="T29">B </text:span><text:span text:style-name="T147"> </text:span><text:span text:style-name="T48">p</text:span><text:span text:style-name="T59">(</text:span><text:span text:style-name="T48">X</text:span><text:span text:style-name="T59">, </text:span><text:span text:style-name="T48">Y</text:span><text:span text:style-name="T59">)</text:span><text:span text:style-name="T229">) <text:s text:c="5"/>et</text:span><text:span text:style-name="T165"> <text:s text:c="5"/></text:span><text:span text:style-name="T147"></text:span><text:span text:style-name="T165">X </text:span><text:span text:style-name="T147"></text:span><text:span text:style-name="T45">Y</text:span><text:span text:style-name="T165"> </text:span><text:span text:style-name="T229">(</text:span><text:span text:style-name="T169">X</text:span><text:span text:style-name="T138"></text:span><text:span text:style-name="T169">A </text:span><text:span text:style-name="T254"></text:span><text:span text:style-name="T165"> </text:span><text:span text:style-name="T29">Y</text:span><text:span text:style-name="T151"></text:span><text:span text:style-name="T29">B </text:span><text:span text:style-name="T254"></text:span><text:span text:style-name="T147"> </text:span><text:span text:style-name="T48">p</text:span><text:span text:style-name="T59">(</text:span><text:span text:style-name="T48">X</text:span><text:span text:style-name="T59">,</text:span><text:span text:style-name="T48">Y</text:span><text:span text:style-name="T59">)</text:span><text:span text:style-name="T229">)</text:span><text:span text:style-name="T48"> </text:span><text:span text:style-name="T166">. </text:span></text:p>
      <text:p text:style-name="Standard"><text:span text:style-name="T229">Dans </text:span><text:span text:style-name="T199">Muscadet</text:span><text:span text:style-name="T229">2, on pouvait écri</text:span>re<text:span text:style-name="T106"> </text:span><text:span text:style-name="T75">qqs(X</text:span><text:span text:style-name="T100"> </text:span><text:span text:style-name="T75">app</text:span><text:span text:style-name="T100"> </text:span><text:span text:style-name="T75">A,qqs(Y app B,p(X,Y)))</text:span><text:span text:style-name="T106"> et</text:span></text:p>
      <text:p text:style-name="Standard"><text:span text:style-name="T76"><text:s/>ilexiste(X app E, ilexiste(Y app B, p(X,Y)))</text:span>, <text:s/><text:span text:style-name="T76">app</text:span> ayant été déclaré infixe,</text:p>
      <text:p text:style-name="Standard">Cette possibilité sera rétablie dans une prochaine version de <text:span text:style-name="T188">Muscadet</text:span> sous la forme </text:p>
      <text:p text:style-name="P55">![X app A, Y app B]: p(X,Y)<text:span text:style-name="T12"> et <text:s/></text:span>?[X app A, Y app B]: p(X,Y)</text:p>
      <text:p text:style-name="Standard">ou, plus généralement, avec n'importe quelle formule à la place de <text:span text:style-name="T82">X app A</text:span>, <text:span text:style-name="T121">…</text:span> .</text:p>
      <text:p text:style-name="Standard"/>
      <text:p text:style-name="P101"><text:span text:style-name="T27">Remarque</text:span><text:span text:style-name="T21"> : les énoncés des théorèmes doivent nécessairement être clos, ceux des définitions peuvent contenir des variables implicitement universelles.</text:span></text:p>
      <text:h text:style-name="Heading_20_2" text:outline-level="2">4.2. Expression des faits</text:h>
      <text:p text:style-name="Standard">Le fait qu’un énoncé <text:span text:style-name="T82">C</text:span> est la <text:span text:style-name="T165">conclusion</text:span> du <text:span text:style-name="T165">(sous-)théorème à démontrer</text:span> de numéro <text:span text:style-name="T158">N</text:span> se représente par une clause unitaire <text:span text:style-name="T189">Prolog</text:span> <text:span text:style-name="T81">concl(N,C,I)</text:span><text:span text:style-name="T17"> où </text:span><text:span text:style-name="T88">I</text:span><text:span text:style-name="T17"> est le numéro de l'étape où ce fait a été créé</text:span>. On manipule de même quelques autres propriétés comme être une <text:span text:style-name="T165">hypothèse</text:span> (<text:span text:style-name="T81">hyp(N,H,I)</text:span>), un <text:span text:style-name="T165">objet</text:span> (<text:span text:style-name="T81">obj(N,O)</text:span>), un <text:span text:style-name="T165">sous-théorème</text:span> (<text:span text:style-name="T81">sousth(N,N1)</text:span><text:span text:style-name="T31">)</text:span>, etc.</text:p>
      <text:p text:style-name="Standard">Pour les <text:span text:style-name="T165">règles actives</text:span>, c’est la liste des règles actives pour un (sous-)théorème à démontrer <text:s/>qui est mémorisée par le fait <text:span text:style-name="T81">reglactiv(N,[R1,R2,…])</text:span>, <text:span text:style-name="T81">[R1,R2,…]</text:span> étant une liste de noms de règles ayant été activées automatiquement dans un ordre qui est important. </text:p>
      <text:h text:style-name="Heading_20_2" text:outline-level="2">4.3. Expression des règles</text:h>
      <text:p text:style-name="Standard"><text:span text:style-name="T11">D</text:span>es règles (simplifiées) utilisées dans l’exemple <text:span text:style-name="T278">de la section 2 </text:span>sont <text:span text:style-name="T11">les suivantes.</text:span></text:p>
      <text:p text:style-name="P85"><text:span text:style-name="T271">- </text:span>règles données au système<text:span text:style-name="T278"> :</text:span></text:p>
      <text:p text:style-name="P56">regle(N,=&gt;) :- concl(N,A=&gt;B,Etape), </text:p>
      <text:p text:style-name="P56"><text:s text:c="15"/>ajhyp(N,A,NouvelleEtape), nouvconcl(N,B,NouvelleEtape).</text:p>
      <text:p text:style-name="P92">regle(N,!) :- concl(N,(!XX:C),Etape),</text:p>
      <text:p text:style-name="P92"><text:s text:c="14"/>creer_objets_et_remplacer(N,XX,C,C1,Objets),</text:p>
      <text:p text:style-name="P92"><text:s text:c="14"/>nouvconcl(N,C1,<text:span text:style-name="T181">NouvelleEtape</text:span>).</text:p>
      <text:p text:style-name="P92">regle(N,<text:span text:style-name="T181">def_concl_pred</text:span>) :- concl(N,C,Etape),definition(Nom, C&lt;=&gt;D),</text:p>
      <text:p text:style-name="P92"><text:s text:c="27"/>nouvconcl(N,D,NouvelleEtape).</text:p>
      <text:p text:style-name="P92">regle(N,stop_hyp_concl):- concl(N,C,Etape1),ground(C), hyp(N,C,Etape2), <text:s text:c="17"/></text:p>
      <text:p text:style-name="P92"><text:s text:c="26"/>nouvconcl(N,true,<text:span text:style-name="T181">NouvelleEtape</text:span>).</text:p>
      <text:p text:style-name="P85"><text:soft-page-break/><text:span text:style-name="T271">- </text:span>règle construite par le système<text:span text:style-name="T278"> :</text:span></text:p>
      <text:p text:style-name="P92">regle(N,inc) :- hyp(N, <text:span text:style-name="T134">inc(A,B)</text:span>, Etape1), hyp(N, app(X,A), Etape2),</text:p>
      <text:p text:style-name="P92"><text:tab/><text:tab/><text:tab/>not hyp(N, app(X,B),_),</text:p>
      <text:p text:style-name="P92"><text:tab/> <text:s text:c="10"/>ajhyp(N, app(X,B), NouvelleEtape).</text:p>
      <text:p text:style-name="P108"/>
      <text:p text:style-name="Standard"><text:span text:style-name="T106">Le paramètre </text:span><text:span text:style-name="T153">N</text:span><text:span text:style-name="T106"> sert à appliquer une règle au (sous-)théorème de numéro </text:span><text:span text:style-name="T153">N</text:span><text:span text:style-name="T106">.</text:span></text:p>
      <text:p text:style-name="P25"/>
      <text:p text:style-name="Standard"><text:span text:style-name="T106">On remarquera que le </text:span><text:span text:style-name="T172">si … alors …</text:span><text:span text:style-name="T106"> est implicite. On aurait pu définir des symboles d’opérateurs </text:span><text:span text:style-name="T75">si … alors …</text:span><text:span text:style-name="T184"> </text:span><text:span text:style-name="T106"><text:s/>en </text:span><text:span text:style-name="T189">Prolog</text:span><text:span text:style-name="T106">, mais cela n’était pas indispensable, puisque tout se traduit en </text:span><text:span text:style-name="T189">Prolog</text:span><text:span text:style-name="T106"> par des prédicats. </text:span></text:p>
      <text:p text:style-name="Standard"><text:span text:style-name="T106">Les conditions sont en général des vérifications de l’existence (ou de l’absence) de faits qui sont des clauses </text:span><text:span text:style-name="T189">Prolog</text:span><text:span text:style-name="T106"> unitaires (</text:span><text:span text:style-name="T75">hyp</text:span><text:span text:style-name="T13">, </text:span><text:span text:style-name="T75">concl</text:span><text:span text:style-name="T106">, voir section précédente) ou d’une définition d’une certaine forme. Il peut y avoir aussi des conditions élémentaires.</text:span></text:p>
      <text:p text:style-name="Standard"><text:span text:style-name="T106">Les actions sont soit des actions élémentaires exprimées sous forme de prédicats </text:span><text:span text:style-name="T189">Prolog</text:span><text:span text:style-name="T106"> traduisant des programmes élémentaires (</text:span><text:span text:style-name="T75">creer_objet_et_remplacer</text:span><text:span text:style-name="T106">), soit des super-actions définies par des paquets de règles (</text:span><text:span text:style-name="T75">ajhyp</text:span><text:span text:style-name="T13">, </text:span><text:span text:style-name="T184">nouvconcl</text:span><text:span text:style-name="T106">, etc, voir section suivante).</text:span></text:p>
      <text:p text:style-name="P60"/>
      <text:p text:style-name="Standard"><text:span text:style-name="T22">La condition </text:span><text:span text:style-name="T184">not hyp(N,</text:span><text:span text:style-name="T13"> </text:span><text:span text:style-name="T184">app(X,B),_)</text:span><text:span text:style-name="T22"> évite d’appliquer la règle si le théorème de numéro </text:span><text:span text:style-name="T76">N</text:span><text:span text:style-name="T22"> comporte déjà l’hypothèse </text:span><text:span text:style-name="T185">app(X,B)</text:span><text:span text:style-name="T22">. (Dans l’exemple, cette condition évite seulement l’appel à ajhyp qui serait sans effet, mais dans d’autres cas, elle est essentielle, par exemple pour éviter une création infinie d’objets.) </text:span></text:p>
      <text:p text:style-name="Standard"><text:span text:style-name="T22">En </text:span><text:span text:style-name="T196">Muscadet</text:span><text:span text:style-name="T22">1, cette condition n’était pas nécessaire car une règle ne pouvait pas s’appliquer deux fois pour les mêmes instantiations. <text:s/>Cela avait d’autres inconvénients, comme par exemple ne pas pouvoir </text:span><text:span text:style-name="T28">forcer</text:span><text:span text:style-name="T22"> une règle à s'appliquer de nouveau pour les mêmes instanciations.</text:span></text:p>
      <text:p text:style-name="P60"/>
      <text:p text:style-name="Standard"><text:span text:style-name="T106">L’action élémentaire </text:span><text:span text:style-name="T153">creer_objets_et_remplacer(N,XX,C,C1,Objets)</text:span><text:span text:style-name="T13"> renvoie</text:span><text:span text:style-name="T106"> dans </text:span><text:span text:style-name="T153">Objets</text:span><text:span text:style-name="T106"> une liste de constantes </text:span><text:span text:style-name="T153">z</text:span><text:span text:style-name="T13">, </text:span><text:span text:style-name="T153">z1</text:span><text:span text:style-name="T13">, </text:span><text:span text:style-name="T153">z2</text:span><text:span text:style-name="T106">,… etc <text:s/>qui n’ont pas encore été utilisées et remplace dans </text:span><text:span text:style-name="T153">C</text:span><text:span text:style-name="T106"> les variables de </text:span><text:span text:style-name="T247">XX</text:span><text:span text:style-name="T106"> par ces constantes pour donner </text:span><text:span text:style-name="T247">C1</text:span><text:span text:style-name="T106">. </text:span></text:p>
      <text:p text:style-name="P62"><text:tab/></text:p>
      <text:p text:style-name="Standard"><text:span text:style-name="T106">En réalité, les règles opérationnelles sont plus complexes, elles comportent des conditions et actions additionnelles, qui ont été ajoutées à la main</text:span><text:span text:style-name="T106"><text:note text:id="ftn9" text:note-class="footnote"><text:note-citation>9</text:note-citation><text:note-body><text:p text:style-name="Footnote"><text:s/>car ajoutées progressivement dans les phases d'expérimentation mais elles <text:span text:style-name="T271">auraient pu</text:span> être ajoutées automatiquement à partir des règles simplifiées</text:p></text:note-body></text:note></text:span><text:span text:style-name="T106"> pour les règles données au système, mais qui sont ajoutées automatiquement pour les règles construites par le système. Les premières peuvent être vues dans le fichier </text:span><text:span text:style-name="T247">muscadet-fr</text:span><text:span text:style-name="T106">, les dernières dans les fichier des règles construites </text:span><text:span text:style-name="T247">reg</text:span><text:span text:style-name="T106">_...</text:span></text:p>
      <text:p text:style-name="P25"/>
      <text:p text:style-name="Standard"><text:span text:style-name="T173">Parmi les condition</text:span><text:span text:style-name="T106">s :</text:span></text:p>
      <text:p text:style-name="Standard"><text:span text:style-name="T106">- le numéro de l'</text:span><text:span text:style-name="T247">Etape </text:span><text:span text:style-name="T14">qui</text:span><text:span text:style-name="T247"> </text:span><text:span text:style-name="T106">sera utilisé dans </text:span><text:span text:style-name="T247">traces</text:span><text:span text:style-name="T106"> (voir plus loin)</text:span></text:p>
      <text:p text:style-name="P25"/>
      <text:p text:style-name="Standard"><text:span text:style-name="T173">Parmi les actions</text:span><text:span text:style-name="T106"> :</text:span></text:p>
      <text:p text:style-name="P25">- la numérotation des étapes</text:p>
      <text:p text:style-name="P25">- l'écriture de messages</text:p>
      <text:p text:style-name="P72"><text:span text:style-name="T20">- </text:span><text:span text:style-name="T106">traces(N,regle(Nom),&lt;</text:span><text:span text:style-name="T20">condition ou liste de conditions</text:span><text:span text:style-name="T106">&gt;,</text:span></text:p>
      <text:p text:style-name="P72"><text:span text:style-name="T106"><text:s text:c="9"/>&lt;</text:span><text:span text:style-name="T20">action ou liste d'actions&gt;, &lt;étape&gt;, &lt;explication&gt;,</text:span></text:p>
      <text:p text:style-name="P72"><text:span text:style-name="T106"><text:s text:c="9"/>&lt;</text:span><text:span text:style-name="T20">liste des étapes des conditions</text:span><text:span text:style-name="T106">&gt;)</text:span></text:p>
      <text:p text:style-name="P13"><text:span text:style-name="T214">mémorise les informations qui seront nécessaires pour extraire plus tard la trace utile</text:span><text:span text:style-name="T106">.</text:span></text:p>
      <text:h text:style-name="Heading_20_2" text:outline-level="2">4.4. Expression des super-actions</text:h>
      <text:p text:style-name="Standard">Les <text:span text:style-name="T165">super-actions</text:span> sont en général exprimées sous forme de paquets de règles <text:span text:style-name="T165">si … alors …</text:span> ou<text:span text:style-name="T165"> si … alors … sinon …</text:span> </text:p>
      <text:p text:style-name="P142">Pour <text:span text:style-name="T229">actio</text:span><text:span text:style-name="T231">n(</text:span><text:span text:style-name="T268">X</text:span><text:span text:style-name="T231">):<text:tab/></text:span>si … alors …</text:p>
      <text:p text:style-name="P52"><text:tab/>si … alors …</text:p>
      <text:p text:style-name="P52"><text:soft-page-break/><text:tab/>sinon …</text:p>
      <text:p text:style-name="P144">s’exprime facilement en <text:span text:style-name="T189">Prolog</text:span></text:p>
      <text:p text:style-name="P176">action(X) :-<text:tab/>( … -&gt; … </text:p>
      <text:p text:style-name="P176"><text:tab/>; … -&gt; … </text:p>
      <text:p text:style-name="P176"><text:tab/>; … <text:s text:c="5"/>% par défaut (facultatif)</text:p>
      <text:p text:style-name="P176"><text:tab/>) .</text:p>
      <text:p text:style-name="P176"/>
      <text:p text:style-name="Standard"><text:span text:style-name="T106">La super-action </text:span><text:span text:style-name="T87">nouvconcl</text:span><text:span text:style-name="T106">, qui ne comporte qu’une règle, remplace la conclusion du (sous‑)théorème de numéro </text:span><text:span text:style-name="T153">N</text:span><text:span text:style-name="T106"> par </text:span><text:span text:style-name="T153">C</text:span><text:span text:style-name="T106"> si celle-ci n’est pas déjà égal à </text:span><text:span text:style-name="T153">C</text:span><text:span text:style-name="T106">.</text:span></text:p>
      <text:p text:style-name="P93">nouvconcl(N,C,E2) :-<text:tab/>not concl(N,C,_), </text:p>
      <text:p text:style-name="P93"><text:tab/>etape_action(Etape),</text:p>
      <text:p text:style-name="P93"><text:tab/>affecter(concl(N,C,Etape)).</text:p>
      <text:p text:style-name="P92"><text:span text:style-name="T12">avec</text:span> <text:s/></text:p>
      <text:p text:style-name="P92">etape_action(<text:span text:style-name="T134">E1</text:span>) :- ( var(E1),etape(E) -&gt; E1 is E+1,affecter(etape(E1)) </text:p>
      <text:p text:style-name="P92"><text:s text:c="20"/>; true).</text:p>
      <text:p text:style-name="P94"><text:span text:style-name="T31">Si</text:span><text:span text:style-name="T12"> </text:span><text:span text:style-name="T74">E1</text:span><text:span text:style-name="T12"> </text:span><text:span text:style-name="T31">n'a pas été instancié, ce qui est le cas dans la règle « </text:span><text:span text:style-name="T74">!</text:span><text:span text:style-name="T31"> »,</text:span><text:span text:style-name="T12"> </text:span><text:span text:style-name="T31">le numéro d'étape est incrémenté de </text:span><text:span text:style-name="T74">1</text:span><text:span text:style-name="T12">.</text:span></text:p>
      <text:p text:style-name="P94"><text:span text:style-name="T31">Si</text:span><text:span text:style-name="T12"> </text:span><text:span text:style-name="T74">E1</text:span><text:span text:style-name="T12"> </text:span><text:span text:style-name="T31">a <text:s/>été instancié, ce qui est le cas dans la règle</text:span><text:span text:style-name="T12"> </text:span><text:span text:style-name="T74">=&gt;</text:span><text:span text:style-name="T31">, où</text:span><text:span text:style-name="T12"> <text:s/></text:span><text:span text:style-name="T74">E1</text:span><text:span text:style-name="T12"> </text:span><text:span text:style-name="T31">a <text:s/>été instancié par la première action</text:span><text:span text:style-name="T12"> <text:s/></text:span><text:span text:style-name="T102">ajhyp</text:span><text:span text:style-name="T12"> </text:span><text:span text:style-name="T31">(décrite ci-après), il s'agit de la même étape.</text:span></text:p>
      <text:p text:style-name="P89"><text:span text:style-name="T74">affecter</text:span> met à jour la conclusion et le numéro d'étape.</text:p>
      <text:p text:style-name="P89"/>
      <text:p text:style-name="Standard"><text:span text:style-name="T106">La super-action </text:span><text:span text:style-name="T87">ajhyp</text:span><text:span text:style-name="T106"> traite les hypothèses que l’on veut « ajouter » pour n’ajouter finalement que des hypothèses élémentaires non universelles. Les conjonctions sont découpées. Les hypothèses universelles ne sont pas ajoutées, à la place on crée de nouvelles règles qui seront locales au (sous-)théorème en cours de démonstration. </text:span></text:p>
      <text:p text:style-name="P25"/>
      <text:p text:style-name="P25">Voici quelques-unes des règles définissant cette super-action</text:p>
      <text:p text:style-name="P92">ajhyp(N,H,E) :-<text:tab/>etape_action(E),</text:p>
      <text:p text:style-name="P92"><text:s text:c="2"/><text:tab/>( <text:span text:style-name="T181">% pour ajouter une conjonction, on ajoute successivement </text:span></text:p>
      <text:p text:style-name="P102"><text:s text:c="7"/>% (et récursivement) les éléments de la conjonction</text:p>
      <text:p text:style-name="P92"><text:span text:style-name="T181"><text:s text:c="7"/></text:span>H = A &amp; B -&gt; ajhyp(N,A,E), ajhyp(N,B,E)</text:p>
      <text:p text:style-name="P103"><text:span text:style-name="T182"><text:tab/></text:span><text:span text:style-name="T70">; % si H est déjà une hypothèse, on ne fait rien</text:span></text:p>
      <text:p text:style-name="P92"><text:s text:c="7"/>hyp(N,H,_) -&gt; <text:s/>true</text:p>
      <text:p text:style-name="P92"><text:span text:style-name="T181"><text:tab/></text:span>;<text:span text:style-name="T70"> % de même que pour une égalité triviale</text:span></text:p>
      <text:p text:style-name="P92"><text:tab/> <text:s/>H = (X = X) -&gt; true</text:p>
      <text:p text:style-name="P92"><text:tab/>; % ordre lexicographique sauf pour les objets créés z&lt;nombre&gt;</text:p>
      <text:p text:style-name="P92"><text:tab/> <text:s/>% <text:s text:c="6"/>qui sont dans l'ordre de création (numérique)</text:p>
      <text:p text:style-name="P92"><text:tab/> <text:s/>H = (Y=X), atom(X), atom(Y), avant(X,Y), ajhyp(N,(X=Y),E2) </text:p>
      <text:p text:style-name="P92"><text:tab/>; % si H est universelle ou est une implication, on crée </text:p>
      <text:p text:style-name="P92"><text:tab/> <text:s/>% une (des) règles locale(s) au théorème de numéro N</text:p>
      <text:p text:style-name="P92"><text:tab/> <text:s/>H = ( !_: _) -&gt; creer_nom_regle(reghyp,Nom), </text:p>
      <text:p text:style-name="P92"><text:s text:c="34"/>consreg(H,_,N,Nom,[])</text:p>
      <text:p text:style-name="P92"><text:tab/>; H = A =&gt; B -&gt; creer_nom_regle(reghyp,Nom), </text:p>
      <text:p text:style-name="P92"><text:s text:c="31"/>consreg( H,_,N,Nom,[])</text:p>
      <text:p text:style-name="P92"><text:s text:c="7"/>...</text:p>
      <text:p text:style-name="P92"><text:tab/>; % sinon <text:s/>on ajoute l'hypothèse H</text:p>
      <text:p text:style-name="P92"><text:s text:c="7"/>assert(hyp(N,H,E)), <text:s text:c="2"/></text:p>
      <text:p text:style-name="P92"><text:tab/> <text:s/>ecrire1([N, ‘ajouter hypothese’,H])</text:p>
      <text:p text:style-name="P92"><text:s/><text:tab/>) .</text:p>
      <text:h text:style-name="Heading_20_1" text:outline-level="1"><text:span text:style-name="T106">5. Comment utiliser </text:span><text:span text:style-name="T188">Muscadet</text:span><text:span text:style-name="T189">4</text:span></text:h>
      <text:p text:style-name="Standard"><text:span text:style-name="T106">Le </text:span><text:span text:style-name="T173">paquet</text:span><text:span text:style-name="T106"> est constitué d'un fichier source </text:span><text:span text:style-name="T189">Prolog</text:span><text:span text:style-name="T106"> </text:span><text:span text:style-name="T76">muscadet-fr</text:span><text:span text:style-name="T106">, d'un script </text:span><text:span text:style-name="T76">musca-fr</text:span><text:span text:style-name="T106"> permettant de travailler sous </text:span><text:span text:style-name="T189">Prolog</text:span><text:span text:style-name="T106"> et de deux petits fichiers</text:span><text:span text:style-name="T22"> C</text:span><text:span text:style-name="T247"> </text:span><text:span text:style-name="T76">th-fr.c</text:span><text:span text:style-name="T22"> et </text:span><text:span text:style-name="T76">tptp-fr.c</text:span><text:span text:style-name="T106"> </text:span><text:span text:style-name="T106"><text:note text:id="ftn10" text:note-class="footnote"><text:note-citation>10</text:note-citation><text:note-body><text:p text:style-name="Footnote"><text:s/><text:span text:style-name="T103">muscadet-en, musca-en, th-en.c et tptp-en.c</text:span> pour la version anglaise</text:p></text:note-body></text:note></text:span><text:span text:style-name="T106"> que l'on peut </text:span><text:soft-page-break/><text:span text:style-name="T106">compiler et qui permettent de travailler sous Linux. On appellera </text:span><text:span text:style-name="T109">dans</text:span><text:span text:style-name="T106"> la suite</text:span><text:span text:style-name="T109"> de ce texte</text:span><text:span text:style-name="T106"> </text:span><text:span text:style-name="T76">th</text:span><text:span text:style-name="T106"> et </text:span><text:span text:style-name="T76">tptp</text:span><text:span text:style-name="T106"> les exécutables obtenus. </text:span></text:p>
      <text:p text:style-name="P25"/>
      <text:p text:style-name="Standard"><text:span text:style-name="T109">On peut aussi t</text:span><text:span text:style-name="T106">ravailler sous </text:span><text:span text:style-name="T189">Prolog</text:span><text:span text:style-name="T109">, ce qui </text:span><text:span text:style-name="T106">permet en particulier d'avoir accès, en fin de démonstration (ou surtout en cas d'échec </text:span><text:span text:style-name="T109">ou de plantage </text:span><text:span text:style-name="T106">!) à tous les faits représentant l'état du théorème à démontrer : </text:span><text:span text:style-name="T76">hyp</text:span><text:span text:style-name="T106">, </text:span><text:span text:style-name="T76">concl</text:span><text:span text:style-name="T106">, </text:span><text:span text:style-name="T76">sousth</text:span><text:span text:style-name="T106">, règles (en particulier les règles construites), etc ; et même de tester directement l'application d'une règle sur l'état à ce moment-là.</text:span></text:p>
      <text:p text:style-name="P25"/>
      <text:p text:style-name="P25">On peut travailler à partir d'un fichier contenant une liste de définitions et un ou plusieurs théorème(s) à démontrer.</text:p>
      <text:p text:style-name="P25"/>
      <text:p text:style-name="Standard"><text:span text:style-name="T106">On peut aussi travailler directement sur la base de problèmes TPTP, après avoir défini </text:span><text:span text:style-name="T22">une variable d'environnement </text:span><text:span text:style-name="T14"><text:s/>shell </text:span><text:span text:style-name="T76">TPTP</text:span><text:span text:style-name="T14"> vers la base TPTP (</text:span><text:span text:style-name="T76">setenv TPTP </text:span><text:span text:style-name="T22">&lt;répertoire de la base&gt;).</text:span></text:p>
      <text:p text:style-name="Standard"><text:span text:style-name="T106">Sous </text:span><text:span text:style-name="T189">Prolog</text:span><text:span text:style-name="T106"> on peut aussi appeler directement le prédicat </text:span><text:span text:style-name="T153">demontrer</text:span><text:span text:style-name="T106"> avec comme paramètre l’énoncé du théorème à démontrer, après avoir donné les définitions des concepts mathématiques éventuellement utilisés.</text:span></text:p>
      <text:p text:style-name="P25"/>
      <text:p text:style-name="P136"><text:span text:style-name="T106">Le </text:span><text:span text:style-name="T189">Prolog</text:span><text:span text:style-name="T106"> utilisé est SWI-Prolog, logiciel du domaine public téléchargeable à </text:span><text:span text:style-name="T227">l’adresse suivante </text:span><text:span text:style-name="T228">http://www.swi-prolog.org/Download.html</text:span><text:span text:style-name="Internet_20_link"><text:span text:style-name="T218">,</text:span></text:span><text:span text:style-name="T227"> et que l’on</text:span><text:span text:style-name="T106"> appelle par la commande</text:span><text:span text:style-name="T153"> swipl</text:span><text:span text:style-name="T106">.</text:span></text:p>
      <text:p text:style-name="P140"><text:span text:style-name="T262">Attention</text:span><text:span text:style-name="T264"> </text:span><text:span text:style-name="T281">: à partir de la version </text:span><text:span text:style-name="T82">SWI-Prolog</text:span><text:span text:style-name="T19"> </text:span><text:span text:style-name="T83">7</text:span><text:span text:style-name="T279"> il est nécessaire d'utiliser une version de </text:span><text:span text:style-name="T83">Muscadet</text:span><text:span text:style-name="T279"> <text:s/>postérieure à <text:s/></text:span><text:span text:style-name="T83">4.6.2</text:span><text:span text:style-name="T279"> .</text:span><text:span text:style-name="T279"><text:note text:id="ftn11" text:note-class="footnote"><text:note-citation>11</text:note-citation><text:note-body><text:p text:style-name="P186"><text:span text:style-name="T280"><text:s/>à cause de la </text:span><text:s/><text:span text:style-name="T280">modification du type de la liste vide</text:span> []<text:span text:style-name="T285"> (qui était un atom dns les versions précédentes)</text:span></text:p></text:note-body></text:note></text:span></text:p>
      <text:p text:style-name="P139"/>
      <text:p text:style-name="P25"><text:span text:style-name="T106">Dans tous les cas, se placer dans un répertoire contenant le fichier </text:span><text:span text:style-name="T189">Prolog</text:span><text:span text:style-name="T106"> </text:span><text:span text:style-name="T153">muscadet-fr</text:span><text:span text:style-name="Footnote_20_Symbol"><text:span text:style-name="T161"><text:note text:id="ftn12" text:note-class="footnote"><text:note-citation>12</text:note-citation><text:note-body><text:p text:style-name="Footnote"><text:s/><text:span text:style-name="T160">muscadet-en</text:span> pour la version anglaise</text:p></text:note-body></text:note></text:span></text:span><text:span text:style-name="T153"> </text:span><text:span text:style-name="T106">(ou un lien de même nom vers ce fichier)</text:span></text:p>
      <text:h text:style-name="Heading_20_2" text:outline-level="2">5.1 Démonstration directe</text:h>
      <text:p text:style-name="P25">(uniquement sous <text:span text:style-name="T188">Prolog</text:span>)</text:p>
      <text:p text:style-name="P25"/>
      <text:p text:style-name="P25">Appeler le script <text:span text:style-name="T106">Unix </text:span><text:span text:style-name="T153">musca-fr</text:span><text:span text:style-name="Footnote_20_Symbol"><text:span text:style-name="T161"><text:note text:id="ftn13" text:note-class="footnote"><text:note-citation>13</text:note-citation><text:note-body><text:p text:style-name="Footnote"><text:s/><text:span text:style-name="T160">musca-en</text:span> pour la version anglaise</text:p></text:note-body></text:note></text:span></text:span><text:span text:style-name="T106">. qui appelle </text:span><text:span text:style-name="T189">Prolog</text:span><text:span text:style-name="T106"> et charge le fichier </text:span><text:span text:style-name="T153">muscadet-fr.</text:span></text:p>
      <text:p text:style-name="P25"/>
      <text:p text:style-name="P28">Pour démontrer <text:span text:style-name="T167">p</text:span><text:span text:style-name="T237">∧</text:span><text:span text:style-name="T167">q</text:span><text:span text:style-name="T168"> </text:span><text:span text:style-name="T139"></text:span><text:span text:style-name="T167"> </text:span><text:span text:style-name="T168"><text:s/>(</text:span><text:span text:style-name="T167">p</text:span><text:span text:style-name="T168"> </text:span><text:span text:style-name="T238">⇔ </text:span><text:span text:style-name="T167">q</text:span><text:span text:style-name="T168">)</text:span><text:span text:style-name="T148"> </text:span>taper simplement<text:span text:style-name="T272"> </text:span><text:span text:style-name="T82">demontrer(</text:span><text:span text:style-name="T91">p</text:span><text:span text:style-name="T92"> </text:span><text:span text:style-name="T93">&amp;</text:span><text:span text:style-name="T94"> </text:span><text:span text:style-name="T91">q</text:span><text:span text:style-name="T92"> </text:span><text:span text:style-name="T90">=&gt;</text:span><text:span text:style-name="T92"> (p &lt;=&gt; q</text:span><text:span text:style-name="T90">)</text:span><text:span text:style-name="T92">)</text:span><text:span text:style-name="T82">.</text:span></text:p>
      <text:p text:style-name="P78">Ne pas oublier le point. Pas d'espace avant la parenthèse.</text:p>
      <text:p text:style-name="P25"/>
      <text:p text:style-name="P25">Pour l'exemple du paragraphe 2.1 rentrer la définition de l'inclusion </text:p>
      <text:p text:style-name="P71"><text:tab/><text:span text:style-name="T74">assert(definition(inc(A,B) &lt;=&gt; ![X]:(app(X,A) =&gt; app(X,B)))).</text:span> </text:p>
      <text:p text:style-name="P25">puis demander la démonstration du théorème</text:p>
      <text:p text:style-name="P71"><text:tab/><text:span text:style-name="T74">demontrer(![A,B,C]:(inc(A,B) &amp; inc(B,C) =&gt; inc(A,C))).</text:span></text:p>
      <text:p text:style-name="P25">Ne pas oublier les points.</text:p>
      <text:p text:style-name="P25"/>
      <text:p text:style-name="P5">La preuve sera affichée sur la sortie standard.</text:p>
      <text:p text:style-name="P5"/>
      <text:p text:style-name="P25">Si l'on préfère utiliser des opérateurs infixes, taper</text:p>
      <text:p text:style-name="P25"><text:tab/><text:span text:style-name="T82">op(200,xfy,app).</text:span></text:p>
      <text:p text:style-name="P57"><text:tab/>op(200,xfy,inc).</text:p>
      <text:p text:style-name="P59"><text:span text:style-name="T71"><text:tab/>assert</text:span>(<text:span text:style-name="T71">definition(A inc B) &lt;=&gt; ![X]:(X app A =&gt; X app B))). </text:span></text:p>
      <text:p text:style-name="P59"><text:span text:style-name="T18">puis</text:span><text:span text:style-name="T71"><text:tab/>demontrer(![A,B,C] : A inc B &amp; B inc C =&gt; A inc C).</text:span></text:p>
      <text:p text:style-name="P5"/>
      <text:h text:style-name="P190" text:outline-level="2"><text:soft-page-break/>5.2 A partir de fichiers contenant théorèmes et définitions</text:h>
      <text:p text:style-name="Standard"><text:s/>Les données doivent être rentrées sous la forme suivante : </text:p>
      <text:p text:style-name="P177"><text:span text:style-name="T247">:- </text:span><text:span text:style-name="T76">op(</text:span><text:span text:style-name="T22">&lt;priorité&gt;, &lt;type&gt;, &lt;nom&gt;</text:span><text:span text:style-name="T76">)</text:span><text:span text:style-name="T247">. </text:span><text:span text:style-name="T22">(éventuellement)</text:span></text:p>
      <text:p text:style-name="P177"><text:span text:style-name="T76">theoreme(&lt;</text:span><text:span text:style-name="T22">nom</text:span><text:span text:style-name="T76">&gt;,</text:span><text:span text:style-name="T106">&lt;théorème à démontrer&gt;</text:span><text:span text:style-name="T76">)</text:span><text:span text:style-name="T247">. </text:span></text:p>
      <text:p text:style-name="P177"><text:span text:style-name="T76">definition(</text:span><text:span text:style-name="T106">&lt;definition&gt;</text:span><text:span text:style-name="T76">)</text:span><text:span text:style-name="T247">.</text:span></text:p>
      <text:p text:style-name="P177"><text:span text:style-name="T76">lemme(</text:span><text:span text:style-name="T106">&lt;nom&gt;,&lt;lemme&gt;</text:span><text:span text:style-name="T76">).</text:span></text:p>
      <text:p text:style-name="P177"><text:span text:style-name="T76">include(</text:span><text:span text:style-name="T22">&lt;fichier de données&gt;</text:span><text:span text:style-name="T76">)</text:span><text:span text:style-name="T247">.</text:span></text:p>
      <text:p text:style-name="P177"><text:span text:style-name="T247">% </text:span><text:span text:style-name="T22">&lt;commentaire </text:span><text:span text:style-name="T196">Prolog</text:span><text:span text:style-name="T22">&gt;</text:span></text:p>
      <text:p text:style-name="P5"><text:span text:style-name="T262">Ne pas oublier les points</text:span> ! (Ce sont des termes <text:span text:style-name="T188">Prolog</text:span>.)</text:p>
      <text:p text:style-name="P5">Toutes ces données peuvent être écrites dans n'importe quel ordre.</text:p>
      <text:p text:style-name="P5">Il peut y avoir plusieurs théorèmes qui seront démontrés l'un après l'autre.</text:p>
      <text:p text:style-name="P5"><text:span text:style-name="T246">include p</text:span>ermet de mettre des données dans un ou plusieurs fichier(s) séparé(s).</text:p>
      <text:p text:style-name="P5"/>
      <text:p text:style-name="P5"><text:span text:style-name="T166">Exemples de fichiers</text:span> :</text:p>
      <text:p text:style-name="P5"/>
      <text:p text:style-name="P57">exemple1 :</text:p>
      <text:p text:style-name="P179">definition(inc(A,B) &lt;=&gt; ! [X]:(<text:span text:style-name="T132">app(X,A)</text:span> =&gt; app(X,B))).</text:p>
      <text:p text:style-name="P179">theoreme(thI03,![A,B,C]:(inc(A,B) &amp; inc(B,C) =&gt; inc(A,C))). </text:p>
      <text:p text:style-name="P5"/>
      <text:p text:style-name="P57">exemple1bis :</text:p>
      <text:p text:style-name="P165">:- op(200,xfy,app).</text:p>
      <text:p text:style-name="P165">:- op(200,xfy,inc).</text:p>
      <text:p text:style-name="P165">theoreme(thI03,![A,B,C]:(A inc B &amp; B inc C =&gt; A inc C)). </text:p>
      <text:p text:style-name="P165">definition(A inc B &lt;=&gt; ! [X]: X <text:span text:style-name="T132">app A</text:span> =&gt; X app B)).</text:p>
      <text:p text:style-name="P165"/>
      <text:p text:style-name="P160">exemple2 :</text:p>
      <text:p text:style-name="P160"><text:tab/>include(exemple2_definitions). </text:p>
      <text:p text:style-name="P160"><text:tab/>% transitivite de l'inclusion </text:p>
      <text:p text:style-name="P160"><text:tab/>theoreme(thI03,![A,B,C]:(<text:span text:style-name="T132">inc(A,B)</text:span> &amp; <text:span text:style-name="T132">inc(B,C)</text:span> =&gt; <text:span text:style-name="T132">inc(A,C)</text:span>)). </text:p>
      <text:p text:style-name="P160"><text:tab/>% l'ensemble des parties d'une intersection est égale à l'intersection des parties </text:p>
      <text:p text:style-name="P160"><text:tab/>theoreme(thI21,![A,B]:(inc(parties(inter(A,B)), <text:s text:c="54"/></text:p>
      <text:p text:style-name="P160"><text:s text:c="35"/>inter(parties(A),parties(B))))). </text:p>
      <text:p text:style-name="P160"><text:span text:style-name="T31">avec</text:span> exemple2_definitions :<text:tab/></text:p>
      <text:p text:style-name="P160"><text:tab/>definition(inc(A,B) &lt;=&gt; ! [X]:(<text:span text:style-name="T132">app(X,A)</text:span> =&gt; app(X,B))). </text:p>
      <text:p text:style-name="P160"><text:tab/>definition(app(X,parties(A))&lt;=&gt; inc(X,A)). </text:p>
      <text:p text:style-name="P160"><text:tab/>definition(app(X,inter(A,B))&lt;=&gt; <text:span text:style-name="T132">app(X,A)</text:span> &amp; <text:span text:style-name="T132">app(X,B)</text:span>)). </text:p>
      <text:p text:style-name="P160"/>
      <text:p text:style-name="P160">exemple2bis :</text:p>
      <text:p text:style-name="P160"><text:tab/>include(exemple2bis-definitions). </text:p>
      <text:p text:style-name="P160"><text:tab/>:- op(200, xfy, app). </text:p>
      <text:p text:style-name="P160"><text:tab/>:- op(200, xfy, inc). </text:p>
      <text:p text:style-name="P160"><text:tab/>:- op(150,xfx,inter). </text:p>
      <text:p text:style-name="P160"><text:tab/>% transitivite de l inclusion </text:p>
      <text:p text:style-name="P160"><text:tab/>theoreme(thI03,![A,B,C]:(A inc B <text:s/>&amp; <text:s/>B inc C <text:s/>=&gt; <text:s/>A inc C)). </text:p>
      <text:p text:style-name="P160"><text:tab/>% l'ensemble des parties d'une intersection est égale à l'intersection des parties </text:p>
      <text:p text:style-name="P160"><text:tab/>theoreme(thI21,![A,B] : (parties(A inter B) inc parties(A) inter <text:s/>parties(B))). </text:p>
      <text:p text:style-name="P161"><text:span text:style-name="T31">avec</text:span> exemple2bis_definitions :</text:p>
      <text:p text:style-name="P161"><text:tab/>:- op(200, xfy, app). </text:p>
      <text:p text:style-name="P161"><text:tab/>:- op(200, xfy, inc). </text:p>
      <text:p text:style-name="P161"><text:tab/>:- op(150,xfx,inter). </text:p>
      <text:p text:style-name="P161"><text:tab/>definition(A inc B &lt;=&gt; ! [X]:(X app A =&gt; X app B)). </text:p>
      <text:p text:style-name="P161"><text:tab/>definition((X app parties(A))&lt;=&gt; X inc A). </text:p>
      <text:p text:style-name="P161"><text:soft-page-break/><text:tab/>definition(X app <text:s/>A inter B <text:s/>&lt;=&gt; <text:s/>X app A <text:s/>&amp; <text:s/>X app B).</text:p>
      <text:p text:style-name="P162"><text:span text:style-name="T166">Remarque </text:span>: la définition d'opérateur infixe doit être faite dans tous les fichiers où il <text:span text:style-name="T132">apparaît</text:span>.</text:p>
      <text:p text:style-name="P161"/>
      <text:p text:style-name="Standard"><text:span text:style-name="T232">Sous Linux (resp. </text:span><text:span text:style-name="T200">Prolog</text:span><text:span text:style-name="T232">),</text:span><text:span text:style-name="T106"> <text:s/>on appellera l'exécutable (resp. prédicat) <text:s/></text:span><text:span text:style-name="T247">th </text:span><text:span text:style-name="T22">avec</text:span><text:span text:style-name="T14"> </text:span><text:span text:style-name="T22">comme argument un fichier (ou un chemin vers un fichier). Sous </text:span><text:span text:style-name="T196">Prolog</text:span><text:span text:style-name="T22"> cet argument doit être un atome donc entre quotes si nécessaire conformément aux conventions </text:span><text:span text:style-name="T196">Prolog</text:span><text:span text:style-name="T22"> </text:span><text:span text:style-name="T214">.</text:span></text:p>
      <text:p text:style-name="P25">Exemples</text:p>
      <text:p text:style-name="Standard"><text:span text:style-name="T248"><text:tab/></text:span><text:span text:style-name="T76">th exemple1</text:span><text:span text:style-name="T248"> </text:span><text:span text:style-name="T20">(resp. </text:span><text:span text:style-name="T76">th(exemple1).</text:span><text:span text:style-name="T14">)</text:span></text:p>
      <text:p text:style-name="P25"/>
      <text:p text:style-name="P73"><text:span text:style-name="T12">Sous </text:span><text:span text:style-name="T194">Prolog</text:span><text:span text:style-name="T12"> on peut aussi appeler </text:span><text:span text:style-name="T71">th</text:span><text:span text:style-name="T12"> avec un fichier ne contenant que des définitions qui seront ainsi lues et mémorisées. Dans ce cas il ne faudra pas mettre l'</text:span><text:span text:style-name="T71">include</text:span><text:span text:style-name="T12"> correspondant dans le fichier des théorèmes, ce qui aurait pour effet de dupliquer les définitions (donc aussi les règles).</text:span><text:span text:style-name="T12"><text:note text:id="ftn14" text:note-class="footnote"><text:note-citation>14</text:note-citation><text:note-body><text:p text:style-name="Footnote"><text:s/>Jusqu'à la version 2.6, on pouvait lire des définitions seules, construire et mémoriser les régles construites dans un fichier qui pouvait être lu au cours d'une exécution ultérieure. En effet, la construction des règles était relativement longue par rapport à la démonstration des théorèmes. Cette possibilité a été supprimée dans les réécritures de la version 2.7. <text:s/>Etant donnés les progrès en temps d'exécution des machines modernes, la rétablir me semble superflu. Pour les très grosses bases de données (comme pour les très gros problèmes de TPTP), il serait nécessaire de sélectionner les définitions et axiomes en fonction des conjectures proposées, avant la construction des règles, non de seulement sélectionner les règles après la construction.</text:p></text:note-body></text:note></text:span></text:p>
      <text:p text:style-name="P15"/>
      <text:p text:style-name="P15">La preuve sera enregistrée dans un fichier appelé <text:span text:style-name="T82">res_</text:span>&lt;nom du théorème à démontrer&gt; (par exemple <text:span text:style-name="T82">res_th1</text:span>). De plus quelques messages ont affichés à la console pour suivre le travail du démonstrateur.</text:p>
      <text:p text:style-name="P15"/>
      <text:h text:style-name="P190" text:outline-level="2">5.3 A partir de la base de problèmes TPTP</text:h>
      <text:p text:style-name="Standard"><text:tab/><text:span text:style-name="T250">(</text:span>http://www.cs.miami.edu/~tptp<text:span text:style-name="T250">)</text:span></text:p>
      <text:p text:style-name="Standard">Sous Linux (resp. <text:span text:style-name="T188">Prolog</text:span>) on appellera l'exécutable (resp. prédicat) <text:span text:style-name="T106"><text:s/></text:span><text:span text:style-name="T247">tptp </text:span><text:span text:style-name="T22">avec</text:span><text:span text:style-name="T14"> comme argument un chemin vers un fichier de problème TPTP ou un nom de problème TPTP.</text:span><text:span text:style-name="T22"> Dans ce dernier cas, il est nécessaire d'avoir défini une variable d'environnement </text:span><text:span text:style-name="T14"><text:s/>shell </text:span><text:span text:style-name="T247">TPTP</text:span><text:span text:style-name="T14"> vers la base TPTP. (</text:span><text:span text:style-name="T247">setenv TPTP</text:span><text:span text:style-name="T14"> </text:span><text:span text:style-name="T22">&lt;répertoire de la base&gt;).</text:span></text:p>
      <text:p text:style-name="P5">Exemples</text:p>
      <text:p text:style-name="P57"><text:tab/>tptp /home/dominique/<text:span text:style-name="T273">$</text:span>TPTP/Problems/SET/SET002+4.p </text:p>
      <text:p text:style-name="P57"><text:tab/>tptp SET027+4.p</text:p>
      <text:p text:style-name="P12">Sous <text:span text:style-name="T188">Prolog</text:span>, l'argument doit être un atome <text:span text:style-name="T188">Prolog</text:span> donc les quotes sont nécessaires (présence de <text:span text:style-name="T74">-</text:span>, +, ., /, majuscules)</text:p>
      <text:p text:style-name="Standard"><text:span text:style-name="T22"><text:tab/></text:span><text:span text:style-name="T76">tptp('/home/dominique/</text:span><text:span text:style-name="T79">$</text:span><text:span text:style-name="T76">TPTP/Problems/SET/SET0 02+4.p'). </text:span></text:p>
      <text:p text:style-name="P57"><text:tab/>tptp('SET027+4.p').</text:p>
      <text:p text:style-name="P5"/>
      <text:p text:style-name="P5">La preuve sera enregistrée dans un fichier appelé <text:span text:style-name="T82">res_</text:span>&lt;nom du problème&gt; (par exemple <text:span text:style-name="T82">res_SET002+4.p</text:span>). De plus quelques messages ont affichés à la console pour suivre le travail du démonstrateur.</text:p>
      <text:p text:style-name="P5"/>
      <text:h text:style-name="P191" text:outline-level="2">5.4 Modification des options par défaut</text:h>
      <text:p text:style-name="P11">5.4.1 Options par défaut</text:p>
      <text:p text:style-name="Standard"><text:span text:style-name="T22">Les options par défaut (fichier </text:span><text:span text:style-name="T76">muscadet-fr</text:span><text:span text:style-name="T22">) sont :</text:span></text:p>
      <text:p text:style-name="P5"><text:tab/>- temps limite <text:span text:style-name="T273">(</text:span><text:span text:style-name="T105">tempslimite</text:span><text:span text:style-name="T273">) </text:span>: 10 secondes</text:p>
      <text:p text:style-name="P5"><text:tab/>- affichage de la trace complète de la recherche de la preuve <text:span text:style-name="T274">(</text:span><text:span text:style-name="T249">tr</text:span><text:span text:style-name="T274">) </text:span>: non</text:p>
      <text:p text:style-name="P9"><text:tab/>- affichage de la preuve utile <text:span text:style-name="T274">(</text:span><text:span text:style-name="T84">pr</text:span><text:span text:style-name="T274">) </text:span>: oui</text:p>
      <text:p text:style-name="P9"><text:tab/>- résultat selon l'ontologie SZS <text:span text:style-name="T274">(</text:span><text:span text:style-name="T249">szs</text:span><text:span text:style-name="T274">) </text:span>: non</text:p>
      <text:p text:style-name="P6">Elles peuvent être modifiées.</text:p>
      <text:p text:style-name="P6"><text:soft-page-break/>Pour les afficher, taper</text:p>
      <text:p text:style-name="P71"><text:tab/><text:span text:style-name="T74">listing(tempslimite).</text:span> <text:span text:style-name="T31">ou</text:span> <text:span text:style-name="T74">l(tempslimite).</text:span> <text:span text:style-name="T31">ou</text:span> <text:span text:style-name="T74">tempslimite(T).</text:span> <text:s/></text:p>
      <text:p text:style-name="P71"><text:tab/><text:span text:style-name="T74">listing(afficher).</text:span> <text:span text:style-name="T31">ou</text:span> <text:span text:style-name="T74">l(afficher).</text:span> <text:span text:style-name="T31">ou</text:span> <text:span text:style-name="T74">afficher(A).</text:span></text:p>
      <text:p text:style-name="P5"/>
      <text:p text:style-name="P11">5.4.2. Modifications à l'appel d'une démonstration</text:p>
      <text:p text:style-name="Standard"><text:tab/>On peut <text:s/>donner comme arguments supplémentaires de <text:span text:style-name="T82">th</text:span> ou <text:span text:style-name="T82">tptp</text:span>, à la suite et dans n'importe quel ordre, un nouveau temps limite, et des nouvelles options d'affichage sous la forme <text:span text:style-name="T266">± </text:span>&lt;option&gt; </text:p>
      <text:p text:style-name="P5"><text:tab/>+ pour ajouter,  </text:p>
      <text:p text:style-name="P5"><text:tab/><text:span text:style-name="T82">-</text:span> pour retirer</text:p>
      <text:p text:style-name="P8"><text:tab/>&lt;option&gt; ::=<text:tab/><text:span text:style-name="T82">tr</text:span> pour la trace complète</text:p>
      <text:p text:style-name="P8"><text:tab/><text:tab/><text:span text:style-name="T130">pr</text:span> pour la preuve utile</text:p>
      <text:p text:style-name="P8"><text:tab/><text:tab/><text:span text:style-name="T82">szs</text:span> pour le <text:s/>résultat selon l'ontologie SZS</text:p>
      <text:p text:style-name="P5">Exemples</text:p>
      <text:p text:style-name="Standard"><text:span text:style-name="T16"><text:tab/>(Linux)</text:span><text:span text:style-name="T14"><text:tab/></text:span><text:span text:style-name="T16"> </text:span><text:span text:style-name="T76">th </text:span><text:span text:style-name="T129">exemple_th</text:span><text:span text:style-name="T76"> 50 +tr</text:span><text:span text:style-name="T14"> <text:s/></text:span><text:span text:style-name="T22">ou</text:span><text:span text:style-name="T24"> (Prolog)</text:span><text:span text:style-name="T14"> <text:s/></text:span><text:span text:style-name="T76">th(</text:span><text:span text:style-name="T129">exemple_th</text:span><text:span text:style-name="T76">,50,+tr).</text:span></text:p>
      <text:p text:style-name="P5">met le temps limite à 50 secondes et affiche la trace complète puis la preuve utile.</text:p>
      <text:p text:style-name="P18"><text:span text:style-name="T247"><text:tab/></text:span><text:span text:style-name="T16">(Linux) <text:s/></text:span><text:span text:style-name="T76">th </text:span><text:span text:style-name="T129">exemple_th</text:span><text:span text:style-name="T76"> -</text:span><text:span text:style-name="T129">pr</text:span><text:span text:style-name="T14"> <text:s/></text:span><text:span text:style-name="T22">ou</text:span><text:span text:style-name="T14"> </text:span><text:span text:style-name="T24">(Prolog)</text:span><text:span text:style-name="T14"> <text:s/></text:span><text:span text:style-name="T76">th(</text:span><text:span text:style-name="T129">exemple_th</text:span><text:span text:style-name="T76">,-</text:span><text:span text:style-name="T129">pr</text:span><text:span text:style-name="T76">).</text:span></text:p>
      <text:p text:style-name="P5">n'affiche que le résultat (<text:span text:style-name="T82">theoreme demontre </text:span>ou<text:span text:style-name="T286"> </text:span><text:span text:style-name="T82"><text:s/>non demontre</text:span>) et le temps passé </text:p>
      <text:p text:style-name="P7"><text:tab/><text:span text:style-name="T72">(Linux) <text:s/></text:span><text:span text:style-name="T82">tptp SET027+4.p -</text:span><text:span text:style-name="T130">pr</text:span><text:span text:style-name="T82"> +szs</text:span><text:span text:style-name="T18"> <text:s/></text:span><text:span text:style-name="T12">ou</text:span><text:span text:style-name="T18"> </text:span><text:span text:style-name="T286">(Prolog) </text:span><text:span text:style-name="T82">tptp('SET027+4.p',-</text:span><text:span text:style-name="T130">pr</text:span><text:span text:style-name="T82">,+szs). <text:s/></text:span></text:p>
      <text:p text:style-name="P5">n'affiche que le résultat selon l'ontologie SZS.</text:p>
      <text:p text:style-name="P5"/>
      <text:p text:style-name="P5"><text:span text:style-name="T166">5.4.3 Modifications sous </text:span><text:span text:style-name="T199">Prolog</text:span></text:p>
      <text:p text:style-name="P5">Les commandes suivantes modifient les options jusqu'à nouvel ordre</text:p>
      <text:p text:style-name="P5"><text:span text:style-name="T82"><text:tab/>affecter(tempslimite(</text:span>&lt; temps&gt;<text:span text:style-name="T82">))</text:span><text:span text:style-name="T246">. </text:span>ou <text:s/><text:span text:style-name="T246">l</text:span><text:span text:style-name="T82">imitertemps(</text:span>&lt; temps&gt;<text:span text:style-name="T82">))</text:span><text:span text:style-name="T246">.</text:span></text:p>
      <text:p text:style-name="P5"><text:span text:style-name="T246"><text:tab/></text:span><text:span text:style-name="T82">assert(afficher(</text:span>&lt;option&gt;<text:span text:style-name="T82">))</text:span><text:span text:style-name="T246">.</text:span></text:p>
      <text:p text:style-name="P5"><text:span text:style-name="T246"><text:tab/></text:span><text:span text:style-name="T82">retract(afficher(</text:span>&lt;option&gt;<text:span text:style-name="T82">))</text:span><text:span text:style-name="T246">.</text:span></text:p>
      <text:p text:style-name="P5"/>
      <text:p text:style-name="P11">5.4.4 Modifications du code <text:span text:style-name="T199">Prolog</text:span> <text:span text:style-name="T229">(fichier </text:span><text:span text:style-name="T89">muscadet-fr</text:span><text:span text:style-name="T229">)</text:span></text:p>
      <text:p text:style-name="P5"><text:s/>Enfin, on peut modifier les valeurs par défaut dans le fichier <text:span text:style-name="T82">muscadet-fr</text:span> en modifiant la ligne <text:span text:style-name="T82">tempslimite(...).</text:span> <text:s/>ou en supprimant ou ajoutant des lignes <text:span text:style-name="T82">afficher(...).</text:span><text:span text:style-name="T12"> .</text:span></text:p>
      <text:p text:style-name="P5"/>
      <text:p text:style-name="P49">5.4.5 Modes d'emploi en ligne</text:p>
      <text:p text:style-name="Standard">On peut retrouver les modes d'emploi en tapant <text:span text:style-name="T97">th</text:span> ou <text:span text:style-name="T82">tptp</text:span> sous Linux, ou <text:span text:style-name="T82">th.</text:span> ou <text:span text:style-name="T82">tptp.</text:span> sous <text:span text:style-name="T188">Prolog</text:span>.</text:p>
      <text:p text:style-name="P71"/>
      <text:p text:style-name="P19"><text:span text:style-name="T51">5.4.6</text:span><text:span text:style-name="T20"> </text:span><text:span text:style-name="T51">Modification du choix du langage.</text:span></text:p>
      <text:p text:style-name="P20"><text:span text:style-name="T20">On peut modifier le choix par défaut du langage pour la rédaction des traces (trace complète et/ou trace utile) et autres commentaires en donnant</text:span><text:span text:style-name="T80"> </text:span><text:span text:style-name="T76">en</text:span><text:span text:style-name="T80"> </text:span><text:span text:style-name="T20">(ou </text:span><text:span text:style-name="T76">fr</text:span><text:span text:style-name="T20">) comme argument supplémentaire dans la commande ou le prédicat </text:span><text:span text:style-name="T76">th</text:span><text:span text:style-name="T20"> ou </text:span><text:span text:style-name="T76">tptp</text:span><text:span text:style-name="T20">.</text:span></text:p>
      <text:p text:style-name="P19"><text:span text:style-name="T20">Exemples : </text:span><text:span text:style-name="T76">th exemple1 en </text:span><text:span text:style-name="T20">ou</text:span><text:span text:style-name="T76"> th(exemple1,en)</text:span><text:span text:style-name="T20">.</text:span></text:p>
      <text:p text:style-name="P5"/>
      <text:p text:style-name="P5">Sous <text:span text:style-name="T188">Prolog</text:span> on peut aussi le modifier directement par</text:p>
      <text:p text:style-name="P21"><text:span text:style-name="T20"><text:tab/></text:span><text:span text:style-name="T76">affecter(lang(en)).</text:span></text:p>
      <text:p text:style-name="P22"><text:span text:style-name="T20">ou simplement</text:span><text:span text:style-name="T77"> </text:span><text:span text:style-name="T76">en.</text:span></text:p>
      <text:p text:style-name="P5"><text:tab/><text:tab/><text:tab/></text:p>
      <text:p text:style-name="Standard"><text:span text:style-name="T22">Cependant les noms des règles et des actions ne seront pas modifiés. Pour cela il faut utiliser la version anglaise (fichiers</text:span><text:span text:style-name="T14"> </text:span><text:span text:style-name="T76">*-en*</text:span><text:span text:style-name="T22">)</text:span></text:p>
      <text:p text:style-name="P12"/>
      <text:p text:style-name="P14">5.4.7 Effacement</text:p>
      <text:p text:style-name="P12"><text:s/><text:span text:style-name="T213">Sous </text:span><text:span text:style-name="T202">Prolog</text:span><text:span text:style-name="T213">, pour effacer toutes les données relatives au dernier problème et pouvoir ainsi en résoudre un nouveau problème sans devoir sortir et rentrer sous </text:span><text:span text:style-name="T202">Prolog</text:span><text:span text:style-name="T213">, taper :</text:span></text:p>
      <text:p text:style-name="P5"><text:tab/><text:span text:style-name="T82">effacertout.</text:span></text:p>
      <text:p text:style-name="P5"><text:soft-page-break/>Pour effacer seulement les faits qui représentent l'état du dernier théorème démontré (ou non démontré ...) taper : <text:s/></text:p>
      <text:p text:style-name="P5"><text:tab/><text:span text:style-name="T82">effacerth. </text:span></text:p>
      <text:p text:style-name="P5">qui efface tous les faits qui représentent l'état de l'ancien théorème, mais les définitions et les règles construites ne sont pas effacées</text:p>
      <text:p text:style-name="P44"/>
      <text:h text:style-name="Heading_20_1" text:outline-level="1"><text:span text:style-name="T106">6. Définitions et lemmes</text:span></text:h>
      <text:p text:style-name="P24"><text:span text:style-name="T106">Les définitions ne sont pas les seules connaissances mathématiques </text:span><text:span text:style-name="T107">utilisées par le</text:span><text:span text:style-name="T106"> système. </text:span><text:span text:style-name="T108">Il dispose aussi de </text:span><text:span text:style-name="T106">lemmes </text:span><text:span text:style-name="T113">déclarés</text:span><text:span text:style-name="T108"> </text:span><text:span text:style-name="T106">au moyen d’un prédicat </text:span><text:span text:style-name="T189">Prolog</text:span><text:span text:style-name="T106"> </text:span><text:span text:style-name="T164">lemme</text:span><text:span text:style-name="T106">(&lt;nom&gt;, &lt;énoncé&gt;). </text:span></text:p>
      <text:p text:style-name="P31"><text:span text:style-name="T108">Ces lemmes peuvent être donnés au système (</text:span><text:span text:style-name="T115">dans la </text:span><text:span text:style-name="T108">version </text:span><text:span text:style-name="T101">th</text:span><text:span text:style-name="T108">).</text:span></text:p>
      <text:p text:style-name="P82"><text:span text:style-name="T114">D'autre part</text:span><text:span text:style-name="T113">, à la lecture des </text:span><text:span text:style-name="T116">données (hors conjectures)</text:span><text:span text:style-name="T114"> </text:span><text:span text:style-name="T113">des problèmes de la </text:span><text:span text:style-name="T127">bibliothèque</text:span><text:span text:style-name="T113"> TPTP</text:span><text:span text:style-name="T116"> </text:span><text:span text:style-name="T191">Muscadet</text:span><text:span text:style-name="T113"> décide s'il les déclare comme</text:span><text:span text:style-name="T116"> lemmes</text:span><text:span text:style-name="Footnote_20_Symbol"><text:span text:style-name="T116"><text:note text:id="ftn15" text:note-class="footnote"><text:note-citation>15</text:note-citation><text:note-body><text:p text:style-name="Préformaté_20_HTML"><text:s/><text:span text:style-name="T12">par exemple dans le domaine MGT (Management)</text:span></text:p><text:p text:style-name="P114">%---MP. If a time point belongs to the environment, then the end-point of</text:p><text:p text:style-name="P114">%---the environment cannot precede it.</text:p><text:p text:style-name="P114">input_formula(mp_environment_end_point,axiom,(</text:p><text:p text:style-name="P114"><text:s text:c="5"/>! [E,T] : ( ( environment(E) &amp; in_environment(E,T) )</text:p><text:p text:style-name="P115"><text:tab/><text:span text:style-name="T9">=&gt; greater_or_equal(end_time(E),T) ) <text:s text:c="2"/>)).</text:span></text:p></text:note-body></text:note></text:span></text:span><text:span text:style-name="T116"> ou comme définitions</text:span><text:span text:style-name="Footnote_20_Symbol"><text:span text:style-name="T116"><text:note text:id="ftn16" text:note-class="footnote"><text:note-citation>16</text:note-citation><text:note-body><text:p text:style-name="Préformaté_20_HTML"><text:s/><text:span text:style-name="T12">comme</text:span> <text:span text:style-name="T9">%----Definition of greater_or_equal (i.t.o. greater and equal).</text:span></text:p><text:p text:style-name="P114">input_formula(definition_greater_or_equal, axiom, (</text:p><text:p text:style-name="P114">! [X,Y] : ( greater_or_equal(X,Y) &lt;=&gt; ( greater(X,Y) | equal(X,Y) ) ) )).</text:p></text:note-body></text:note></text:span></text:span><text:span text:style-name="T113">.</text:span></text:p>
      <text:p text:style-name="P30">Par exemple, </text:p>
      <text:p text:style-name="P81"><text:span text:style-name="T145"><text:tab/></text:span><text:span text:style-name="T144"></text:span><text:span text:style-name="T54">A</text:span><text:span text:style-name="T176"> </text:span><text:span text:style-name="T144"></text:span><text:span text:style-name="T54">B</text:span><text:span text:style-name="T176"> </text:span><text:span text:style-name="T233">(</text:span><text:span text:style-name="T174">A</text:span><text:span text:style-name="T144"></text:span><text:span text:style-name="T174">B</text:span><text:span text:style-name="T113"> </text:span><text:span text:style-name="T144"></text:span><text:span text:style-name="T66"> </text:span><text:span text:style-name="T144"></text:span><text:span text:style-name="T53">X</text:span><text:span text:style-name="T176"> </text:span><text:span text:style-name="T233">(</text:span><text:span text:style-name="T176">X</text:span><text:span text:style-name="T144"></text:span><text:span text:style-name="T176">A </text:span><text:span text:style-name="T144"></text:span><text:span text:style-name="T176"> X</text:span><text:span text:style-name="T144"></text:span><text:span text:style-name="T53">B</text:span><text:span text:style-name="T233">)</text:span><text:span text:style-name="T235">)</text:span></text:p>
      <text:p text:style-name="P81"><text:span text:style-name="T235">s</text:span><text:span text:style-name="T234">era une définition, mais</text:span></text:p>
      <text:p text:style-name="P81"><text:span text:style-name="T145"><text:tab/></text:span><text:span text:style-name="T144"></text:span><text:span text:style-name="T54">A</text:span><text:span text:style-name="T177"> </text:span><text:span text:style-name="T144"></text:span><text:span text:style-name="T54">B</text:span><text:span text:style-name="T177"> </text:span><text:span text:style-name="T144"></text:span><text:span text:style-name="T54">C</text:span><text:span text:style-name="T177"> </text:span><text:span text:style-name="T233">(</text:span><text:span text:style-name="T174">A</text:span><text:span text:style-name="T144"></text:span><text:span text:style-name="T174">B</text:span><text:span text:style-name="T175"> </text:span><text:span text:style-name="T257"></text:span><text:span text:style-name="T175"> B</text:span><text:span text:style-name="T144"></text:span><text:span text:style-name="T52">C</text:span><text:span text:style-name="T141"> </text:span><text:span text:style-name="T140"></text:span><text:span text:style-name="T141"> </text:span><text:span text:style-name="T256">A</text:span><text:span text:style-name="T146"></text:span><text:span text:style-name="T55">C</text:span><text:span text:style-name="T63">)</text:span></text:p>
      <text:p text:style-name="P81"><text:span text:style-name="T62">qui </text:span><text:span text:style-name="T64">est un </text:span><text:span text:style-name="T65">résultat</text:span><text:span text:style-name="T64"> (très) connu</text:span><text:span text:style-name="T62">, </text:span><text:span text:style-name="T65">éventuellement démontré par ailleurs par le système, </text:span><text:span text:style-name="T62">sera un lemme</text:span><text:span text:style-name="T64">.</text:span></text:p>
      <text:p text:style-name="P17"/>
      <text:p text:style-name="P31"><text:span text:style-name="T106">Définitions et lemmes conduisent également à la construction de règles, mais pas exactement de la même façon. Par exemple, dans une conclusion, </text:span><text:span text:style-name="T165">A</text:span><text:span text:style-name="T147"></text:span><text:span text:style-name="T46">C</text:span><text:span text:style-name="T106"> </text:span><text:span text:style-name="T111">sera remplacé </text:span><text:span text:style-name="T106">par sa définition</text:span> <text:span text:style-name="T147"></text:span><text:span text:style-name="T45">X</text:span><text:span text:style-name="T165"> </text:span><text:span text:style-name="T229">(</text:span><text:span text:style-name="T165">X</text:span><text:span text:style-name="T147"></text:span><text:span text:style-name="T165">A </text:span><text:span text:style-name="T147"></text:span><text:span text:style-name="T165"> X</text:span><text:span text:style-name="T147"></text:span><text:span text:style-name="T47">C</text:span><text:span text:style-name="T229">)</text:span><text:span text:style-name="T106"> mais</text:span><text:span text:style-name="T25"> non </text:span><text:span text:style-name="T106">par</text:span><text:span text:style-name="T112"> la propriété suffisante</text:span><text:span text:style-name="T106"> <text:s/></text:span><text:span text:style-name="T165">A</text:span><text:span text:style-name="T147"></text:span><text:span text:style-name="T165">B</text:span><text:span text:style-name="T171"> </text:span><text:span text:style-name="T252"></text:span><text:span text:style-name="T252"> </text:span><text:span text:style-name="T165">B</text:span><text:span text:style-name="T147"></text:span><text:span text:style-name="T165">C</text:span><text:span text:style-name="T170"> </text:span><text:span text:style-name="T230">(lemme ci-dessus)</text:span><text:span text:style-name="T153">.</text:span></text:p>
      <text:p text:style-name="P27"/>
      <text:p text:style-name="P32"><text:span text:style-name="T110">A partir d</text:span><text:span text:style-name="T106">’un lemme comportant la </text:span><text:span text:style-name="T117">propriété</text:span><text:span text:style-name="T106"> </text:span><text:span text:style-name="T172">p</text:span><text:span text:style-name="T232">(</text:span><text:span text:style-name="T172">X</text:span><text:span text:style-name="T232">)</text:span><text:span text:style-name="T172"> </text:span><text:span text:style-name="T137"></text:span><text:span text:style-name="T172"> q</text:span><text:span text:style-name="T232">(</text:span><text:span text:style-name="T172">f</text:span><text:span text:style-name="T232">(</text:span><text:span text:style-name="T172">X</text:span><text:span text:style-name="T232">))</text:span><text:span text:style-name="T106">, <text:s/>la règle</text:span><text:span text:style-name="T110"> suivante est créée</text:span></text:p>
      <text:p text:style-name="P109">si on a <text:span text:style-name="T239">p</text:span><text:span text:style-name="T229">(</text:span><text:span text:style-name="T239">X</text:span><text:span text:style-name="T229">) et </text:span><text:span text:style-name="T239">f</text:span><text:span text:style-name="T229">(</text:span><text:span text:style-name="T239">X</text:span><text:span text:style-name="T229">):</text:span><text:span text:style-name="T239">Y</text:span> alors ajouter q<text:span text:style-name="T229">(</text:span>Y<text:span text:style-name="T229">)</text:span></text:p>
      <text:p text:style-name="P25"><text:span text:style-name="T275">ainsi que</text:span>, sous certaines conditions, la règle</text:p>
      <text:p text:style-name="P25"><text:tab/><text:span text:style-name="T172">si on a p</text:span><text:span text:style-name="T229">(</text:span><text:span text:style-name="T172">X</text:span><text:span text:style-name="T229">)</text:span><text:span text:style-name="T172"> alors créer Y et ajouter les hypothèses </text:span><text:span text:style-name="T166">f</text:span><text:span text:style-name="T229">(</text:span><text:span text:style-name="T172">X</text:span><text:span text:style-name="T229">):</text:span><text:span text:style-name="T172">Y </text:span><text:span text:style-name="T166">et</text:span><text:span text:style-name="T172"> q</text:span><text:span text:style-name="T229">(</text:span><text:span text:style-name="T172">Y</text:span><text:span text:style-name="T229">)</text:span></text:p>
      <text:p text:style-name="P25"/>
      <text:p text:style-name="P25"><text:span text:style-name="T275">Par contre, </text:span>de la définition de l’ensemble des parties<text:span text:style-name="T276">, par exemple</text:span></text:p>
      <text:p text:style-name="P104"><text:span text:style-name="T165">X</text:span><text:span text:style-name="T147"></text:span><text:span text:style-name="T242">P</text:span><text:span text:style-name="T229">(</text:span><text:span text:style-name="T165">A</text:span><text:span text:style-name="T229">)</text:span><text:span text:style-name="T165"> </text:span><text:span text:style-name="T147"></text:span><text:span text:style-name="T165"> X</text:span><text:span text:style-name="T147"></text:span><text:span text:style-name="T165">A</text:span></text:p>
      <text:p text:style-name="P25">seule la règle<text:span text:style-name="T275"> suivante est créée</text:span></text:p>
      <text:p text:style-name="P25"><text:tab/><text:span text:style-name="T166">si on a </text:span><text:span text:style-name="T165">X</text:span><text:span text:style-name="T147"></text:span><text:span text:style-name="T165">A et </text:span><text:span text:style-name="T241">P</text:span><text:span text:style-name="T229">(</text:span><text:span text:style-name="T165">A)</text:span><text:span text:style-name="T229">:</text:span><text:span text:style-name="T165">PA alors ajouter X</text:span><text:span text:style-name="T147"></text:span><text:span text:style-name="T165">A</text:span></text:p>
      <text:p text:style-name="P25"><text:span text:style-name="T275">mais</text:span> pas <text:span text:style-name="T275">la</text:span> règle<text:span text:style-name="T275"> suivante</text:span></text:p>
      <text:p text:style-name="P104"><text:span text:style-name="T172">si X</text:span><text:span text:style-name="T147"></text:span><text:span text:style-name="T172">A alors créer l’ensemble des parties de A</text:span></text:p>
      <text:p text:style-name="P29">qui pourrait conduire à trop de cré<text:span text:style-name="T282">a</text:span>ti<text:span text:style-name="T282">o</text:span>ns d'objets.</text:p>
      <text:p text:style-name="P25"/>
      <text:p text:style-name="Standard"><text:span text:style-name="T106">Enfin, </text:span><text:span text:style-name="T189">Muscadet</text:span><text:span text:style-name="T106"> va quelquefois construire de nouvelles définitions plus adaptées à ses stratégies. C’est le cas par exemple pour la propriété d’être disjoints pour deux ensembles. Deux ensembles sont </text:span><text:span text:style-name="T172">disjoints</text:span><text:span text:style-name="T106"> s’ils </text:span><text:span text:style-name="T263">n</text:span><text:span text:style-name="T106">’ont </text:span><text:span text:style-name="T263">pas</text:span><text:span text:style-name="T106"> d’élément commun. Le mathématicien utilise l’adjectif </text:span><text:span text:style-name="T172">non-disjoint</text:span><text:span text:style-name="T106"> : il ne dit pas que deux ensembles </text:span><text:span text:style-name="T172">ne sont pas disjoints</text:span><text:span text:style-name="T106">, mais il dit que ces deux ensembles sont </text:span><text:span text:style-name="T172">non-disjoints</text:span><text:span text:style-name="T106">. Cela montre bien que c’est la propriété </text:span><text:span text:style-name="T172">non-disjoint</text:span><text:span text:style-name="T106"> qui est mentalement la propriété la plus importante. C’est également le cas pour </text:span><text:span text:style-name="T188">Muscadet</text:span><text:span text:style-name="T106"> qui est plus apte à traiter des propriétés </text:span><text:span text:style-name="T172">positives</text:span><text:span text:style-name="T106"> que des propriétés </text:span><text:span text:style-name="T172">négatives</text:span><text:span text:style-name="T106">. Dans la première version de </text:span><text:span text:style-name="T188">Muscadet</text:span><text:span text:style-name="T106">, on donnait d’ailleurs </text:span><text:soft-page-break/><text:span text:style-name="T106">la définition de </text:span><text:span text:style-name="T172">non-disjoint</text:span><text:span text:style-name="T106"> et on exprimait le fait que deux ensembles étaient disjoints par la propriété </text:span><text:span text:style-name="T137"></text:span><text:span text:style-name="T165"> </text:span><text:span text:style-name="T172">non-disjoint</text:span><text:span text:style-name="T106">. Puis </text:span><text:span text:style-name="T188">Muscadet</text:span><text:span text:style-name="T106"> a été capable de faire automatiquement la transformation à partir de la définition de </text:span><text:span text:style-name="T172">disjoint</text:span></text:p>
      <text:p text:style-name="P104"><text:span text:style-name="T232">disjoint(</text:span><text:span text:style-name="T172">A</text:span><text:span text:style-name="T232">,</text:span><text:span text:style-name="T173">B</text:span><text:span text:style-name="T232">)</text:span><text:span text:style-name="T172"> </text:span><text:span text:style-name="T147"></text:span><text:span text:style-name="T229"> </text:span><text:span text:style-name="T147"></text:span><text:span text:style-name="T229"> </text:span><text:span text:style-name="T147"></text:span><text:span text:style-name="T165"> X </text:span><text:span text:style-name="T229">(</text:span><text:span text:style-name="T165">X</text:span><text:span text:style-name="T147"></text:span><text:span text:style-name="T165">A </text:span><text:span text:style-name="T252"></text:span><text:span text:style-name="T165"> X</text:span><text:span text:style-name="T147"></text:span><text:span text:style-name="T165">B</text:span><text:span text:style-name="T229">)</text:span></text:p>
      <text:p text:style-name="Standard">Il repère que la définition commence par une négation, il remplace alors cette définition par les deux définitions suivantes</text:p>
      <text:p text:style-name="Standard"><text:tab/><text:span text:style-name="T229">non-disjoint(</text:span><text:span text:style-name="T166">A</text:span><text:span text:style-name="T229">,</text:span><text:span text:style-name="T166">B</text:span><text:span text:style-name="T232">)</text:span><text:span text:style-name="T172"> </text:span><text:span text:style-name="T147"></text:span><text:span text:style-name="T165"> </text:span><text:span text:style-name="T147"></text:span><text:span text:style-name="T165"> X </text:span><text:span text:style-name="T229">(</text:span><text:span text:style-name="T165">X</text:span><text:span text:style-name="T147"></text:span><text:span text:style-name="T165">A </text:span><text:span text:style-name="T252"></text:span><text:span text:style-name="T165"> X</text:span><text:span text:style-name="T147"></text:span><text:span text:style-name="T165">B</text:span><text:span text:style-name="T229">)</text:span></text:p>
      <text:p text:style-name="Standard">et<text:tab/><text:span text:style-name="T232">disjoint(</text:span><text:span text:style-name="T172">A</text:span><text:span text:style-name="T232">,</text:span><text:span text:style-name="T173">B</text:span><text:span text:style-name="T232">)</text:span><text:span text:style-name="T172"> </text:span><text:span text:style-name="T147"></text:span><text:span text:style-name="T229"> </text:span><text:span text:style-name="T147"></text:span><text:span text:style-name="T165"> </text:span><text:span text:style-name="T229">non-</text:span><text:span text:style-name="T232">disjoint(</text:span><text:span text:style-name="T172">A</text:span><text:span text:style-name="T232">,</text:span><text:span text:style-name="T173">B</text:span><text:span text:style-name="T232">)</text:span></text:p>
      <text:p text:style-name="P25"/>
      <text:p text:style-name="Standard"><text:span text:style-name="T106">Dans la </text:span><text:span text:style-name="T121">bibliothèque</text:span><text:span text:style-name="T106"> TPTP, les énoncés sont donnés avec leur nature : </text:span><text:span text:style-name="T153">hypothesis</text:span><text:span text:style-name="T106">, </text:span><text:span text:style-name="T153">axiom</text:span><text:span text:style-name="T106"> ou </text:span><text:span text:style-name="T153">conjecture</text:span><text:span text:style-name="T22">.</text:span><text:span text:style-name="T106"><text:note text:id="ftn17" text:note-class="footnote"><text:note-citation>17</text:note-citation><text:note-body><text:p text:style-name="Footnote"><text:s/>Depuis la version 3 , TPTP a des types ou « roles » <text:span text:style-name="T166">définition</text:span> et <text:span text:style-name="T166">lemma</text:span> mais leur utilisation n'est pas celle décrite ici. Les définitions dont il est question <text:span text:style-name="T276">dans ce texte</text:span> sont déclarées comme <text:span text:style-name="T166">axiom</text:span>.</text:p></text:note-body></text:note></text:span><text:span text:style-name="T106"> Leur nom (même s’il contient le mot </text:span><text:span text:style-name="T153">definition</text:span><text:span text:style-name="T106"> ou </text:span><text:span text:style-name="T153">defn</text:span><text:span text:style-name="T106">) ne doit pas être utilisé par les systèmes. Les conjectures de TPTP sont les théorèmes à démontrer de </text:span><text:span text:style-name="T189">Muscadet</text:span><text:span text:style-name="T106">. Dans TPTP on fait donc une différence entre </text:span><text:span text:style-name="T172">hypothesis</text:span><text:span text:style-name="T106"> et </text:span><text:span text:style-name="T172">axiom</text:span><text:span text:style-name="T106"> qui est inutile pour </text:span><text:span text:style-name="T188">Muscadet</text:span><text:span text:style-name="T106">, mais on ne peut pas faire de différence entre </text:span><text:span text:style-name="T172">définition</text:span><text:span text:style-name="T106"> et </text:span><text:span text:style-name="T172">lemme</text:span><text:span text:style-name="T106"> alors que c’est important pour </text:span><text:span text:style-name="T189">Muscadet</text:span><text:span text:style-name="T106"> qui ne les traite pas de la même façon.</text:span></text:p>
      <text:p text:style-name="Standard"><text:span text:style-name="T106">C'est pourquoi tous les </text:span><text:span text:style-name="T173">axioms</text:span><text:span text:style-name="T106"> et </text:span><text:span text:style-name="T173">hypotheses</text:span><text:span text:style-name="T106"> de TPTP sont analysés dès leur lecture et sont classés, soit comme lemmes, soit comme définitions. Les définitions sont, en gros, les propriétés universelles qui sont des équivalences entre une expression prédicative simple et un énoncé plus complexe ou bien une égalité entre une expression fonctionnelle simple et une expression plus complexe. Le filtre n’a pas besoin d’être très fin, car si le classement comme lemme ou comme définition est crucial pour certains énoncés, il est indifférent pour la plupart.</text:span></text:p>
      <text:h text:style-name="P189" text:outline-level="1">7. Elimination des symboles fonctionnels</text:h>
      <text:p text:style-name="Standard"><text:span text:style-name="T106">Les stratégies de </text:span><text:span text:style-name="T189">Muscadet</text:span><text:span text:style-name="T106"> sont conçues pour travailler avec des prédicats mathématiques ou logiques plutôt qu’avec des symboles fonctionnels. Néanmoins, </text:span><text:span text:style-name="T189">Muscadet</text:span><text:span text:style-name="T106"> accepte des énoncés écrits avec des fonctions, mais il les « élimine » en donnant un nom aux expressions fonctionnelles qui remplacera cette expression dans la formule prédicative. Ainsi </text:span><text:span text:style-name="T172">p</text:span><text:span text:style-name="T232">(</text:span><text:span text:style-name="T172">f</text:span><text:span text:style-name="T232">(</text:span><text:span text:style-name="T172">a</text:span><text:span text:style-name="T232">))</text:span><text:span text:style-name="T106"> sera remplacé par </text:span><text:span text:style-name="T172">f</text:span><text:span text:style-name="T232">(</text:span><text:span text:style-name="T172">a</text:span><text:span text:style-name="T232">):</text:span><text:span text:style-name="T172">b </text:span><text:span text:style-name="T252"></text:span><text:span text:style-name="T143"> </text:span><text:span text:style-name="T172">p</text:span><text:span text:style-name="T232">(</text:span><text:span text:style-name="T172">b</text:span><text:span text:style-name="T232">).</text:span><text:span text:style-name="T106"> Le symbole « : » sert à exprimer que </text:span><text:span text:style-name="T172">b</text:span><text:span text:style-name="T106"> est l’objet </text:span><text:span text:style-name="T172">f</text:span><text:span text:style-name="T232">(</text:span><text:span text:style-name="T172">a</text:span><text:span text:style-name="T232">)</text:span><text:span text:style-name="T172"> </text:span><text:span text:style-name="T106">et la formule </text:span><text:span text:style-name="T172">f</text:span><text:span text:style-name="T232">(</text:span><text:span text:style-name="T172">a</text:span><text:span text:style-name="T232">):</text:span><text:span text:style-name="T172">b</text:span><text:span text:style-name="T106"> sera traitée comme une formule prédicative </text:span><text:span text:style-name="T172">p</text:span><text:span text:style-name="T260">f</text:span><text:span text:style-name="T232">(</text:span><text:span text:style-name="T172">a,b</text:span><text:span text:style-name="T232">)</text:span><text:span text:style-name="T172">.</text:span></text:p>
      <text:p text:style-name="P136"><text:span text:style-name="T106">Pour des formules avec variables, c’est un peu plus compliqué. <text:s/>Un énoncé de la forme </text:span><text:span text:style-name="T172">p</text:span><text:span text:style-name="T232">(</text:span><text:span text:style-name="T172">f</text:span><text:span text:style-name="T232">(</text:span><text:span text:style-name="T172">X</text:span><text:span text:style-name="T232">))</text:span><text:span text:style-name="T106"> où </text:span><text:span text:style-name="T172">f</text:span><text:span text:style-name="T106"> est un symbole fonctionnel est équivalent aux deux énoncés suivants </text:span><text:span text:style-name="T147"></text:span><text:span text:style-name="T172">Y </text:span><text:span text:style-name="T232">(</text:span><text:span text:style-name="T172">f</text:span><text:span text:style-name="T232">(</text:span><text:span text:style-name="T172">X</text:span><text:span text:style-name="T232">):</text:span><text:span text:style-name="T172">Y </text:span><text:span text:style-name="T147"></text:span><text:span text:style-name="T172"> p</text:span><text:span text:style-name="T232">(</text:span><text:span text:style-name="T172">Y</text:span><text:span text:style-name="T232">))</text:span><text:span text:style-name="T106"> et </text:span><text:span text:style-name="T147"></text:span><text:span text:style-name="T172">Y </text:span><text:span text:style-name="T232">(</text:span><text:span text:style-name="T172">f</text:span><text:span text:style-name="T232">(</text:span><text:span text:style-name="T172">X</text:span><text:span text:style-name="T232">):</text:span><text:span text:style-name="T172">Y </text:span><text:span text:style-name="T252"></text:span><text:span text:style-name="T172"> p</text:span><text:span text:style-name="T232">(</text:span><text:span text:style-name="T172">Y</text:span><text:span text:style-name="T232">))</text:span><text:span text:style-name="T106">. Selon le contexte, l’un ou l’autre de ces énoncés est préférable. Les raisons en sont développées dans [Pastre 84, 89].</text:span></text:p>
      <text:p text:style-name="P136"><text:span text:style-name="T106">Pour cela un nouveau quantificateur est utilisé appelé </text:span><text:span text:style-name="T172">pour le seul … égal à …</text:span><text:span text:style-name="T106"> .</text:span></text:p>
      <text:p text:style-name="P136"><text:span text:style-name="T172">Pour le seul Y égal à f</text:span><text:span text:style-name="T232">(</text:span><text:span text:style-name="T172">X</text:span><text:span text:style-name="T232">)</text:span><text:span text:style-name="T172"> on a p</text:span><text:span text:style-name="T232">(</text:span><text:span text:style-name="T172">Y</text:span><text:span text:style-name="T232">)</text:span><text:span text:style-name="T106"> est noté</text:span><text:span text:style-name="T232"> (!</text:span><text:span text:style-name="T172">Y</text:span><text:span text:style-name="T232">:</text:span><text:span text:style-name="T172">f</text:span><text:span text:style-name="T232">(</text:span><text:span text:style-name="T172">X</text:span><text:span text:style-name="T232">)</text:span><text:span text:style-name="T172"> p</text:span><text:span text:style-name="T232">(</text:span><text:span text:style-name="T172">Y</text:span><text:span text:style-name="T232">))</text:span><text:span text:style-name="T106"> et représenté par </text:span><text:span text:style-name="T153">seul(f(X)::Y, p(Y))</text:span></text:p>
      <text:p text:style-name="Standard"><text:span text:style-name="T106">Le quantificateur sera alors, selon le contexte, traité comme un </text:span><text:span text:style-name="T147"></text:span><text:span text:style-name="T106">, comme un </text:span><text:span text:style-name="T147"></text:span><text:span text:style-name="T106">, <text:s/>éventuellement d’une manière plus simple ou un peu plus compliquée.</text:span></text:p>
      <text:p text:style-name="Standard"><text:span text:style-name="T106">Par exemple on a vu le traitement des conclusions universelles par la règle </text:span><text:span text:style-name="T147"></text:span><text:span text:style-name="T106"> . La règle </text:span><text:span text:style-name="T232">!</text:span><text:span text:style-name="T106"> fait à peu près le même traitement mais ne crée l’objet que s’il n’existe pas déjà.</text:span></text:p>
      <text:p text:style-name="P167">Règle<text:span text:style-name="T229"> ! :</text:span>-<text:tab/>si la conclusion est de la forme<text:span text:style-name="T229"> !</text:span>Y<text:span text:style-name="T123">::</text:span>F<text:span text:style-name="T229">(</text:span>X<text:span text:style-name="T229">)</text:span> P<text:span text:style-name="T229">(</text:span>Y<text:span text:style-name="T229">)</text:span></text:p>
      <text:p text:style-name="P167"><text:tab/>alors<text:tab/>si on a une hypothèse de la forme Z<text:span text:style-name="T123">:</text:span>F<text:span text:style-name="T229">(</text:span>X<text:span text:style-name="T229">)</text:span> alors la nouvelle<text:span text:style-name="T147"> </text:span>conclusion <text:span text:style-name="T59">e</text:span><text:span text:style-name="T12">st</text:span> P<text:span text:style-name="T229">(</text:span>Z<text:span text:style-name="T229">)</text:span></text:p>
      <text:p text:style-name="P167"><text:tab/><text:tab/>sinon<text:tab/>créer un nouvel objet Z, ajouter l’hypothèse Z<text:span text:style-name="T123">:</text:span>F<text:span text:style-name="T229">(</text:span>X<text:span text:style-name="T229">)</text:span> </text:p>
      <text:p text:style-name="P167"><text:tab/><text:tab/><text:tab/>et la nouvelle conclusion est P<text:span text:style-name="T229">(</text:span>Z<text:span text:style-name="T229">)</text:span></text:p>
      <text:p text:style-name="P138">soit en machine </text:p>
      <text:p text:style-name="P171">regle(N, concl_seul) :- </text:p>
      <text:p text:style-name="P92"><text:tab/>concl(N,seul(A::X,B),I), </text:p>
      <text:p text:style-name="P92"><text:tab/>( hyp(N,A::X1,II) -&gt; <text:tab/>traces(...) </text:p>
      <text:p text:style-name="P92"><text:tab/>; creer_objet(N,z,X1), % donne noms <text:span text:style-name="T134">z1</text:span>, z2, etc </text:p>
      <text:p text:style-name="P92"><text:soft-page-break/><text:s text:c="8"/>ajobjet(N,X1),ajhyp(N,A::X1,I1), </text:p>
      <text:p text:style-name="P92"><text:s text:c="8"/>traces(...) </text:p>
      <text:p text:style-name="P92"><text:tab/>),</text:p>
      <text:p text:style-name="P92"><text:s text:c="5"/>remplacer(B,X,X1,B1), nouvconcl(N,B1,I1)</text:p>
      <text:p text:style-name="P92"><text:s text:c="5"/>. </text:p>
      <text:p text:style-name="P92"/>
      <text:p text:style-name="P87">où</text:p>
      <text:p text:style-name="P92">remplacer(B,X,X1,B1) <text:span text:style-name="T31">remplace</text:span> X <text:span text:style-name="T31">par</text:span> X1 <text:span text:style-name="T31">dans</text:span> B <text:span text:style-name="T31">et renvoie</text:span> B1</text:p>
      <text:p text:style-name="P92">creer_objet(N,z,X1)<text:span text:style-name="T31">crée et renvoie dans</text:span> X1 l<text:span text:style-name="T31">e premier objet</text:span> z1<text:span text:style-name="T31">, </text:span>z2<text:span text:style-name="T31">, </text:span><text:span text:style-name="T120">etc.</text:span><text:span text:style-name="T31"> non encore créé.</text:span></text:p>
      <text:p text:style-name="P88"/>
      <text:p text:style-name="P87">Dans les anciennes versions de <text:span text:style-name="T188">Muscadet</text:span> les noms des objets crées étaient formés à partir des termes correspondant par une « mise à plat », ce qui rendait la trace plus facile à lire, par exemple</text:p>
      <text:p text:style-name="P169"><text:span text:style-name="T74">parties(a):parties_a, a inter b:inter_a_b</text:span>, </text:p>
      <text:p text:style-name="Standard"><text:span text:style-name="T153">parties(inter_a_b):parties_inter_a_b</text:span><text:span text:style-name="T106">, </text:span></text:p>
      <text:p text:style-name="P44">parties_a inter parties_b:inter_parties_a_parties_b </text:p>
      <text:p text:style-name="P23">etc.</text:p>
      <text:p text:style-name="P23">Mais pour des termes un peu longs, la facilité de lecture était perdue. De plus il s'est avéré utile de garder trace de l'ordre dans lequel les objets avaient été créés (pour la recherche d'objets vérifiant certaines propriétés). La numérotation simple a donc été choisie (mais le prédicat <text:span text:style-name="T74">plat</text:span> existe toujours ainsi que la trace de son appel, on peut donc facilement <text:s/>revenir à cette option).</text:p>
      <text:p text:style-name="P62"/>
      <text:p text:style-name="P25"/>
      <text:p text:style-name="Standard"><text:span text:style-name="T106">Dans la super-action </text:span><text:span text:style-name="T172">ajhyp</text:span><text:span text:style-name="T232">(</text:span><text:span text:style-name="T172">H</text:span><text:span text:style-name="T232">),</text:span><text:span text:style-name="T106"> une telle hypothèse </text:span><text:span text:style-name="T232">!</text:span><text:span text:style-name="T172">Y</text:span><text:span text:style-name="T232">:</text:span><text:span text:style-name="T172">F</text:span><text:span text:style-name="T232">(</text:span><text:span text:style-name="T172">X</text:span><text:span text:style-name="T232">)</text:span><text:span text:style-name="T172"> P</text:span><text:span text:style-name="T232">(</text:span><text:span text:style-name="T172">Y</text:span><text:span text:style-name="T232">)</text:span><text:span text:style-name="T172"> <text:s/></text:span><text:span text:style-name="T106">est traitée comme une hypothèse existentielle, mais plus simplement. En effet, dans la super-action</text:span><text:span text:style-name="T172"> ajhyp</text:span><text:span text:style-name="T232">(</text:span><text:span text:style-name="T172">H</text:span><text:span text:style-name="T232">),</text:span><text:span text:style-name="T172"> </text:span><text:span text:style-name="T106">si </text:span><text:span text:style-name="T172">H</text:span><text:span text:style-name="T106"> est une hypothèse existentielle </text:span><text:span text:style-name="T147"></text:span><text:span text:style-name="T172">X p</text:span><text:span text:style-name="T232">(</text:span><text:span text:style-name="T172">X</text:span><text:span text:style-name="T232">)</text:span><text:span text:style-name="T106">, elle est ajoutée telle quelle (action par défaut) car il pourrait être catastrophique de créer trop tôt les objets </text:span><text:span text:style-name="T172">X</text:span><text:span text:style-name="T106"> tels que </text:span><text:span text:style-name="T172">p</text:span><text:span text:style-name="T232">(</text:span><text:span text:style-name="T172">X</text:span><text:span text:style-name="T232">)</text:span><text:span text:style-name="T172">.</text:span><text:span text:style-name="T106"> C’est seulement plus tard qu’elle sera traitée (voir section 10.5). Les hypothèses</text:span><text:span text:style-name="T172"> </text:span><text:span text:style-name="T232">!</text:span><text:span text:style-name="T172">Y</text:span><text:span text:style-name="T232">:</text:span><text:span text:style-name="T172">F</text:span><text:span text:style-name="T232">(</text:span><text:span text:style-name="T172">X</text:span><text:span text:style-name="T232">)</text:span><text:span text:style-name="T172"> P</text:span><text:span text:style-name="T232">(</text:span><text:span text:style-name="T172">Y</text:span><text:span text:style-name="T232">)</text:span><text:span text:style-name="T106"> sont, elles, traitées tout de suite.</text:span></text:p>
      <text:p text:style-name="P54">Pour <text:span text:style-name="T229">ajhyp(</text:span><text:span text:style-name="T239">H</text:span><text:span text:style-name="T229">)</text:span> :-<text:tab/>si H est de la forme <text:span text:style-name="T229">!</text:span>Y<text:span text:style-name="T229">:</text:span>F<text:span text:style-name="T229">(</text:span>X<text:span text:style-name="T229">)</text:span> P<text:span text:style-name="T229">(</text:span>Y<text:span text:style-name="T229">)</text:span></text:p>
      <text:p text:style-name="P141"><text:tab/>alors<text:tab/>si on n’a pas d’hypothèse F<text:span text:style-name="T229">(</text:span>X<text:span text:style-name="T229">):</text:span>Z alors<text:tab/>créer un nouvel objet Z </text:p>
      <text:p text:style-name="P141"><text:s text:c="7"/><text:tab/><text:tab/><text:tab/> et ajouter l’hypothèse <text:s/>F<text:span text:style-name="T229">(</text:span>X<text:span text:style-name="T229">):</text:span>Z</text:p>
      <text:p text:style-name="P141"><text:tab/><text:tab/>dans tous les cas, ajouter l’hypothèse <text:span text:style-name="T229">,</text:span></text:p>
      <text:p text:style-name="P138">soit en machine</text:p>
      <text:p text:style-name="P92">ajhyp(N,H,E) :-</text:p>
      <text:p text:style-name="P95"><text:tab/>( …</text:p>
      <text:p text:style-name="P95"><text:tab/> <text:s/>…</text:p>
      <text:p text:style-name="P95"><text:tab/>; H = seul(A::X,Y)-&gt; ( hyp(N,A::X1,_) <text:span text:style-name="T134">→</text:span> true</text:p>
      <text:p text:style-name="P95"><text:s text:c="27"/>; creer_objet(N,z,X1),ajhyp(N,A::X1,E)</text:p>
      <text:p text:style-name="P95"><text:s text:c="27"/>),</text:p>
      <text:p text:style-name="P95"><text:tab/><text:tab/> <text:s text:c="15"/>remplacer(Y,X,X1,Y1),ajhyp(N,Y1,E)</text:p>
      <text:p text:style-name="P95"><text:tab/>; …</text:p>
      <text:p text:style-name="P95"><text:tab/>) .</text:p>
      <text:h text:style-name="P189" text:outline-level="1">8. Construction des règles</text:h>
      <text:p text:style-name="Standard"><text:span text:style-name="T106">Après </text:span><text:span text:style-name="T118">l'</text:span><text:span text:style-name="T106">« élimination » des symboles fonctionnels des définitions et des lemmes, des règles sont construites automatiquement à partir de ces énoncés. Ces règles sont plus opératoires que les définitions elles-même.</text:span> Des exemples de telles règles construites ont été donnés en section 2.</text:p>
      <text:p text:style-name="P84">Des règles sont aussi construites à partir des hypothèses universelles d'un théorème à démontrer.</text:p>
      <text:p text:style-name="P33">Le nom des règles est construit à partir du nom du concept défini ou du nom du lemme.</text:p>
      <text:p text:style-name="P33"/>
      <text:p text:style-name="P34">La super-action <text:span text:style-name="T81">consreg</text:span><text:span text:style-name="T181"> </text:span>analyse les énoncés et appelle le prédicat récursif <text:span text:style-name="T188">Prolog</text:span><text:span text:style-name="T208">.</text:span> <text:span text:style-name="T81">consreg(E,N,</text:span><text:span text:style-name="T86">Nomfof,</text:span><text:span text:style-name="T81">Concept,Nom,Co</text:span><text:span text:style-name="T86">nd</text:span><text:span text:style-name="T81">,</text:span><text:span text:style-name="T128">Antecedents</text:span><text:span text:style-name="T81">)</text:span><text:span text:style-name="T181"> </text:span>qui est une super-action composée de métarègles effectuant la construction<text:span text:style-name="T287"> </text:span>d’une ou plusieurs règles de manière procédurale.</text:p>
      <text:p text:style-name="P38"><text:soft-page-break/><text:span text:style-name="T85">E</text:span><text:span text:style-name="T32"> est l’énoncé traité</text:span><text:span text:style-name="T34">, issu d</text:span><text:span text:style-name="T32">’un</text:span><text:span text:style-name="T33">e définition ou un lemme</text:span><text:span text:style-name="T34"> ou d'une hypothèse universelle.</text:span></text:p>
      <text:p text:style-name="P39"><text:span text:style-name="T98">N</text:span><text:span text:style-name="T35"> est soit une variable non instanciée et les règles construites s'appliqueront à tous les (sous-) théorèmes, soit un numéro de sous-théorème et les règles ne s'appliqueront qu'à celui-ci et ses d</text:span><text:span text:style-name="T37">e</text:span><text:span text:style-name="T35">scendants</text:span><text:span text:style-name="T36">.</text:span></text:p>
      <text:p text:style-name="P83"><text:span text:style-name="T97">Nomfof</text:span><text:span text:style-name="T31"> est </text:span><text:span text:style-name="T36">soit </text:span><text:span text:style-name="T31">le nom de l'énoncé initial</text:span><text:span text:style-name="T36"> (définition ou lemme), soit un</text:span><text:span text:style-name="T38">e</text:span><text:span text:style-name="T36"> </text:span><text:span text:style-name="T38">chaine</text:span><text:span text:style-name="T36"> </text:span><text:span text:style-name="T38">préfixée</text:span><text:span text:style-name="T36"> par </text:span><text:span text:style-name="T99">r_hyp_univ</text:span><text:span text:style-name="T36"> (hypothèse universelle).</text:span><text:span text:style-name="T37"> </text:span><text:span text:style-name="T40">Il n</text:span><text:span text:style-name="T37">e sert </text:span><text:span text:style-name="T36">qu'</text:span><text:span text:style-name="T37">au confort du lecteur</text:span><text:span text:style-name="T36">.</text:span></text:p>
      <text:p text:style-name="P35"><text:span text:style-name="T81">Concept</text:span> est <text:span text:style-name="T179">soit le nom du</text:span> concept défini dans le cas d’une définition, le symbole <text:span text:style-name="T158">lemme</text:span> dans le cas d’un lemme<text:span text:style-name="T180"> </text:span><text:span text:style-name="T39">ou <text:s/></text:span><text:span text:style-name="T99">r_hyp_univ</text:span><text:span text:style-name="T39"> <text:s/>dans le cas d'une </text:span><text:span text:style-name="T36">hypothèse universelle</text:span><text:span text:style-name="T39">.</text:span></text:p>
      <text:p text:style-name="P33"><text:span text:style-name="T158">Nom</text:span> est le nom de la règle en cours de construction. Il a été construit à partir de <text:span text:style-name="T81">Concept</text:span> et <text:span text:style-name="T186">est</text:span> <text:span text:style-name="T186">suivi d'</text:span>un numéro si plusieurs règles sont construites à partir d’un même <text:span text:style-name="T182">Concept</text:span>.</text:p>
      <text:p text:style-name="P36"><text:span text:style-name="T182">Co</text:span><text:span text:style-name="T183">nd</text:span> est <text:span text:style-name="T186">la partie conditions de la regle déjà construite (</text:span>vide au début<text:span text:style-name="T186">)</text:span>.</text:p>
      <text:p text:style-name="P37"><text:span text:style-name="T128">Antecedents</text:span><text:span text:style-name="T81"> </text:span>est<text:span text:style-name="T187"> la liste des numéros des étapes des conditions déjà construites (vide au début). </text:span>Ce paramètre a été introduit pour permettre l'extraction de la trace utile. </text:p>
      <text:p text:style-name="P33"><text:span text:style-name="T81">consreg(E,N,</text:span><text:span text:style-name="T86">Nomfof,</text:span><text:span text:style-name="T81">Concept,Nom,Co</text:span><text:span text:style-name="T86">nd</text:span><text:span text:style-name="T81">,</text:span><text:span text:style-name="T128">Antecedents</text:span><text:span text:style-name="T81">)</text:span><text:span text:style-name="T181"> </text:span>examine l’expression <text:span text:style-name="T158">E</text:span> et selon sa forme, peut en extraire des <text:span text:style-name="T265">s</text:span>ous-formules pour un appel récursif, découper en plusieurs morceaux, ajouter des conditions puis des actions<text:span text:style-name="T187">, et mémoriser la ou les règles ainsi construites.</text:span></text:p>
      <text:h text:style-name="Heading_20_1" text:outline-level="1">9. Activation et ordre des règles</text:h>
      <text:p text:style-name="Standard"><text:span text:style-name="T165">Activer </text:span>une règle consiste à la mettre dans la liste des règles actives, mémorisée par le prédicat <text:span text:style-name="T158">reglactiv</text:span>. Les règles seront essayées dans l'ordre où elles se trouvent dans la liste. Si cet ordre est important, il devra être établi par des métarègles.</text:p>
      <text:p text:style-name="Standard">La super-action <text:span text:style-name="T158">activreg</text:span> commence par créer des liens (<text:span text:style-name="T158">acti_lien</text:span>) c’est-à-dire ajoute les faits <text:span text:style-name="T158">lien(0,P)</text:span> pour tous les <text:span text:style-name="T165">concepts P</text:span> qui figurent dans l'énoncé initial du théorème à démontrer, ceux qui sont dans les définitions des précédents, et récursivement. Les symboles qui sont des <text:span text:style-name="T165">concepts</text:span> sont ceux qui ont une<text:span text:style-name="T181"> </text:span><text:span text:style-name="T165">définition</text:span>. Ils ont été mémorisés au moment de la construction des règles.</text:p>
      <text:p text:style-name="Standard">Puis les règles sont alors activées (<text:span text:style-name="T158">acti_</text:span><text:span text:style-name="T70">…</text:span>) dans un ordre qui dépend de leur type (donné ou construit). Parmi les règles construites à partir des définitions, seules celles correspondant aux liens précédemment établis sont activées.</text:p>
      <text:p text:style-name="Standard"/>
      <text:p text:style-name="Standard">Jusqu'à la version 2.5, la liste de règles était examinée et réordonnée si nécessaire de façon à ce que si une règle R est plus générale qu’une autre règle R’, R’ soit essayée avant R. Les seuls cas considérés concernaient les règles R et R’ telles que R est susceptible de créer un objet tel que P, R' est susceptible de créer un objet tel que P’, et P est plus général que P’; alors R’ devait être avant R. Malgré cette restriction, ce réarrangement était long et avec l'augmentation du nombre de règles des problèmes traités faisait perdre plus de temps qu'il n'en gagnait. Il a donc été supprimé. Il faudrait le rajouter car on gagnait aussi parfois en esthétique. Par exemple, pour montrer que la composée de deux applications injectives <text:span text:style-name="T166">f</text:span> et <text:span text:style-name="T166">g</text:span> est injective, on considère <text:span text:style-name="T121">deux</text:span> objets <text:span text:style-name="T166">a</text:span><text:span text:style-name="T261">o</text:span> et <text:span text:style-name="T166">a</text:span><text:span text:style-name="T261">1 </text:span>dont les images par <text:span text:style-name="T166">g</text:span><text:span text:style-name="T261">o</text:span><text:span text:style-name="T166">f</text:span> sont égales. Une règle R, construite à partir de la définition d'une application construit les objets <text:span text:style-name="T166">b</text:span><text:span text:style-name="T261">o</text:span><text:span text:style-name="T166">=f</text:span>(<text:span text:style-name="T166">a</text:span><text:span text:style-name="T261">o</text:span>) et <text:span text:style-name="T166">b</text:span><text:span text:style-name="T261">1</text:span><text:span text:style-name="T166">=f</text:span>(<text:span text:style-name="T166">a</text:span><text:span text:style-name="T261">1</text:span>). D'autre part une autre règle R', construite à partir de la définition de la composée, construit les objets <text:span text:style-name="T166">c</text:span><text:span text:style-name="T261">o</text:span>=<text:span text:style-name="T166">f</text:span>(<text:span text:style-name="T166">a</text:span><text:span text:style-name="T261">o</text:span>) et <text:span text:style-name="T166">c</text:span><text:span text:style-name="T261">1</text:span>=<text:span text:style-name="T166">f</text:span>(<text:span text:style-name="T166">a</text:span><text:span text:style-name="T261">1</text:span>) tels que <text:span text:style-name="T166">g</text:span>(<text:span text:style-name="T166">c</text:span><text:span text:style-name="T261">o</text:span>)=g(<text:span text:style-name="T166">c</text:span><text:span text:style-name="T261">1</text:span>)=<text:span text:style-name="T166">g</text:span><text:span text:style-name="T261">o</text:span><text:span text:style-name="T166">f</text:span>(<text:span text:style-name="T166">a</text:span><text:span text:style-name="T261">o</text:span>)=<text:span text:style-name="T166">g</text:span><text:span text:style-name="T261">o</text:span><text:span text:style-name="T166">f</text:span>(<text:span text:style-name="T166">a</text:span><text:span text:style-name="T261">1</text:span>). On trouve alors que <text:span text:style-name="T166">b</text:span><text:span text:style-name="T261">o</text:span>=<text:span text:style-name="T166">c</text:span><text:span text:style-name="T261">o</text:span>=<text:span text:style-name="T166">c</text:span><text:span text:style-name="T261">1</text:span>=<text:span text:style-name="T166">b</text:span><text:span text:style-name="T261">1</text:span> (unicité des images de <text:span text:style-name="T166">a</text:span><text:span text:style-name="T261">o</text:span> et <text:span text:style-name="T166">a</text:span><text:span text:style-name="T261">1</text:span> et injectivité de g) puis que <text:span text:style-name="T166">a</text:span><text:span text:style-name="T261">o</text:span>=<text:span text:style-name="T166">a</text:span><text:span text:style-name="T261">1</text:span> (injectivité de f). Si R' est appliquée avant R, on commence par créer <text:span text:style-name="T166">c</text:span><text:span text:style-name="T261">o</text:span> et <text:span text:style-name="T166">c</text:span><text:span text:style-name="T261">1</text:span> et on ne crée pas <text:span text:style-name="T166">b</text:span><text:span text:style-name="T261">o</text:span> ni <text:span text:style-name="T166">b</text:span><text:span text:style-name="T261">1</text:span> car <text:span text:style-name="T166">a</text:span><text:span text:style-name="T261">o</text:span> et <text:span text:style-name="T166">a</text:span><text:span text:style-name="T261">1</text:span> ont déjà une image, on évite donc la création des deux objets <text:span text:style-name="T166">b</text:span><text:span text:style-name="T261">o</text:span> et <text:span text:style-name="T166">b</text:span><text:span text:style-name="T261">1</text:span>.</text:p>
      <text:h text:style-name="Heading_20_1" text:outline-level="1">10. Quelques stratégies</text:h>
      <text:p text:style-name="Standard">Les stratégies suivantes sont assez classiques. Elles sont inspirées de la déduction naturelle. Il faut parfois ne pas effectuer les traitements trop tôt pour éviter d’éventuelles branches infinies ou de trop nombreux découpages.</text:p>
      <text:h text:style-name="Heading_20_2" text:outline-level="2"><text:soft-page-break/>10.1. Traitement des conclusions universelles et des implications</text:h>
      <text:p text:style-name="Standard">Leurs traitements sont simples et systématiquement effectués par les règle <text:span text:style-name="T147"></text:span><text:span text:style-name="T165"> <text:s/></text:span>et<text:span text:style-name="T165"> </text:span><text:span text:style-name="T147"></text:span> vues en section 2 et qui sont de type <text:span text:style-name="T166">universel</text:span> donc prioritaire.</text:p>
      <text:p text:style-name="P172"><text:span text:style-name="T165">Règle </text:span><text:span text:style-name="T147"></text:span><text:span text:style-name="T165"> </text:span><text:span text:style-name="T229">:</text:span><text:span text:style-name="T165"><text:tab/>si on a la conclusion </text:span><text:span text:style-name="T147"></text:span><text:span text:style-name="T165">X P</text:span><text:span text:style-name="T229">(</text:span><text:span text:style-name="T165">X</text:span><text:span text:style-name="T229">)</text:span><text:span text:style-name="T165"> </text:span></text:p>
      <text:p text:style-name="P175"><text:tab/>alors créer un nouvel objet x et la nouvelle conclusion est P<text:span text:style-name="T229">(</text:span>x<text:span text:style-name="T229">)</text:span></text:p>
      <text:p text:style-name="P174"><text:span text:style-name="T165">Règle </text:span><text:span text:style-name="T147"></text:span><text:span text:style-name="T165"> </text:span><text:span text:style-name="T229">:</text:span><text:span text:style-name="T165"><text:tab/>si on a la conclusion H </text:span><text:span text:style-name="T147"></text:span><text:span text:style-name="T165"> C</text:span></text:p>
      <text:p text:style-name="P173"><text:tab/>alors ajouter l’hypothèse H et la nouvelle conclusion est C </text:p>
      <text:p text:style-name="P76">Leur expression en machine a été donnée en section 4.3</text:p>
      <text:h text:style-name="Heading_20_2" text:outline-level="2">10.2. Traitement des conclusions conjonctives </text:h>
      <text:p text:style-name="Standard">La règle</text:p>
      <text:p text:style-name="P143"><text:span text:style-name="T165">Règle </text:span><text:span text:style-name="T43">concl</text:span><text:span text:style-name="T30">_</text:span><text:span text:style-name="T255"></text:span><text:span text:style-name="T165"> </text:span><text:span text:style-name="T229">:</text:span><text:span text:style-name="T165"><text:tab/>si on a une conclusion conjonctive</text:span></text:p>
      <text:p text:style-name="P53"><text:tab/>alors démontrer successivement tous les éléments de la conjonction</text:p>
      <text:p text:style-name="P76">est exprimée par</text:p>
      <text:p text:style-name="P96">regle(N,concl_et) :- concl(N,A<text:span text:style-name="T12"> </text:span>&amp;<text:span text:style-name="T12"> </text:span>B,E), demconj(N,A<text:span text:style-name="T12"> </text:span>&amp;<text:span text:style-name="T12"> </text:span>B,E,Efin).</text:p>
      <text:p text:style-name="P25">avec</text:p>
      <text:p text:style-name="P2"><text:span text:style-name="T76">demconj(N,C,Econj, Efin) :- </text:span><text:span text:style-name="T106"><text:s/></text:span></text:p>
      <text:p text:style-name="P170"><text:s/>(C = (A &amp; B) -&gt; true ; (C=A,B=true) /* pour le dernier */), </text:p>
      <text:p text:style-name="P57"><text:s text:c="2"/>atom_concat(N,-,N0), gensym(N0,N1), % N1=N-1puis2puis... </text:p>
      <text:p text:style-name="P57"><text:s text:c="2"/>creersousth(N,N1,A,Ecreationsousth), % creation sousth (nouvelle etape) </text:p>
      <text:p text:style-name="P57"><text:s text:c="2"/>appliregactiv(N1), % demonstration du sous-theoreme </text:p>
      <text:p text:style-name="P57"><text:s text:c="2"/>concl(N1,true,Edemsousth), </text:p>
      <text:p text:style-name="P57"><text:s text:c="2"/>nouvconcl(N,B,Eretourth), % on retire A qui vient d'etre demontre </text:p>
      <text:p text:style-name="P57"><text:s text:c="2"/>(B = true -&gt; Eretourth=Efin ; demconj(N,B,Eretourth,Efin)</text:p>
      <text:p text:style-name="P57"><text:s/>). </text:p>
      <text:p text:style-name="P25"/>
      <text:p text:style-name="Standard"><text:span text:style-name="T76">demconj</text:span><text:span text:style-name="T106"> démontre récursivement toutes les conclusions de la conclusion conjonctive </text:span><text:span text:style-name="T75">A</text:span><text:span text:style-name="T13"> </text:span><text:span text:style-name="T75">&amp;</text:span><text:span text:style-name="T13"> </text:span><text:span text:style-name="T75">B</text:span><text:span text:style-name="T73"> </text:span><text:span text:style-name="T214">en créant <text:s/>autant de sous-théorèmes qu'il y a de conclusions à démontrer. Les numéros des sous-théorèmes sont construits à partir du numéro </text:span><text:span text:style-name="T76">N</text:span><text:span text:style-name="T214"> en ajoutant un tiret puis des numéros successifs (</text:span><text:span text:style-name="T154">0-1-1,0-1-2,0-1-3</text:span><text:span text:style-name="T214">, … sont les sous-théorèmes du (sous-)théorème de numéro </text:span><text:span text:style-name="T154">0-1</text:span><text:span text:style-name="T214">).</text:span></text:p>
      <text:p text:style-name="P19"><text:span text:style-name="T106">Le nouveau sous-théorème de numéro </text:span><text:span text:style-name="T153">N1</text:span><text:span text:style-name="T106"> hérite des propriétés du théorème de numéro </text:span><text:span text:style-name="T153">N</text:span><text:span text:style-name="T106"> (super‑action </text:span><text:span text:style-name="T76">creersousth</text:span><text:span text:style-name="T106">) sauf pour la conclusion qui n’en est que le morceau </text:span><text:span text:style-name="T153">A</text:span><text:span text:style-name="T106"> que l’on doit démontrer. On indique également que </text:span><text:span text:style-name="T100">N</text:span><text:span text:style-name="T106"> a pour sous-théorèmes </text:span><text:span text:style-name="T76">N1</text:span><text:span text:style-name="T106">.</text:span></text:p>
      <text:p text:style-name="P19"><text:span text:style-name="T106">Quand un sous-théorème </text:span><text:span text:style-name="T153">N1</text:span><text:span text:style-name="T106"> a été démontré (sa conclusion est égale à </text:span><text:span text:style-name="T76">true</text:span><text:span text:style-name="T106">), l'information est remontée au (sous-)théorème </text:span><text:span text:style-name="T76">N</text:span><text:span text:style-name="T106"> et </text:span><text:span text:style-name="T76">A</text:span><text:span text:style-name="T106"> est retirée de la conclusion initiale de </text:span><text:span text:style-name="T76">N</text:span><text:span text:style-name="T106">.</text:span></text:p>
      <text:p text:style-name="P19"><text:span text:style-name="T106">Quand c'est terminé, le (sous-)théorème </text:span><text:span text:style-name="T76">N</text:span><text:span text:style-name="T106"> est démontré (sa conclusion est égale à </text:span><text:span text:style-name="T76">true</text:span><text:span text:style-name="T106">) si tous ses sous-théorèmes ont été démontrés.</text:span></text:p>
      <text:p text:style-name="P23"/>
      <text:h text:style-name="Heading_20_2" text:outline-level="2">10.3. Traitement des hypothèses universelles</text:h>
      <text:p text:style-name="Standard">Il n’y a pas d’hypothèses universelles puisque la super-action <text:span text:style-name="T165">ajhyp</text:span>, au lieu de les ajouter, les considère comme des lemmes et crée de nouvelles règles locales au (sous-)théorème en cours de démonstration.</text:p>
      <text:h text:style-name="Heading_20_2" text:outline-level="2">10.4. Traitement des conclusions existentielles </text:h>
      <text:p text:style-name="Standard">Le traitement général (et assez sophistiqué) de <text:span text:style-name="T188">Muscadet</text:span>1 n’a pas été réécrit dans <text:span text:style-name="T188">Muscadet</text:span>2 ni dans les versions suivantes. Pour le moment, <text:span text:style-name="T188">Muscadet</text:span> vérifie seulement qu’il existe des objets satisfaisant la propriété cherchée. </text:p>
      <text:h text:style-name="Heading_20_2" text:outline-level="2">10.5. Traitement des hypothèses existentielles</text:h>
      <text:p text:style-name="Standard">Une hypothèse existentielle peut conduire à la création, s’il n’en existe pas encore, d’un objet satisfaisant la propriété indiquée. Mais cette création ne doit pas être faite systématiquement à <text:soft-page-break/>chaque fois que l’on ajoute une hypothèse existentielle car il pourrait conduire à une création infinie d’objets dans une seule direction en négligeant les autres. Des exemples de telles situations sont analysés dans [Pastre 84, 89, 93].</text:p>
      <text:p text:style-name="Standard">Pour cette raison, ces hypothèses existentielles sont dans un premier temps ajoutées sans traitement. Plus tard, une règle de type non prioritaire lance le traitement de la première hypothèse existentielle non encore traitée, puis on applique de nouveau les règles plus prioritaires avant de traiter l’hypothèse existentielle suivante. Cela permet de créer les nouveaux objets, un par un et successivement dans toutes les directions.</text:p>
      <text:h text:style-name="Heading_20_2" text:outline-level="2">10.6. Traitement des conclusions disjonctives </text:h>
      <text:p text:style-name="Standard">On ne fait qu’appliquer des propriétés logiques simples.</text:p>
      <text:p text:style-name="Standard">Une conclusion disjonctive est vraie si un des éléments de la disjonction est vraie.</text:p>
      <text:p text:style-name="Standard">Si un des éléments d’une conclusion disjonctive est une négation <text:span text:style-name="T147"></text:span><text:span text:style-name="T138"> </text:span><text:span text:style-name="T165">A</text:span>, <text:span text:style-name="T165">A</text:span> est ajouté comme nouvelle hypothèse et <text:span text:style-name="T147"></text:span><text:span text:style-name="T138"> </text:span><text:span text:style-name="T165">A</text:span> supprimé de la conclusion.</text:p>
      <text:p text:style-name="Standard">Certains traitements comme le remplacement de la conclusion par sa définition sont aussi effectués sur une des formules d’une conclusion disjonctive.</text:p>
      <text:p text:style-name="Standard">Si la disjonction a des sous-formules conjonctives, on fait remonter les conjonctions pour obtenir une conclusion conjonctive qui provoquera un découpage. </text:p>
      <text:h text:style-name="Heading_20_2" text:outline-level="2">10.7. Traitement des hypothèses disjonctives</text:h>
      <text:p text:style-name="Standard">Des règles simples traitent des cas triviaux. Par exemple, une hypothèse <text:span text:style-name="T166">A</text:span><text:span text:style-name="T252"></text:span><text:span text:style-name="T56">A</text:span><text:span text:style-name="T69"> est remplacée par </text:span><text:span text:style-name="T56">A</text:span><text:span text:style-name="T69">. Autre exemple, </text:span>si un des éléments de la disjonction est déjà une hypothèse ou est de la forme <text:span text:style-name="T165">X=X,</text:span> cette hypothèse est supprimée <text:note text:id="ftn18" text:note-class="footnote"><text:note-citation>18</text:note-citation><text:note-body><text:p text:style-name="Footnote"><text:s/>Elle n'est pas matériellement supprimée, on mémorise seulement le fait qu'elle a été traitée.</text:p></text:note-body></text:note>. </text:p>
      <text:p text:style-name="Standard">Ensuite, un découpage peut être fait, mais, comme pour les hypothèses existentielles, les hypothèses disjonctives sont dans un premier temps ajoutées sans traitement. Plus tard, une règle de type non prioritaire considère la première hypothèse disjonctive <text:span text:style-name="T165">A</text:span><text:span text:style-name="T252"></text:span><text:span text:style-name="T45">B</text:span> non encore traitée et prépare le découpage en remplaçant la conclusion <text:span text:style-name="T165">C</text:span> par <text:span text:style-name="T229">(</text:span><text:span text:style-name="T165">A</text:span><text:span text:style-name="T147"></text:span><text:span text:style-name="T165">C</text:span><text:span text:style-name="T229">)</text:span><text:span text:style-name="T252"></text:span><text:span text:style-name="T229">(</text:span><text:span text:style-name="T165">B</text:span><text:span text:style-name="T147"></text:span><text:span text:style-name="T165">C</text:span><text:span text:style-name="T229">)</text:span>. Le découpage sera alors fait par la règle <text:span text:style-name="T166">concl</text:span>_<text:span text:style-name="T252"></text:span>.</text:p>
      <text:p text:style-name="Standard">Il est important de ne pas faire le découpage trop tôt pour ne pas multiplier inutilement les découpages dans le cas de nombreuses hypothèses disjonctives inutiles.</text:p>
      <text:h text:style-name="Heading_20_2" text:outline-level="2">10.8. Connaissances spécifiques à certains domaines</text:h>
      <text:p text:style-name="Standard">Les connaissances spécifiques aux Espaces vectoriels topologiques [Pastre 84, 89] qui étaient données dans <text:span text:style-name="T188">Muscadet</text:span>1 sous forme de règles opératoires n’ont pas été incorporées dans les versions suivantes. Plutôt que de les traduire directement par des clauses <text:span text:style-name="T188">Prolog</text:span>, on projette de les écrire sous forme d’énoncés mathématiques, et d’écrire des métarègles capables de générer ces méthodes opératoires.</text:p>
      <text:p text:style-name="Standard">Par contre, le travail sur la géométrie discrète [Pastre 93] a été poursuivi en <text:span text:style-name="T188">Muscadet</text:span>2 qui a permis d’obtenir des résultats plus satisfaisants en « aidant » moins le système.</text:p>
      <text:h text:style-name="Heading_20_1" text:outline-level="1">11. Enoncés du 2<text:span text:style-name="T258">ème</text:span> ordre </text:h>
      <text:p text:style-name="Standard">On a vu en section 2.1. que <text:span text:style-name="T188">Muscadet</text:span> est capable de travailler dans le calcul des prédicats du deuxième ordre. Ainsi, pour l’exemple de la section 2.1 (fichier d'exemple <text:span text:style-name="T96">exemple-ordre2</text:span>) on peut définir ainsi la propriété de transitivité d’une relation</text:p>
      <text:p text:style-name="P66">transitive(<text:span text:style-name="T166">R</text:span>) <text:span text:style-name="T136"></text:span> <text:span text:style-name="T136"></text:span><text:span text:style-name="T166">A</text:span> <text:span text:style-name="T136"></text:span><text:span text:style-name="T166">B</text:span> <text:span text:style-name="T136"></text:span><text:span text:style-name="T166">C</text:span> [<text:span text:style-name="T166">R</text:span>(<text:span text:style-name="T166">A</text:span>,<text:span text:style-name="T166">B</text:span>) <text:span text:style-name="T253"></text:span> <text:span text:style-name="T166">R</text:span>(<text:span text:style-name="T166">B</text:span>,<text:span text:style-name="T166">C</text:span>) <text:span text:style-name="T136"></text:span> <text:span text:style-name="T166">R</text:span>(<text:span text:style-name="T166">A</text:span>,<text:span text:style-name="T166">C</text:span>)]</text:p>
      <text:p text:style-name="P67">ou<text:tab/>transitive(<text:span text:style-name="T166">R</text:span>,<text:span text:style-name="T166">E)</text:span><text:span text:style-name="T136"></text:span> <text:span text:style-name="T136"></text:span><text:span text:style-name="T166">A</text:span><text:span text:style-name="T136"></text:span><text:span text:style-name="T48">E</text:span><text:span text:style-name="T12"> </text:span><text:span text:style-name="T136"></text:span><text:span text:style-name="T166">B</text:span><text:span text:style-name="T136"></text:span><text:span text:style-name="T48">E</text:span> <text:span text:style-name="T136"></text:span><text:span text:style-name="T166">C</text:span><text:span text:style-name="T136"></text:span><text:span text:style-name="T48">E</text:span> [<text:span text:style-name="T166">R</text:span>(<text:span text:style-name="T166">A</text:span>,<text:span text:style-name="T166">B</text:span>) <text:span text:style-name="T253"></text:span> <text:span text:style-name="T166">R</text:span>(<text:span text:style-name="T166">B</text:span>,<text:span text:style-name="T166">C</text:span>) <text:span text:style-name="T136"></text:span> <text:span text:style-name="T166">R</text:span>(<text:span text:style-name="T166">A</text:span>,<text:span text:style-name="T166">C</text:span>)]</text:p>
      <text:p text:style-name="Standard">et proposer le théorème </text:p>
      <text:p text:style-name="P66">transitive(<text:span text:style-name="T136"></text:span>)<text:tab/></text:p>
      <text:p text:style-name="P68">ou <text:tab/><text:span text:style-name="T136"></text:span><text:span text:style-name="T48">E </text:span>transitive(<text:span text:style-name="T136">,</text:span><text:span text:style-name="T12"> </text:span><text:span text:style-name="T245">P</text:span><text:span text:style-name="T12">(</text:span><text:span text:style-name="T48">E</text:span><text:span text:style-name="T12">)</text:span>)</text:p>
      <text:p text:style-name="P136"><text:soft-page-break/>soit, en machine</text:p>
      <text:p text:style-name="P45">transitive(inc)</text:p>
      <text:p text:style-name="P46"><text:span text:style-name="T31">ou</text:span><text:tab/>transitive(inc,parties(E))</text:p>
      <text:p text:style-name="Standard">Pour la définition de <text:span text:style-name="T82">transitive</text:span>, à partir de la version <text:span text:style-name="T188">Muscadet2</text:span>, il y eut une petite difficulté car la syntaxe <text:span text:style-name="T188">Prolog</text:span> <text:span text:style-name="T106">interdit d’écrire </text:span><text:span text:style-name="T153">R(X,Y)</text:span><text:span text:style-name="T106"> si </text:span><text:span text:style-name="T153">R</text:span><text:span text:style-name="T106"> est une variable. J’ai donc introduit le symbole fonctionnel</text:span><text:span text:style-name="T153"> «..</text:span><text:span text:style-name="T106">» qui permet à</text:span><text:span text:style-name="T161"> </text:span><text:span text:style-name="T153">..[R,X,Y]</text:span><text:span text:style-name="T73"> de </text:span><text:span text:style-name="T106">désigner ce</text:span><text:span text:style-name="T73"> </text:span><text:span text:style-name="T153">R(X,Y)</text:span><text:span text:style-name="T106"> interdit. La définition s’écrit alors</text:span></text:p>
      <text:p text:style-name="P168">definition(transitive(R) &lt;=&gt;</text:p>
      <text:p text:style-name="P168"><text:s text:c="10"/>![X,Y,Z]:(..[R,X,Y] &amp; ..[R,Y,Z] =&gt; ..[R,X,Z]))</text:p>
      <text:p text:style-name="Standard"><text:span text:style-name="T189">Prolog</text:span><text:span text:style-name="T106"> n’unifie pas </text:span><text:span text:style-name="T153">r(a,b)</text:span><text:span text:style-name="T106"> et</text:span><text:span text:style-name="T73"> </text:span><text:span text:style-name="T153">..[R,X,Y],</text:span><text:span text:style-name="T73"> </text:span><text:span text:style-name="T106">j’ai donc écrit des prédicats permettant de le faire et de renvoyer </text:span><text:span text:style-name="T153">R=r, X=a et Y=b.</text:span></text:p>
      <text:p text:style-name="Standard"><text:span text:style-name="T106">Le choix de ce symbole</text:span><text:span text:style-name="T153"> «..» </text:span><text:span text:style-name="T106">a été fait par analogie avec l’opérateur </text:span><text:span text:style-name="T188">Prolog</text:span> « <text:span text:style-name="T153">=..</text:span><text:span text:style-name="T14"> </text:span><text:span text:style-name="T153">» </text:span><text:span text:style-name="T106">. En effet, on a </text:span><text:span text:style-name="T153">r(a,b) =.. [r,a,b</text:span><text:span text:style-name="T106">] en </text:span><text:span text:style-name="T188">Prolog</text:span> <text:span text:style-name="T106">si </text:span><text:span text:style-name="T153">r</text:span><text:span text:style-name="T106"> est une constante, et</text:span><text:span text:style-name="T153"> r(a,b) </text:span><text:span text:style-name="T106">et</text:span><text:span text:style-name="T153"> ..[r,a,b] </text:span><text:span text:style-name="T106">s’unifient dans </text:span><text:span text:style-name="T188">Muscadet</text:span><text:span text:style-name="T106">, sinon dans </text:span><text:span text:style-name="T188">Prolog</text:span><text:span text:style-name="T106">. D’autre part, </text:span><text:span text:style-name="T188">Muscadet</text:span><text:span text:style-name="T106"> remplace </text:span><text:span text:style-name="T153">..[r,a,b]</text:span><text:span text:style-name="T106"> <text:s/>par </text:span><text:span text:style-name="T153">r(a,b)</text:span><text:span text:style-name="T106"> dès que </text:span><text:span text:style-name="T153">r </text:span><text:span text:style-name="T106">est une constante de façon à produire des traces plus agréables à lire.</text:span></text:p>
      <text:p text:style-name="P25"/>
      <text:p text:style-name="Standard"><text:span text:style-name="T165">Remarque</text:span> : Il est possible à l’utilisateur d’écrire vraiment les formules comme en mathématiques et de traduire, par exemple par un script Unix, <text:span text:style-name="T153">R(X,Y)</text:span> en <text:span text:style-name="T153">..[R,X,Y]</text:span><text:span text:style-name="T73"> </text:span><text:span text:style-name="T106">avant de rentrer dans </text:span><text:span text:style-name="T189">Prolog</text:span><text:span text:style-name="T153">.</text:span></text:p>
      <text:p text:style-name="P44"/>
      <text:p text:style-name="Standard"><text:span text:style-name="T106">Cette notation est également utilisée pour les fonctions et les applications mathématiques. On peut écrire </text:span><text:span text:style-name="T153">f(x)::y</text:span><text:span text:style-name="T106"> qui s’unifie dans </text:span><text:span text:style-name="T189">Muscadet</text:span><text:span text:style-name="T106"> avec </text:span><text:span text:style-name="T153">..[F,X]::Y</text:span><text:span text:style-name="T106"> <text:s/>pour les instantiations </text:span><text:span text:style-name="T153">F=f, X=x </text:span><text:span text:style-name="T106">et</text:span><text:span text:style-name="T153"> Y=y. </text:span></text:p>
      <text:p text:style-name="P25"/>
      <text:p text:style-name="P136"><text:span text:style-name="T106">La super-action </text:span><text:span text:style-name="T172">ajhyp</text:span><text:span text:style-name="T106"> traite ces expressions et ajoute les hypothèses sous la forme la plus agréable </text:span><text:span text:style-name="T153">r(a,b)</text:span><text:span text:style-name="T106"> ou</text:span><text:span text:style-name="T153"> f(x)::y</text:span><text:span text:style-name="T106"> au lieu de</text:span><text:span text:style-name="T73"> </text:span><text:span text:style-name="T153">..[r,a,b]</text:span><text:span text:style-name="T106"> ou</text:span><text:span text:style-name="T162"> </text:span><text:span text:style-name="T153">..[f,x]::y</text:span><text:span text:style-name="T106"> <text:s/>par les règles</text:span></text:p>
      <text:p text:style-name="P171">ajhyp(N,H,E) :- ( …</text:p>
      <text:p text:style-name="P171"><text:s text:c="18"/>…</text:p>
      <text:p text:style-name="P171"><text:s text:c="16"/>; H = ..[R,X,Y] <text:s/>-&gt; H1 =..[R,X,Y], ajhyp(N,H1,E)</text:p>
      <text:p text:style-name="P171"><text:s text:c="16"/>; H = ..[F,X]::Y <text:s/>-&gt; Y1 =..[F,X], ajhyp(N,Y1::Y,E)</text:p>
      <text:p text:style-name="P171"><text:s text:c="18"/>…</text:p>
      <text:p text:style-name="P171"><text:s text:c="16"/>) .</text:p>
      <text:p text:style-name="Standard"><text:span text:style-name="T106">Attention à la place des blancs : « </text:span><text:span text:style-name="T153">=.. [</text:span><text:span text:style-name="T106">…</text:span><text:span text:style-name="T153">]</text:span><text:span text:style-name="T106"> » et « </text:span><text:span text:style-name="T153">= ..[</text:span><text:span text:style-name="T106">…</text:span><text:span text:style-name="T153">]</text:span><text:span text:style-name="T106"> » ne désignent pas la même chose !</text:span></text:p>
      <text:p text:style-name="P25"/>
      <text:p text:style-name="Standard"><text:span text:style-name="T106">Cette notation n’est pas obligatoire, on peut choisir un symbole, </text:span><text:span text:style-name="T153">apply</text:span><text:span text:style-name="T106"> par exemple, utilisé dans divers problèmes de la </text:span><text:span text:style-name="T126">bibliothèque</text:span><text:span text:style-name="T106"> TPTP, ou tout autre symbole, et écrire partout</text:span><text:span text:style-name="T153"> apply(R,X,Y)</text:span><text:span text:style-name="T106"> (resp. </text:span><text:span text:style-name="T153">apply(F,X,Y)</text:span><text:span text:style-name="T106">) au lieu de </text:span><text:span text:style-name="T153">..[</text:span><text:span text:style-name="T158">R,X,Y]</text:span> <text:span text:style-name="T153">(</text:span><text:span text:style-name="T22">resp.</text:span> <text:span text:style-name="T153">..[F,X]::Y</text:span>). Mais, ce symbole <text:span text:style-name="T153">apply</text:span> ne pouvant être connu du démonstrateur on doit alors aussi donner l'équivalence pour chaque relation constante, par exemple</text:p>
      <text:p text:style-name="P40"><text:span text:style-name="T147"></text:span><text:span text:style-name="T48">X</text:span><text:span text:style-name="T147"> </text:span><text:span text:style-name="T48">Y</text:span><text:span text:style-name="T59"> (apply(</text:span><text:span text:style-name="T149"></text:span><text:span text:style-name="T59">, </text:span><text:span text:style-name="T48">X</text:span><text:span text:style-name="T59">, </text:span><text:span text:style-name="T48">Y</text:span><text:span text:style-name="T59">) </text:span><text:span text:style-name="T267">Û</text:span><text:span text:style-name="T61"> </text:span><text:span text:style-name="T57">X</text:span><text:span text:style-name="T150"></text:span><text:span text:style-name="T57">Y</text:span><text:span text:style-name="T61">)</text:span></text:p>
      <text:p text:style-name="P16">soit en machine</text:p>
      <text:p text:style-name="P58">![X,Y]:( apply(inc,X,Y) &lt;=&gt; inc(X,Y) )</text:p>
      <text:p text:style-name="P10">C'est ce qui a été fait dans quelques problèmes sur les relations (équivalence, (pré-)ordre, ordre total, bon ordre) qui ont été proposés pour être inclus dans la <text:span text:style-name="T133">bibliothèque</text:span> TPTP, par exemple <text:s/>le problème SET806+4.p affirmant que l'égalité d'ensembles définit une relation de pré-ordre. De plus, à la demande de Geoff Sutcliffe, des noms différents ont été donnés pour désigner respectivement les constantes et les relations d'arité supérieure à 0 (dans l'exemple précédent <text:span text:style-name="T96">subset_predicate</text:span> et <text:span text:style-name="T96">subset</text:span>) car d'autres démonstrateurs pourraient ne pas accepter le même symbole. <text:s/>Pour <text:span text:style-name="T188">Muscadet</text:span>, comme pour l'être humain (il s'agit ici de théorie naïve des ensembles), utiliser le même symbole ne pose pas de problèmes. L'exemple du fichier <text:span text:style-name="T96">variante_set807+4.p</text:span> en est la version correspondante du problème SET806+4.p. <text:s/></text:p>
      <text:p text:style-name="Standard"/>
      <text:h text:style-name="Heading_20_1" text:outline-level="1"><text:soft-page-break/>12. Disponibilité</text:h>
      <text:p text:style-name="Standard"><text:span text:style-name="T188">Muscadet4</text:span> est disponible à l’adresse</text:p>
      <text:p text:style-name="P80">http://www.normalesup.org/~pastre/muscadet</text:p>
      <text:p text:style-name="Standard"><text:span text:style-name="T158">muscadet.html</text:span> est un mode d'emploi résumé </text:p>
      <text:p text:style-name="Standard"><text:span text:style-name="T158">muscadet-fr</text:span> est le fichier <text:span text:style-name="T188">Prolog</text:span> complet<text:span text:style-name="Footnote_20_Symbol"><text:note text:id="ftn19" text:note-class="footnote"><text:note-citation>19</text:note-citation><text:note-body><text:p text:style-name="Footnote"><text:s/>en anglais <text:span text:style-name="T160">muscadet-en</text:span></text:p></text:note-body></text:note></text:span></text:p>
      <text:p text:style-name="Standard"><text:span text:style-name="Footnote_20_Symbol"/></text:p>
      <text:p text:style-name="Standard"><text:span text:style-name="T158">musca-fr</text:span><text:span text:style-name="Footnote_20_Symbol"><text:span text:style-name="T152"><text:note text:id="ftn20" text:note-class="footnote"><text:note-citation>20</text:note-citation><text:note-body><text:p text:style-name="Footnote"><text:s/>en anglais <text:span text:style-name="T160">musca-en</text:span></text:p></text:note-body></text:note></text:span></text:span> <text:s/>est un script Unix qui permet de travailler sous <text:span text:style-name="T188">Prolog</text:span>, il faut ensuite appeler <text:span text:style-name="T158">demontrer</text:span><text:span text:style-name="Footnote_20_Symbol"><text:span text:style-name="T152"><text:note text:id="ftn21" text:note-class="footnote"><text:note-citation>21</text:note-citation><text:note-body><text:p text:style-name="Footnote"><text:s/>en anglais <text:span text:style-name="T160">prove</text:span></text:p></text:note-body></text:note></text:span></text:span><text:span text:style-name="T31">, </text:span><text:span text:style-name="T158">th</text:span><text:span text:style-name="T31"> ou</text:span><text:span text:style-name="T158"> tptp</text:span>. Voir section 5, ou taper<text:span text:style-name="T74"> th.</text:span> ou <text:span text:style-name="T96">tptp. </text:span><text:span text:style-name="T31">(</text:span><text:span text:style-name="T44">avec un point</text:span><text:span text:style-name="T31">, sans arguments)</text:span><text:span text:style-name="T213"> </text:span><text:s/>pour afficher les modes d'emploi.</text:p>
      <text:p text:style-name="Standard"/>
      <text:p text:style-name="Standard"><text:span text:style-name="T82">th-fr.c</text:span> et <text:span text:style-name="T82">tptp-fr.c</text:span><text:note text:id="ftn22" text:note-class="footnote"><text:note-citation>22</text:note-citation><text:note-body><text:p text:style-name="Footnote">en anglais <text:s/><text:span text:style-name="T74">th-en.c</text:span> et <text:span text:style-name="T74">tptp-en.c</text:span> </text:p></text:note-body></text:note> sont des petits fichiers <text:span text:style-name="T74">C</text:span> <text:s/>qui permettent de travailler sous Linux. Les compiler. Soient par exemple <text:span text:style-name="T82">th</text:span> et <text:span text:style-name="T82">tptp</text:span> les exécutables obtenus<text:note text:id="ftn23" text:note-class="footnote"><text:note-citation>23</text:note-citation><text:note-body><text:p text:style-name="Footnote"><text:s/>commandes <text:span text:style-name="T74">cc th-fr.c -o th</text:span> <text:s/>et <text:s/><text:span text:style-name="T103">cc tptp-fr.c -o tptp</text:span></text:p></text:note-body></text:note>. <text:span text:style-name="T82">th</text:span> permet de travailler sur des données préalablement enregistrées dans des fichiers (voir section 5.2). <text:span text:style-name="T82">tptp</text:span> permet de travailler sur la <text:span text:style-name="T121">bibliothèque</text:span> TPTP (voir section 5.3). <text:span text:style-name="T82">th</text:span> et <text:span text:style-name="T82">tptp</text:span> sans arguments donnent les modes d'emploi.</text:p>
      <text:p text:style-name="P25"/>
      <text:p text:style-name="Standard"><text:span text:style-name="T158">exemples</text:span><text:span text:style-name="T158"><text:note text:id="ftn24" text:note-class="footnote"><text:note-citation>24</text:note-citation><text:note-body><text:p text:style-name="Footnote"><text:s text:c="2"/>en anglais <text:span text:style-name="T103">examples</text:span></text:p></text:note-body></text:note></text:span> est un répertoire d’exemples de données et d'exécutions.</text:p>
      <text:p text:style-name="P47"/>
      <text:h text:style-name="Heading_20_1" text:outline-level="1">13. Références</text:h>
      <text:p text:style-name="P117">[Bledsoe 71] -<text:tab/>Bledsoe, W.W. Splitting and reduction heuristics in automatic theorem proving, <text:span text:style-name="T165">Journal of Artificial Intelligence</text:span> 2 (1971), 55-77</text:p>
      <text:p text:style-name="P117">[Bledsoe 77] -<text:tab/>Bledsoe, W.W., Non-resolution theorem proving, <text:span text:style-name="T165">Journal of Artificial Intelligence</text:span> 9 (1977), 1-35</text:p>
      <text:p text:style-name="P117">[Pastre 76] <text:s/>-<text:tab/>Pastre D., Démonstration Automatique de Théorèmes en Théorie des Ensembles, Thèse de 3ème cycle, Paris 6 (1976)</text:p>
      <text:p text:style-name="P117">[Pastre 78] -<text:tab/>Pastre D., Automatic Theorem Proving in Set Theory, <text:span text:style-name="T165">Journal of Artificial Intelligence</text:span> 10 (1978), 1-27</text:p>
      <text:p text:style-name="P117">[Pastre 84] <text:s/>-<text:tab/>Pastre D., <text:span text:style-name="T188">Muscadet</text:span> : Un Système de Démonstration Automatique de Théorèmes utilisant Connaissances et Métaconnaissances en Mathématiques, Thèse d'état, Paris 6 (1984)</text:p>
      <text:p text:style-name="P117">[Pastre 89] <text:s/>-<text:tab/>Pastre D., <text:span text:style-name="T188">Muscadet</text:span>: An Automatic Theorem Proving System using Knowledge and Metaknowledge in Mathematics, <text:s/><text:span text:style-name="T165">Journal of Artificial Intelligence</text:span> <text:s/>38.3 (1989)</text:p>
      <text:p text:style-name="P117">[Pastre 89a] <text:s/>-<text:tab/>Pastre D., <text:span text:style-name="T188">Muscadet</text:span> : Manuel de l'utilisateur, 1989, Rapport LAFORIA n°89/54, 62p</text:p>
      <text:p text:style-name="P117">[Pastre 93] <text:s/>-<text:tab/>Pastre D., Automated Theorem Proving in Mathematics, <text:span text:style-name="T165">Annals on Artificial Intelligence and Mathematics</text:span> 8.3-4 (1993), 425-447</text:p>
      <text:p text:style-name="P117"><text:soft-page-break/>[Pastre 95] <text:s/>-<text:tab/>Pastre D., Entre le déclaratif et le procédural : l'expression des connaissances dans le système <text:span text:style-name="T188">muscadet</text:span>, <text:span text:style-name="T165">Revue d'Intelligence Artificielle</text:span> 8.4 (1995), 361-381</text:p>
      <text:p text:style-name="P118"><text:span text:style-name="T222">[Pastre 98] <text:s/>-<text:tab/>Pastre D., </text:span><text:span text:style-name="T193">Puscadet</text:span><text:span text:style-name="Footnote_20_Symbol"><text:span text:style-name="T222"><text:note text:id="ftn25" text:note-class="footnote"><text:note-citation>25</text:note-citation><text:note-body><text:p text:style-name="Footnote"><text:s/>Nom donné à l’époque à la première version <text:span text:style-name="T188">Prolog</text:span> de <text:span text:style-name="T188">Muscadet</text:span></text:p></text:note-body></text:note></text:span></text:span><text:span text:style-name="T222"> : Manuel de l'utilisateur, 1998, Rapport interne, 62p</text:span></text:p>
      <text:p text:style-name="P124"><text:span text:style-name="T222">[Pastre 99] -<text:tab/>Pastre D., Le nouveau </text:span><text:span text:style-name="T193">Muscadet</text:span><text:span text:style-name="T222"> et la TPTP Problem Library, colloque sur la Métaconnaissance, Berder (1999), rapport LIP6 2000/002, http://ww.lip6.fr/reports/lip6.2000.002.html,</text:span><text:span text:style-name="T223"> </text:span><text:span text:style-name="T222">54-98,</text:span><text:span text:style-name="T223"> </text:span><text:span text:style-name="T222">et</text:span><text:span text:style-name="T224"> http://www.normalesup.org/~pastre/berder99.ps</text:span></text:p>
      <text:p text:style-name="P118"><text:span text:style-name="T222">[Pastre 01a] -<text:tab/>Pastre D., </text:span><text:span text:style-name="T193">Muscadet</text:span><text:span text:style-name="T222">2.3 : A Knowledge-based Theorem Prover based on Natural Deduction, International Joint Conference on Automated Reasoning IJCAR 2001 (Conference on Automated Deduction CADE-JC), 685-689</text:span></text:p>
      <text:p text:style-name="P117">[Pastre 01b] -<text:tab/>Pastre D., Implementation of Knowledge Bases for Natural Deduction, 8th International Conference on Logic for Programming, Artificial Intelligence and Reasoning, 2nd International Workshop on Implementation of Logics, Cuba, 2001, 49-68</text:p>
      <text:p text:style-name="P116"><text:span text:style-name="T209">[Pastre 02] - <text:tab/>Pastre D., Strong and weak points of the </text:span><text:span text:style-name="T201">Muscadet</text:span><text:span text:style-name="T209"> theorem prover, AI</text:span><text:span text:style-name="T215"> </text:span><text:span text:style-name="T209">Communications,</text:span><text:span text:style-name="T210"> </text:span><text:span text:style-name="T209">15</text:span><text:span text:style-name="T210"> </text:span><text:span text:style-name="T209">(2002),</text:span><text:span text:style-name="T210"> </text:span><text:span text:style-name="T209">147-160,</text:span><text:span text:style-name="T211"> http://www.normalesup.org/~pastre/AICom</text:span><text:span text:style-name="T212">/</text:span><text:span text:style-name="T211">AIC263.pdf </text:span></text:p>
      <text:p text:style-name="P120"><text:span text:style-name="T222">[Pastre 06] -<text:tab/>Pastre D., Complementarity of natural deduction and resolution principle, in empirically</text:span><text:span text:style-name="T223"> </text:span><text:span text:style-name="T222">automated</text:span><text:span text:style-name="T223"> </text:span><text:span text:style-name="T222">theorem</text:span><text:span text:style-name="T223"> </text:span><text:span text:style-name="T222">proving,</text:span><text:span text:style-name="T223"> </text:span><text:span text:style-name="T222">rapport</text:span><text:span text:style-name="T223"> </text:span><text:span text:style-name="T222">interne,</text:span><text:span text:style-name="T223"> </text:span><text:span text:style-name="T222">2006,</text:span><text:span text:style-name="T224"> http://www.normalesup.org/~pastre/compl-ND-RP.pdf</text:span></text:p>
      <text:p text:style-name="P120"><text:span text:style-name="T222"><text:s/>[Pastre 07] -<text:tab/>Pastre D., Complementarity of a natural deduction knowledge-based theorem prover and resolution-based provers in automated theorem proving, rapport interne, 2007,<text:line-break/></text:span><text:span text:style-name="T224">http://www.normalesup.org/~pastre/compl-NDKB-RB.pdf</text:span></text:p>
      <text:p text:style-name="P120"><text:span text:style-name="T222">[Pastre 10] -<text:tab/>Pastre D., Natural proof search and proof writing, Conferences on Intelligent computer mathematics, Workshop on Mathematically Intelligent Proof Search, Paris,</text:span><text:span text:style-name="T224"> </text:span><text:span text:style-name="T222">2010,</text:span><text:span text:style-name="T224">  http://www.normalesup.org/~pastre/mips.pdf, http://www.normalesup.org/~pastre/slides-mips.pdf</text:span></text:p>
      <text:p text:style-name="P119"><text:span text:style-name="T225">[Pastre 1</text:span><text:span text:style-name="T226">4</text:span><text:span text:style-name="T225">] -<text:tab/></text:span><text:span text:style-name="T217">Mathematical theorem proving, from Muscadet0 to Muscadet4, why and how, Workshop about Sets and Tools, Affiliated to ABZ 2014 Conference, Toulouse, France, 2014, </text:span><text:span text:style-name="T219">http://sets2014.cnam.fr/papers/00010003.pdf,</text:span><text:span text:style-name="T221"><text:tab/></text:span><text:span text:style-name="T219"> </text:span><text:span text:style-name="T220">http://www.normalesup.org/~pastre/sets.pdf,<text:line-break/>http://www.normalesup.org/~pastre/slides-sets-par4.pdf</text:span></text:p>
      <text:p text:style-name="P121">[Sutcliffe 09] -<text:tab/>Sutcliffe, G., <text:s/>The TPTP Problem Library and Associated Infrastructure: The FOF and CNF Parts, v3.5.0, <text:s/>Journal of Automated Reasoning 43 (2009), 337-362</text:p>
      <text:p text:style-name="P122"/>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ndard Symbols L1" svg:font-family="'Standard Symbols 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10 Pitch"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URW Chancery L" svg:font-family="'URW Chancery L'"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text-properties style:font-name="Courier New" fo:font-family="'Courier New'" style:font-family-generic="modern"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together="always" fo:orphans="0" fo:widows="0" fo:hyphenation-ladder-count="no-limit" fo:keep-with-next="always"/>
      <style:text-properties fo:font-size="14pt" fo:language="zxx" fo:country="none" fo:font-weight="bold" style:letter-kerning="true" style:font-size-asian="14pt" style:language-asian="zxx" style:country-asian="none"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name-asian="MS Mincho" style:font-family-asian="'MS Mincho', 'ＭＳ 明朝'" style:font-family-generic-asian="roman" style:font-weight-asian="bold" style:font-style-complex="italic"/>
    </style:style>
    <style:style style:name="Heading_20_4" style:display-name="Heading 4" style:family="paragraph" style:parent-style-name="Standard" style:next-style-name="Standard" style:default-outline-level="4" style:class="text">
      <style:paragraph-properties fo:keep-with-next="always">
        <style:tab-stops>
          <style:tab-stop style:position="3.251cm"/>
          <style:tab-stop style:position="4.001cm"/>
        </style:tab-stops>
      </style:paragraph-properties>
      <style:text-properties fo:font-style="italic"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brut" style:display-name="Texte brut" style:family="paragraph" style:parent-style-name="Standard">
      <style:paragraph-properties fo:text-align="start"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note" style:family="paragraph" style:parent-style-name="Standard" style:class="extra">
      <style:text-properties style:font-name="Times" fo:font-family="Times" style:font-family-generic="roman" style:font-pitch="variable"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biblio" style:family="paragraph" style:parent-style-name="Standard">
      <style:paragraph-properties fo:margin-left="2.45cm" fo:margin-right="0cm" fo:margin-top="0cm" fo:margin-bottom="0.212cm" loext:contextual-spacing="false" fo:text-indent="-2.45cm" style:auto-text-indent="false">
        <style:tab-stops/>
      </style:paragraph-properties>
      <style:text-properties style:font-name="Times" fo:font-family="Times" style:font-family-generic="roman" style:font-pitch="variable"/>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37% 100%" fo:font-size="8pt" style:font-size-asian="8pt"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64c4ae"/>
    </style:style>
    <style:style style:name="MT1" style:family="text">
      <style:text-properties fo:font-size="8pt" officeooo:rsid="0064c4ae" style:font-size-asian="8pt"/>
    </style:style>
    <style:style style:name="MT2" style:family="text">
      <style:text-properties fo:font-size="8pt" style:font-size-asian="8pt"/>
    </style:style>
    <style:style style:name="MT3" style:family="text"/>
    <style:style style:name="MT4" style:family="text">
      <style:text-properties fo:font-size="8pt" officeooo:rsid="006975ab" style:font-size-asian="8pt"/>
    </style:style>
    <style:style style:name="MT5" style:family="text">
      <style:text-properties fo:font-size="8pt" officeooo:rsid="006c9be4" style:font-size-asian="8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text:s/></text:span><text:span text:style-name="MT2"><text:tab/></text:span>- <text:span text:style-name="Page_20_Number"><text:page-number text:select-page="current">23</text:page-number></text:span><text:span text:style-name="Page_20_Number"> -<text:tab/></text:span><text:span text:style-name="Page_20_Number"><text:span text:style-name="MT1">dernière mise à jour</text:span></text:span><text:span text:style-name="Page_20_Number"><text:span text:style-name="MT4"> 22/03/</text:span></text:span><text:span text:style-name="Page_20_Number"><text:span text:style-name="MT5">20</text:span></text:span><text:span text:style-name="Page_20_Number"><text:span text:style-name="MT4">18</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dominique</meta:initial-creator>
    <meta:creation-date>2000-11-24T09:49:00</meta:creation-date>
    <dc:date>2018-03-26T17:16:10.571450012</dc:date>
    <meta:print-date>2011-02-28T13:26:04</meta:print-date>
    <meta:editing-cycles>281</meta:editing-cycles>
    <meta:editing-duration>P6DT9H9M28S</meta:editing-duration>
    <meta:printed-by>Dominique Pastre</meta:printed-by>
    <meta:document-statistic meta:table-count="0" meta:image-count="0" meta:object-count="0" meta:page-count="23" meta:paragraph-count="673" meta:word-count="10088" meta:character-count="63759" meta:non-whitespace-character-count="53574"/>
    <meta:user-defined meta:name="Info 1"/>
    <meta:user-defined meta:name="Info 2"/>
    <meta:user-defined meta:name="Info 3"/>
    <meta:user-defined meta:name="Info 4"/>
  </office:meta>
</office:document-meta>
</file>